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2"/>
    <style:style style:name="ce2" style:family="table-cell" style:parent-style-name="Default" style:data-style-name="N5107"/>
    <style:style style:name="ce3" style:family="table-cell" style:parent-style-name="Default" style:data-style-name="N5106"/>
  </office:automatic-styles>
  <office:body>
    <office:spreadsheet>
      <table:table table:name="Donné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43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ZdosEchelle</text:p>
          </table:table-cell>
          <table:table-cell office:value-type="string">
            <text:p>ZsacEchelle</text:p>
          </table:table-cell>
          <table:table-cell office:value-type="string">
            <text:p>ZepsEchelle</text:p>
          </table:table-cell>
          <table:table-cell/>
          <table:table-cell office:value-type="string">
            <text:p>ZdosPoint</text:p>
          </table:table-cell>
          <table:table-cell office:value-type="string">
            <text:p>ZsacPoint</text:p>
          </table:table-cell>
          <table:table-cell office:value-type="string">
            <text:p>ZepsPoint</text:p>
          </table:table-cell>
          <table:table-cell table:number-columns-repeated="2"/>
          <table:table-cell office:value-type="string">
            <text:p>ZdosVrai</text:p>
          </table:table-cell>
          <table:table-cell office:value-type="string">
            <text:p>ZsacVrai</text:p>
          </table:table-cell>
          <table:table-cell office:value-type="string">
            <text:p>ZepsVrai</text:p>
          </table:table-cell>
          <table:table-cell table:number-columns-repeated="243"/>
        </table:table-row>
        <table:table-row table:style-name="ro1">
          <table:table-cell office:value-type="float" office:value="0">
            <text:p>0.00</text:p>
          </table:table-cell>
          <table:table-cell table:style-name="ce2" table:formula="oooc:=[.K2]*(0.035)" office:value-type="float" office:value="0.0175">
            <text:p>0.01750</text:p>
          </table:table-cell>
          <table:table-cell table:style-name="ce2" table:formula="oooc:=([.L2]-0.25)*0.035" office:value-type="float" office:value="0.03465">
            <text:p>0.03465</text:p>
          </table:table-cell>
          <table:table-cell table:style-name="ce2" table:formula="oooc:=[.B2]-[.C2]" office:value-type="float" office:value="-0.01715">
            <text:p>-0.01715</text:p>
          </table:table-cell>
          <table:table-cell table:style-name="ce2"/>
          <table:table-cell table:style-name="ce2" table:formula="oooc:=([.B3]-[.B2])/([.A3]-[.A2])" office:value-type="float" office:value="-0.28">
            <text:p>-0.28000</text:p>
          </table:table-cell>
          <table:table-cell table:style-name="ce2" table:formula="oooc:=([.C3]-[.C2])/([.A3]-[.A2])" office:value-type="float" office:value="-0.0839999999999998">
            <text:p>-0.08400</text:p>
          </table:table-cell>
          <table:table-cell table:style-name="ce2" table:formula="oooc:=-[.G2]+[.F2]" office:value-type="float" office:value="-0.196">
            <text:p>-0.19600</text:p>
          </table:table-cell>
          <table:table-cell table:style-name="ce2" table:number-columns-repeated="2"/>
          <table:table-cell table:style-name="ce2" office:value-type="float" office:value="0.5">
            <text:p>0.50000</text:p>
          </table:table-cell>
          <table:table-cell table:style-name="ce2" office:value-type="float" office:value="1.24">
            <text:p>1.24000</text:p>
          </table:table-cell>
          <table:table-cell table:style-name="ce2" table:formula="oooc:=[.K2]-[.L2]" office:value-type="float" office:value="-0.74">
            <text:p>-0.74000</text:p>
          </table:table-cell>
          <table:table-cell table:style-name="ce2" table:number-columns-repeated="243"/>
        </table:table-row>
        <table:table-row table:style-name="ro1">
          <table:table-cell office:value-type="float" office:value="0.05">
            <text:p>0.05</text:p>
          </table:table-cell>
          <table:table-cell table:style-name="ce2" table:formula="oooc:=[.K3]*(0.035)" office:value-type="float" office:value="0.0035">
            <text:p>0.00350</text:p>
          </table:table-cell>
          <table:table-cell table:style-name="ce2" table:formula="oooc:=([.L3]-0.25)*0.035" office:value-type="float" office:value="0.03045">
            <text:p>0.03045</text:p>
          </table:table-cell>
          <table:table-cell table:style-name="ce2" table:formula="oooc:=[.B3]-[.C3]" office:value-type="float" office:value="-0.02695">
            <text:p>-0.02695</text:p>
          </table:table-cell>
          <table:table-cell table:style-name="ce2"/>
          <table:table-cell table:style-name="ce2" table:formula="oooc:=([.B4]-[.B3])/([.A4]-[.A3])" office:value-type="float" office:value="-0.07">
            <text:p>-0.07000</text:p>
          </table:table-cell>
          <table:table-cell table:style-name="ce2" table:formula="oooc:=([.C4]-[.C3])/([.A4]-[.A3])" office:value-type="float" office:value="-0.112">
            <text:p>-0.11200</text:p>
          </table:table-cell>
          <table:table-cell table:style-name="ce2" table:formula="oooc:=-[.G3]+[.F3]" office:value-type="float" office:value="0.0420000000000001">
            <text:p>0.04200</text:p>
          </table:table-cell>
          <table:table-cell table:style-name="ce2" table:number-columns-repeated="2"/>
          <table:table-cell table:style-name="ce2" office:value-type="float" office:value="0.1">
            <text:p>0.10000</text:p>
          </table:table-cell>
          <table:table-cell table:style-name="ce2" office:value-type="float" office:value="1.12">
            <text:p>1.12000</text:p>
          </table:table-cell>
          <table:table-cell table:style-name="ce2" table:formula="oooc:=[.K3]-[.L3]" office:value-type="float" office:value="-1.02">
            <text:p>-1.02000</text:p>
          </table:table-cell>
          <table:table-cell table:style-name="ce2" table:number-columns-repeated="243"/>
        </table:table-row>
        <table:table-row table:style-name="ro1">
          <table:table-cell office:value-type="float" office:value="0.1">
            <text:p>0.10</text:p>
          </table:table-cell>
          <table:table-cell table:style-name="ce2" table:formula="oooc:=[.K4]*(0.035)" office:value-type="float" office:value="0">
            <text:p>0.00000</text:p>
          </table:table-cell>
          <table:table-cell table:style-name="ce2" table:formula="oooc:=([.L4]-0.25)*0.035" office:value-type="float" office:value="0.02485">
            <text:p>0.02485</text:p>
          </table:table-cell>
          <table:table-cell table:style-name="ce2" table:formula="oooc:=[.B4]-[.C4]" office:value-type="float" office:value="-0.02485">
            <text:p>-0.02485</text:p>
          </table:table-cell>
          <table:table-cell table:style-name="ce2"/>
          <table:table-cell table:style-name="ce2" table:formula="oooc:=([.B5]-[.B4])/([.A5]-[.A4])" office:value-type="float" office:value="-0.203">
            <text:p>-0.20300</text:p>
          </table:table-cell>
          <table:table-cell table:style-name="ce2" table:formula="oooc:=([.C5]-[.C4])/([.A5]-[.A4])" office:value-type="float" office:value="-0.35">
            <text:p>-0.35000</text:p>
          </table:table-cell>
          <table:table-cell table:style-name="ce2" table:formula="oooc:=-[.G4]+[.F4]" office:value-type="float" office:value="0.147">
            <text:p>0.14700</text:p>
          </table:table-cell>
          <table:table-cell table:style-name="ce2" table:number-columns-repeated="2"/>
          <table:table-cell table:style-name="ce2" office:value-type="float" office:value="0">
            <text:p>0.00000</text:p>
          </table:table-cell>
          <table:table-cell table:style-name="ce2" office:value-type="float" office:value="0.96">
            <text:p>0.96000</text:p>
          </table:table-cell>
          <table:table-cell table:style-name="ce2" table:formula="oooc:=[.K4]-[.L4]" office:value-type="float" office:value="-0.96">
            <text:p>-0.96000</text:p>
          </table:table-cell>
          <table:table-cell table:style-name="ce2" table:number-columns-repeated="243"/>
        </table:table-row>
        <table:table-row table:style-name="ro1">
          <table:table-cell office:value-type="float" office:value="0.15">
            <text:p>0.15</text:p>
          </table:table-cell>
          <table:table-cell table:style-name="ce2" table:formula="oooc:=[.K5]*(0.035)" office:value-type="float" office:value="-0.01015">
            <text:p>-0.01015</text:p>
          </table:table-cell>
          <table:table-cell table:style-name="ce2" table:formula="oooc:=([.L5]-0.25)*0.035" office:value-type="float" office:value="0.00735">
            <text:p>0.00735</text:p>
          </table:table-cell>
          <table:table-cell table:style-name="ce2" table:formula="oooc:=[.B5]-[.C5]" office:value-type="float" office:value="-0.0175">
            <text:p>-0.01750</text:p>
          </table:table-cell>
          <table:table-cell table:style-name="ce2"/>
          <table:table-cell table:style-name="ce2" table:formula="oooc:=([.B6]-[.B5])/([.A6]-[.A5])" office:value-type="float" office:value="-0.063">
            <text:p>-0.06300</text:p>
          </table:table-cell>
          <table:table-cell table:style-name="ce2" table:formula="oooc:=([.C6]-[.C5])/([.A6]-[.A5])" office:value-type="float" office:value="-0.175">
            <text:p>-0.17500</text:p>
          </table:table-cell>
          <table:table-cell table:style-name="ce2" table:formula="oooc:=-[.G5]+[.F5]" office:value-type="float" office:value="0.112">
            <text:p>0.11200</text:p>
          </table:table-cell>
          <table:table-cell table:style-name="ce2" table:number-columns-repeated="2"/>
          <table:table-cell table:style-name="ce2" office:value-type="float" office:value="-0.29">
            <text:p>-0.29000</text:p>
          </table:table-cell>
          <table:table-cell table:style-name="ce2" office:value-type="float" office:value="0.46">
            <text:p>0.46000</text:p>
          </table:table-cell>
          <table:table-cell table:style-name="ce2" table:formula="oooc:=[.K5]-[.L5]" office:value-type="float" office:value="-0.75">
            <text:p>-0.75000</text:p>
          </table:table-cell>
          <table:table-cell table:style-name="ce2" table:number-columns-repeated="243"/>
        </table:table-row>
        <table:table-row table:style-name="ro1">
          <table:table-cell office:value-type="float" office:value="0.2">
            <text:p>0.20</text:p>
          </table:table-cell>
          <table:table-cell table:style-name="ce2" table:formula="oooc:=[.K6]*(0.035)" office:value-type="float" office:value="-0.0133">
            <text:p>-0.01330</text:p>
          </table:table-cell>
          <table:table-cell table:style-name="ce2" table:formula="oooc:=([.L6]-0.25)*0.035" office:value-type="float" office:value="-0.0014">
            <text:p>-0.00140</text:p>
          </table:table-cell>
          <table:table-cell table:style-name="ce2" table:formula="oooc:=[.B6]-[.C6]" office:value-type="float" office:value="-0.0119">
            <text:p>-0.01190</text:p>
          </table:table-cell>
          <table:table-cell table:style-name="ce2"/>
          <table:table-cell table:style-name="ce2" table:formula="oooc:=([.B7]-[.B6])/([.A7]-[.A6])" office:value-type="float" office:value="-0.105">
            <text:p>-0.10500</text:p>
          </table:table-cell>
          <table:table-cell table:style-name="ce2" table:formula="oooc:=([.C7]-[.C6])/([.A7]-[.A6])" office:value-type="float" office:value="-0.294">
            <text:p>-0.29400</text:p>
          </table:table-cell>
          <table:table-cell table:style-name="ce2" table:formula="oooc:=-[.G6]+[.F6]" office:value-type="float" office:value="0.189">
            <text:p>0.18900</text:p>
          </table:table-cell>
          <table:table-cell table:style-name="ce2" table:number-columns-repeated="2"/>
          <table:table-cell table:style-name="ce2" office:value-type="float" office:value="-0.38">
            <text:p>-0.38000</text:p>
          </table:table-cell>
          <table:table-cell table:style-name="ce2" office:value-type="float" office:value="0.21">
            <text:p>0.21000</text:p>
          </table:table-cell>
          <table:table-cell table:style-name="ce2" table:formula="oooc:=[.K6]-[.L6]" office:value-type="float" office:value="-0.59">
            <text:p>-0.59000</text:p>
          </table:table-cell>
          <table:table-cell table:style-name="ce2" table:number-columns-repeated="243"/>
        </table:table-row>
        <table:table-row table:style-name="ro1">
          <table:table-cell office:value-type="float" office:value="0.25">
            <text:p>0.25</text:p>
          </table:table-cell>
          <table:table-cell table:style-name="ce2" table:formula="oooc:=[.K7]*(0.035)" office:value-type="float" office:value="-0.01855">
            <text:p>-0.01855</text:p>
          </table:table-cell>
          <table:table-cell table:style-name="ce2" table:formula="oooc:=([.L7]-0.25)*0.035" office:value-type="float" office:value="-0.0161">
            <text:p>-0.01610</text:p>
          </table:table-cell>
          <table:table-cell table:style-name="ce2" table:formula="oooc:=[.B7]-[.C7]" office:value-type="float" office:value="-0.00245">
            <text:p>-0.00245</text:p>
          </table:table-cell>
          <table:table-cell table:style-name="ce2"/>
          <table:table-cell table:style-name="ce2" table:formula="oooc:=([.B8]-[.B7])/([.A8]-[.A7])" office:value-type="float" office:value="0.091">
            <text:p>0.09100</text:p>
          </table:table-cell>
          <table:table-cell table:style-name="ce2" table:formula="oooc:=([.C8]-[.C7])/([.A8]-[.A7])" office:value-type="float" office:value="0.0279999999999999">
            <text:p>0.02800</text:p>
          </table:table-cell>
          <table:table-cell table:style-name="ce2" table:formula="oooc:=-[.G7]+[.F7]" office:value-type="float" office:value="0.063">
            <text:p>0.06300</text:p>
          </table:table-cell>
          <table:table-cell table:style-name="ce2" table:number-columns-repeated="2"/>
          <table:table-cell table:style-name="ce2" office:value-type="float" office:value="-0.53">
            <text:p>-0.53000</text:p>
          </table:table-cell>
          <table:table-cell table:style-name="ce2" office:value-type="float" office:value="-0.21">
            <text:p>-0.21000</text:p>
          </table:table-cell>
          <table:table-cell table:style-name="ce2" table:formula="oooc:=[.K7]-[.L7]" office:value-type="float" office:value="-0.32">
            <text:p>-0.32000</text:p>
          </table:table-cell>
          <table:table-cell table:style-name="ce2" table:number-columns-repeated="243"/>
        </table:table-row>
        <table:table-row table:style-name="ro1">
          <table:table-cell office:value-type="float" office:value="0.3">
            <text:p>0.30</text:p>
          </table:table-cell>
          <table:table-cell table:style-name="ce2" table:formula="oooc:=[.K8]*(0.035)" office:value-type="float" office:value="-0.014">
            <text:p>-0.01400</text:p>
          </table:table-cell>
          <table:table-cell table:style-name="ce2" table:formula="oooc:=([.L8]-0.25)*0.035" office:value-type="float" office:value="-0.0147">
            <text:p>-0.01470</text:p>
          </table:table-cell>
          <table:table-cell table:style-name="ce2" table:formula="oooc:=[.B8]-[.C8]" office:value-type="float" office:value="0.000700000000000001">
            <text:p>0.00070</text:p>
          </table:table-cell>
          <table:table-cell table:style-name="ce2"/>
          <table:table-cell table:style-name="ce2" table:formula="oooc:=([.B9]-[.B8])/([.A9]-[.A8])" office:value-type="float" office:value="0.28">
            <text:p>0.28000</text:p>
          </table:table-cell>
          <table:table-cell table:style-name="ce2" table:formula="oooc:=([.C9]-[.C8])/([.A9]-[.A8])" office:value-type="float" office:value="0.119">
            <text:p>0.11900</text:p>
          </table:table-cell>
          <table:table-cell table:style-name="ce2" table:formula="oooc:=-[.G8]+[.F8]" office:value-type="float" office:value="0.161">
            <text:p>0.16100</text:p>
          </table:table-cell>
          <table:table-cell table:style-name="ce2" table:number-columns-repeated="2"/>
          <table:table-cell table:style-name="ce2" office:value-type="float" office:value="-0.4">
            <text:p>-0.40000</text:p>
          </table:table-cell>
          <table:table-cell table:style-name="ce2" office:value-type="float" office:value="-0.17">
            <text:p>-0.17000</text:p>
          </table:table-cell>
          <table:table-cell table:style-name="ce2" table:formula="oooc:=[.K8]-[.L8]" office:value-type="float" office:value="-0.23">
            <text:p>-0.23000</text:p>
          </table:table-cell>
          <table:table-cell table:style-name="ce2" table:number-columns-repeated="243"/>
        </table:table-row>
        <table:table-row table:style-name="ro1">
          <table:table-cell office:value-type="float" office:value="0.35">
            <text:p>0.35</text:p>
          </table:table-cell>
          <table:table-cell table:style-name="ce2" table:formula="oooc:=[.K9]*(0.035)" office:value-type="float" office:value="0">
            <text:p>0.00000</text:p>
          </table:table-cell>
          <table:table-cell table:style-name="ce2" table:formula="oooc:=([.L9]-0.25)*0.035" office:value-type="float" office:value="-0.00875">
            <text:p>-0.00875</text:p>
          </table:table-cell>
          <table:table-cell table:style-name="ce2" table:formula="oooc:=[.B9]-[.C9]" office:value-type="float" office:value="0.00875">
            <text:p>0.00875</text:p>
          </table:table-cell>
          <table:table-cell table:style-name="ce2"/>
          <table:table-cell table:style-name="ce2" table:formula="oooc:=([.B10]-[.B9])/([.A10]-[.A9])" office:value-type="float" office:value="0.231">
            <text:p>0.23100</text:p>
          </table:table-cell>
          <table:table-cell table:style-name="ce2" table:formula="oooc:=([.C10]-[.C9])/([.A10]-[.A9])" office:value-type="float" office:value="0.252">
            <text:p>0.25200</text:p>
          </table:table-cell>
          <table:table-cell table:style-name="ce2" table:formula="oooc:=-[.G9]+[.F9]" office:value-type="float" office:value="-0.021">
            <text:p>-0.02100</text:p>
          </table:table-cell>
          <table:table-cell table:style-name="ce2" table:number-columns-repeated="2"/>
          <table:table-cell table:number-columns-repeated="2" table:style-name="ce2" office:value-type="float" office:value="0">
            <text:p>0.00000</text:p>
          </table:table-cell>
          <table:table-cell table:style-name="ce2" table:formula="oooc:=[.K9]-[.L9]" office:value-type="float" office:value="0">
            <text:p>0.00000</text:p>
          </table:table-cell>
          <table:table-cell table:style-name="ce2" table:number-columns-repeated="243"/>
        </table:table-row>
        <table:table-row table:style-name="ro1">
          <table:table-cell office:value-type="float" office:value="0.4">
            <text:p>0.40</text:p>
          </table:table-cell>
          <table:table-cell table:style-name="ce2" table:formula="oooc:=[.K10]*(0.035)" office:value-type="float" office:value="0.01155">
            <text:p>0.01155</text:p>
          </table:table-cell>
          <table:table-cell table:style-name="ce2" table:formula="oooc:=([.L10]-0.25)*0.035" office:value-type="float" office:value="0.00385">
            <text:p>0.00385</text:p>
          </table:table-cell>
          <table:table-cell table:style-name="ce2" table:formula="oooc:=[.B10]-[.C10]" office:value-type="float" office:value="0.0077">
            <text:p>0.00770</text:p>
          </table:table-cell>
          <table:table-cell table:style-name="ce2"/>
          <table:table-cell table:style-name="ce2" table:formula="oooc:=([.B11]-[.B10])/([.A11]-[.A10])" office:value-type="float" office:value="0.154">
            <text:p>0.15400</text:p>
          </table:table-cell>
          <table:table-cell table:style-name="ce2" table:formula="oooc:=([.C11]-[.C10])/([.A11]-[.A10])" office:value-type="float" office:value="0.28">
            <text:p>0.28000</text:p>
          </table:table-cell>
          <table:table-cell table:style-name="ce2" table:formula="oooc:=-[.G10]+[.F10]" office:value-type="float" office:value="-0.126">
            <text:p>-0.12600</text:p>
          </table:table-cell>
          <table:table-cell table:style-name="ce2" table:number-columns-repeated="2"/>
          <table:table-cell table:style-name="ce2" office:value-type="float" office:value="0.33">
            <text:p>0.33000</text:p>
          </table:table-cell>
          <table:table-cell table:style-name="ce2" office:value-type="float" office:value="0.36">
            <text:p>0.36000</text:p>
          </table:table-cell>
          <table:table-cell table:style-name="ce2" table:formula="oooc:=[.K10]-[.L10]" office:value-type="float" office:value="-0.03">
            <text:p>-0.03000</text:p>
          </table:table-cell>
          <table:table-cell table:style-name="ce2" table:number-columns-repeated="243"/>
        </table:table-row>
        <table:table-row table:style-name="ro1">
          <table:table-cell office:value-type="float" office:value="0.45">
            <text:p>0.45</text:p>
          </table:table-cell>
          <table:table-cell table:style-name="ce2" table:formula="oooc:=[.K11]*(0.035)" office:value-type="float" office:value="0.01925">
            <text:p>0.01925</text:p>
          </table:table-cell>
          <table:table-cell table:style-name="ce2" table:formula="oooc:=([.L11]-0.25)*0.035" office:value-type="float" office:value="0.01785">
            <text:p>0.01785</text:p>
          </table:table-cell>
          <table:table-cell table:style-name="ce2" table:formula="oooc:=[.B11]-[.C11]" office:value-type="float" office:value="0.0014">
            <text:p>0.00140</text:p>
          </table:table-cell>
          <table:table-cell table:style-name="ce2"/>
          <table:table-cell table:style-name="ce2" table:formula="oooc:=([.B12]-[.B11])/([.A12]-[.A11])" office:value-type="float" office:value="0">
            <text:p>0.00000</text:p>
          </table:table-cell>
          <table:table-cell table:style-name="ce2" table:formula="oooc:=([.C12]-[.C11])/([.A12]-[.A11])" office:value-type="float" office:value="0.112">
            <text:p>0.11200</text:p>
          </table:table-cell>
          <table:table-cell table:style-name="ce2" table:formula="oooc:=-[.G11]+[.F11]" office:value-type="float" office:value="-0.112">
            <text:p>-0.11200</text:p>
          </table:table-cell>
          <table:table-cell table:style-name="ce2" table:number-columns-repeated="2"/>
          <table:table-cell table:style-name="ce2" office:value-type="float" office:value="0.55">
            <text:p>0.55000</text:p>
          </table:table-cell>
          <table:table-cell table:style-name="ce2" office:value-type="float" office:value="0.76">
            <text:p>0.76000</text:p>
          </table:table-cell>
          <table:table-cell table:style-name="ce2" table:formula="oooc:=[.K11]-[.L11]" office:value-type="float" office:value="-0.21">
            <text:p>-0.21000</text:p>
          </table:table-cell>
          <table:table-cell table:style-name="ce2" table:number-columns-repeated="243"/>
        </table:table-row>
        <table:table-row table:style-name="ro1">
          <table:table-cell office:value-type="float" office:value="0.5">
            <text:p>0.50</text:p>
          </table:table-cell>
          <table:table-cell table:style-name="ce2" table:formula="oooc:=[.K12]*(0.035)" office:value-type="float" office:value="0.01925">
            <text:p>0.01925</text:p>
          </table:table-cell>
          <table:table-cell table:style-name="ce2" table:formula="oooc:=([.L12]-0.25)*0.035" office:value-type="float" office:value="0.02345">
            <text:p>0.02345</text:p>
          </table:table-cell>
          <table:table-cell table:style-name="ce2" table:formula="oooc:=[.B12]-[.C12]" office:value-type="float" office:value="-0.0042">
            <text:p>-0.00420</text:p>
          </table:table-cell>
          <table:table-cell table:style-name="ce2"/>
          <table:table-cell table:style-name="ce2" table:formula="oooc:=([.B13]-[.B12])/([.A13]-[.A12])" office:value-type="float" office:value="-0.189">
            <text:p>-0.18900</text:p>
          </table:table-cell>
          <table:table-cell table:style-name="ce2" table:formula="oooc:=([.C13]-[.C12])/([.A13]-[.A12])" office:value-type="float" office:value="0">
            <text:p>0.00000</text:p>
          </table:table-cell>
          <table:table-cell table:style-name="ce2" table:formula="oooc:=-[.G12]+[.F12]" office:value-type="float" office:value="-0.189">
            <text:p>-0.18900</text:p>
          </table:table-cell>
          <table:table-cell table:style-name="ce2" table:number-columns-repeated="2"/>
          <table:table-cell table:style-name="ce2" office:value-type="float" office:value="0.55">
            <text:p>0.55000</text:p>
          </table:table-cell>
          <table:table-cell table:style-name="ce2" office:value-type="float" office:value="0.92">
            <text:p>0.92000</text:p>
          </table:table-cell>
          <table:table-cell table:style-name="ce2" table:formula="oooc:=[.K12]-[.L12]" office:value-type="float" office:value="-0.37">
            <text:p>-0.37000</text:p>
          </table:table-cell>
          <table:table-cell table:style-name="ce2" table:number-columns-repeated="243"/>
        </table:table-row>
        <table:table-row table:style-name="ro1">
          <table:table-cell office:value-type="float" office:value="0.55">
            <text:p>0.55</text:p>
          </table:table-cell>
          <table:table-cell table:style-name="ce2" table:formula="oooc:=[.K13]*(0.035)" office:value-type="float" office:value="0.0098">
            <text:p>0.00980</text:p>
          </table:table-cell>
          <table:table-cell table:style-name="ce2" table:formula="oooc:=([.L13]-0.25)*0.035" office:value-type="float" office:value="0.02345">
            <text:p>0.02345</text:p>
          </table:table-cell>
          <table:table-cell table:style-name="ce2" table:formula="oooc:=[.B13]-[.C13]" office:value-type="float" office:value="-0.01365">
            <text:p>-0.01365</text:p>
          </table:table-cell>
          <table:table-cell table:style-name="ce2"/>
          <table:table-cell table:style-name="ce2" table:formula="oooc:=([.B14]-[.B13])/([.A14]-[.A13])" office:value-type="float" office:value="-0.105">
            <text:p>-0.10500</text:p>
          </table:table-cell>
          <table:table-cell table:style-name="ce2" table:formula="oooc:=([.C14]-[.C13])/([.A14]-[.A13])" office:value-type="float" office:value="-0.0979999999999999">
            <text:p>-0.09800</text:p>
          </table:table-cell>
          <table:table-cell table:style-name="ce2" table:formula="oooc:=-[.G13]+[.F13]" office:value-type="float" office:value="-0.00700000000000005">
            <text:p>-0.00700</text:p>
          </table:table-cell>
          <table:table-cell table:style-name="ce2" table:number-columns-repeated="2"/>
          <table:table-cell table:style-name="ce2" office:value-type="float" office:value="0.28">
            <text:p>0.28000</text:p>
          </table:table-cell>
          <table:table-cell table:style-name="ce2" office:value-type="float" office:value="0.92">
            <text:p>0.92000</text:p>
          </table:table-cell>
          <table:table-cell table:style-name="ce2" table:formula="oooc:=[.K13]-[.L13]" office:value-type="float" office:value="-0.64">
            <text:p>-0.64000</text:p>
          </table:table-cell>
          <table:table-cell table:style-name="ce2" table:number-columns-repeated="243"/>
        </table:table-row>
        <table:table-row table:style-name="ro1">
          <table:table-cell office:value-type="float" office:value="0.6">
            <text:p>0.60</text:p>
          </table:table-cell>
          <table:table-cell table:style-name="ce2" table:formula="oooc:=[.K14]*(0.035)" office:value-type="float" office:value="0.00455">
            <text:p>0.00455</text:p>
          </table:table-cell>
          <table:table-cell table:style-name="ce2" table:formula="oooc:=([.L14]-0.25)*0.035" office:value-type="float" office:value="0.01855">
            <text:p>0.01855</text:p>
          </table:table-cell>
          <table:table-cell table:style-name="ce2" table:formula="oooc:=[.B14]-[.C14]" office:value-type="float" office:value="-0.014">
            <text:p>-0.01400</text:p>
          </table:table-cell>
          <table:table-cell table:style-name="ce2"/>
          <table:table-cell table:style-name="ce2" table:formula="oooc:=([.B15]-[.B14])/([.A15]-[.A14])" office:value-type="float" office:value="-0.238">
            <text:p>-0.23800</text:p>
          </table:table-cell>
          <table:table-cell table:style-name="ce2" table:formula="oooc:=([.C15]-[.C14])/([.A15]-[.A14])" office:value-type="float" office:value="-0.336000000000001">
            <text:p>-0.33600</text:p>
          </table:table-cell>
          <table:table-cell table:style-name="ce2" table:formula="oooc:=-[.G14]+[.F14]" office:value-type="float" office:value="0.0980000000000002">
            <text:p>0.09800</text:p>
          </table:table-cell>
          <table:table-cell table:style-name="ce2" table:number-columns-repeated="2"/>
          <table:table-cell table:style-name="ce2" office:value-type="float" office:value="0.13">
            <text:p>0.13000</text:p>
          </table:table-cell>
          <table:table-cell table:style-name="ce2" office:value-type="float" office:value="0.78">
            <text:p>0.78000</text:p>
          </table:table-cell>
          <table:table-cell table:style-name="ce2" table:formula="oooc:=[.K14]-[.L14]" office:value-type="float" office:value="-0.65">
            <text:p>-0.65000</text:p>
          </table:table-cell>
          <table:table-cell table:style-name="ce2" table:number-columns-repeated="243"/>
        </table:table-row>
        <table:table-row table:style-name="ro1">
          <table:table-cell office:value-type="float" office:value="0.65">
            <text:p>0.65</text:p>
          </table:table-cell>
          <table:table-cell table:style-name="ce2" table:formula="oooc:=[.K15]*(0.035)" office:value-type="float" office:value="-0.00735">
            <text:p>-0.00735</text:p>
          </table:table-cell>
          <table:table-cell table:style-name="ce2" table:formula="oooc:=([.L15]-0.25)*0.035" office:value-type="float" office:value="0.00175">
            <text:p>0.00175</text:p>
          </table:table-cell>
          <table:table-cell table:style-name="ce2" table:formula="oooc:=[.B15]-[.C15]" office:value-type="float" office:value="-0.0091">
            <text:p>-0.00910</text:p>
          </table:table-cell>
          <table:table-cell table:style-name="ce2"/>
          <table:table-cell table:style-name="ce2" table:formula="oooc:=([.B16]-[.B15])/([.A16]-[.A15])" office:value-type="float" office:value="-0.091">
            <text:p>-0.09100</text:p>
          </table:table-cell>
          <table:table-cell table:style-name="ce2" table:formula="oooc:=([.C16]-[.C15])/([.A16]-[.A15])" office:value-type="float" office:value="-0.14">
            <text:p>-0.14000</text:p>
          </table:table-cell>
          <table:table-cell table:style-name="ce2" table:formula="oooc:=-[.G15]+[.F15]" office:value-type="float" office:value="0.0489999999999999">
            <text:p>0.04900</text:p>
          </table:table-cell>
          <table:table-cell table:style-name="ce2" table:number-columns-repeated="2"/>
          <table:table-cell table:style-name="ce2" office:value-type="float" office:value="-0.21">
            <text:p>-0.21000</text:p>
          </table:table-cell>
          <table:table-cell table:style-name="ce2" office:value-type="float" office:value="0.3">
            <text:p>0.30000</text:p>
          </table:table-cell>
          <table:table-cell table:style-name="ce2" table:formula="oooc:=[.K15]-[.L15]" office:value-type="float" office:value="-0.51">
            <text:p>-0.51000</text:p>
          </table:table-cell>
          <table:table-cell table:style-name="ce2" table:number-columns-repeated="243"/>
        </table:table-row>
        <table:table-row table:style-name="ro1">
          <table:table-cell office:value-type="float" office:value="0.7">
            <text:p>0.70</text:p>
          </table:table-cell>
          <table:table-cell table:style-name="ce2" table:formula="oooc:=[.K16]*(0.035)" office:value-type="float" office:value="-0.0119">
            <text:p>-0.01190</text:p>
          </table:table-cell>
          <table:table-cell table:style-name="ce2" table:formula="oooc:=([.L16]-0.25)*0.035" office:value-type="float" office:value="-0.00525">
            <text:p>-0.00525</text:p>
          </table:table-cell>
          <table:table-cell table:style-name="ce2" table:formula="oooc:=[.B16]-[.C16]" office:value-type="float" office:value="-0.00665">
            <text:p>-0.00665</text:p>
          </table:table-cell>
          <table:table-cell table:style-name="ce2"/>
          <table:table-cell table:style-name="ce2" table:formula="oooc:=([.B17]-[.B16])/([.A17]-[.A16])" office:value-type="float" office:value="-0.0770000000000001">
            <text:p>-0.07700</text:p>
          </table:table-cell>
          <table:table-cell table:style-name="ce2" table:formula="oooc:=([.C17]-[.C16])/([.A17]-[.A16])" office:value-type="float" office:value="-0.28">
            <text:p>-0.28000</text:p>
          </table:table-cell>
          <table:table-cell table:style-name="ce2" table:formula="oooc:=-[.G16]+[.F16]" office:value-type="float" office:value="0.203">
            <text:p>0.20300</text:p>
          </table:table-cell>
          <table:table-cell table:style-name="ce2" table:number-columns-repeated="2"/>
          <table:table-cell table:style-name="ce2" office:value-type="float" office:value="-0.34">
            <text:p>-0.34000</text:p>
          </table:table-cell>
          <table:table-cell table:style-name="ce2" office:value-type="float" office:value="0.1">
            <text:p>0.10000</text:p>
          </table:table-cell>
          <table:table-cell table:style-name="ce2" table:formula="oooc:=[.K16]-[.L16]" office:value-type="float" office:value="-0.44">
            <text:p>-0.44000</text:p>
          </table:table-cell>
          <table:table-cell table:style-name="ce2" table:number-columns-repeated="243"/>
        </table:table-row>
        <table:table-row table:style-name="ro1">
          <table:table-cell office:value-type="float" office:value="0.75">
            <text:p>0.75</text:p>
          </table:table-cell>
          <table:table-cell table:style-name="ce2" table:formula="oooc:=[.K17]*(0.035)" office:value-type="float" office:value="-0.01575">
            <text:p>-0.01575</text:p>
          </table:table-cell>
          <table:table-cell table:style-name="ce2" table:formula="oooc:=([.L17]-0.25)*0.035" office:value-type="float" office:value="-0.01925">
            <text:p>-0.01925</text:p>
          </table:table-cell>
          <table:table-cell table:style-name="ce2" table:formula="oooc:=[.B17]-[.C17]" office:value-type="float" office:value="0.0035">
            <text:p>0.00350</text:p>
          </table:table-cell>
          <table:table-cell table:style-name="ce2"/>
          <table:table-cell table:style-name="ce2" table:formula="oooc:=([.B18]-[.B17])/([.A18]-[.A17])" office:value-type="float" office:value="0.091">
            <text:p>0.09100</text:p>
          </table:table-cell>
          <table:table-cell table:style-name="ce2" table:formula="oooc:=([.C18]-[.C17])/([.A18]-[.A17])" office:value-type="float" office:value="-0.0419999999999999">
            <text:p>-0.04200</text:p>
          </table:table-cell>
          <table:table-cell table:style-name="ce2" table:formula="oooc:=-[.G17]+[.F17]" office:value-type="float" office:value="0.133">
            <text:p>0.13300</text:p>
          </table:table-cell>
          <table:table-cell table:style-name="ce2" table:number-columns-repeated="2"/>
          <table:table-cell table:style-name="ce2" office:value-type="float" office:value="-0.45">
            <text:p>-0.45000</text:p>
          </table:table-cell>
          <table:table-cell table:style-name="ce2" office:value-type="float" office:value="-0.3">
            <text:p>-0.30000</text:p>
          </table:table-cell>
          <table:table-cell table:style-name="ce2" table:formula="oooc:=[.K17]-[.L17]" office:value-type="float" office:value="-0.15">
            <text:p>-0.15000</text:p>
          </table:table-cell>
          <table:table-cell table:style-name="ce2" table:number-columns-repeated="243"/>
        </table:table-row>
        <table:table-row table:style-name="ro1">
          <table:table-cell office:value-type="float" office:value="0.8">
            <text:p>0.80</text:p>
          </table:table-cell>
          <table:table-cell table:style-name="ce2" table:formula="oooc:=[.K18]*(0.035)" office:value-type="float" office:value="-0.0112">
            <text:p>-0.01120</text:p>
          </table:table-cell>
          <table:table-cell table:style-name="ce2" table:formula="oooc:=([.L18]-0.25)*0.035" office:value-type="float" office:value="-0.02135">
            <text:p>-0.02135</text:p>
          </table:table-cell>
          <table:table-cell table:style-name="ce2" table:formula="oooc:=[.B18]-[.C18]" office:value-type="float" office:value="0.01015">
            <text:p>0.01015</text:p>
          </table:table-cell>
          <table:table-cell table:style-name="ce2"/>
          <table:table-cell table:style-name="ce2" table:formula="oooc:=([.B19]-[.B18])/([.A19]-[.A18])" office:value-type="float" office:value="0.224">
            <text:p>0.22400</text:p>
          </table:table-cell>
          <table:table-cell table:style-name="ce2" table:formula="oooc:=([.C19]-[.C18])/([.A19]-[.A18])" office:value-type="float" office:value="0.217">
            <text:p>0.21700</text:p>
          </table:table-cell>
          <table:table-cell table:style-name="ce2" table:formula="oooc:=-[.G18]+[.F18]" office:value-type="float" office:value="0.00700000000000003">
            <text:p>0.00700</text:p>
          </table:table-cell>
          <table:table-cell table:style-name="ce2" table:number-columns-repeated="2"/>
          <table:table-cell table:style-name="ce2" office:value-type="float" office:value="-0.32">
            <text:p>-0.32000</text:p>
          </table:table-cell>
          <table:table-cell table:style-name="ce2" office:value-type="float" office:value="-0.36">
            <text:p>-0.36000</text:p>
          </table:table-cell>
          <table:table-cell table:style-name="ce2" table:formula="oooc:=[.K18]-[.L18]" office:value-type="float" office:value="0.04">
            <text:p>0.04000</text:p>
          </table:table-cell>
          <table:table-cell table:style-name="ce2" table:number-columns-repeated="243"/>
        </table:table-row>
        <table:table-row table:style-name="ro1">
          <table:table-cell office:value-type="float" office:value="0.85">
            <text:p>0.85</text:p>
          </table:table-cell>
          <table:table-cell table:style-name="ce2" table:formula="oooc:=[.K19]*(0.035)" office:value-type="float" office:value="0">
            <text:p>0.00000</text:p>
          </table:table-cell>
          <table:table-cell table:style-name="ce2" table:formula="oooc:=([.L19]-0.25)*0.035" office:value-type="float" office:value="-0.0105">
            <text:p>-0.01050</text:p>
          </table:table-cell>
          <table:table-cell table:style-name="ce2" table:formula="oooc:=[.B19]-[.C19]" office:value-type="float" office:value="0.0105">
            <text:p>0.01050</text:p>
          </table:table-cell>
          <table:table-cell table:style-name="ce2"/>
          <table:table-cell table:style-name="ce2" table:formula="oooc:=([.B20]-[.B19])/([.A20]-[.A19])" office:value-type="float" office:value="0.175">
            <text:p>0.17500</text:p>
          </table:table-cell>
          <table:table-cell table:style-name="ce2" table:formula="oooc:=([.C20]-[.C19])/([.A20]-[.A19])" office:value-type="float" office:value="0.21">
            <text:p>0.21000</text:p>
          </table:table-cell>
          <table:table-cell table:style-name="ce2" table:formula="oooc:=-[.G19]+[.F19]" office:value-type="float" office:value="-0.035">
            <text:p>-0.03500</text:p>
          </table:table-cell>
          <table:table-cell table:style-name="ce2" table:number-columns-repeated="2"/>
          <table:table-cell table:style-name="ce2" office:value-type="float" office:value="0">
            <text:p>0.00000</text:p>
          </table:table-cell>
          <table:table-cell table:style-name="ce2" office:value-type="float" office:value="-0.05">
            <text:p>-0.05000</text:p>
          </table:table-cell>
          <table:table-cell table:style-name="ce2" table:formula="oooc:=[.K19]-[.L19]" office:value-type="float" office:value="0.05">
            <text:p>0.05000</text:p>
          </table:table-cell>
          <table:table-cell table:style-name="ce2" table:number-columns-repeated="243"/>
        </table:table-row>
        <table:table-row table:style-name="ro1">
          <table:table-cell office:value-type="float" office:value="0.9">
            <text:p>0.90</text:p>
          </table:table-cell>
          <table:table-cell table:style-name="ce2" table:formula="oooc:=[.K20]*(0.035)" office:value-type="float" office:value="0.00875">
            <text:p>0.00875</text:p>
          </table:table-cell>
          <table:table-cell table:style-name="ce2" table:formula="oooc:=([.L20]-0.25)*0.035" office:value-type="float" office:value="0">
            <text:p>0.00000</text:p>
          </table:table-cell>
          <table:table-cell table:style-name="ce2" table:formula="oooc:=[.B20]-[.C20]" office:value-type="float" office:value="0.00875">
            <text:p>0.00875</text:p>
          </table:table-cell>
          <table:table-cell table:style-name="ce2"/>
          <table:table-cell table:style-name="ce2" table:formula="oooc:=([.B21]-[.B20])/([.A21]-[.A20])" office:value-type="float" office:value="0.196">
            <text:p>0.19600</text:p>
          </table:table-cell>
          <table:table-cell table:style-name="ce2" table:formula="oooc:=([.C21]-[.C20])/([.A21]-[.A20])" office:value-type="float" office:value="0.329">
            <text:p>0.32900</text:p>
          </table:table-cell>
          <table:table-cell table:style-name="ce2" table:formula="oooc:=-[.G20]+[.F20]" office:value-type="float" office:value="-0.133">
            <text:p>-0.13300</text:p>
          </table:table-cell>
          <table:table-cell table:style-name="ce2" table:number-columns-repeated="2"/>
          <table:table-cell table:number-columns-repeated="2" table:style-name="ce2" office:value-type="float" office:value="0.25">
            <text:p>0.25000</text:p>
          </table:table-cell>
          <table:table-cell table:style-name="ce2" table:formula="oooc:=[.K20]-[.L20]" office:value-type="float" office:value="0">
            <text:p>0.00000</text:p>
          </table:table-cell>
          <table:table-cell table:style-name="ce2" table:number-columns-repeated="243"/>
        </table:table-row>
        <table:table-row table:style-name="ro1">
          <table:table-cell office:value-type="float" office:value="0.95">
            <text:p>0.95</text:p>
          </table:table-cell>
          <table:table-cell table:style-name="ce2" table:formula="oooc:=[.K21]*(0.035)" office:value-type="float" office:value="0.01855">
            <text:p>0.01855</text:p>
          </table:table-cell>
          <table:table-cell table:style-name="ce2" table:formula="oooc:=([.L21]-0.25)*0.035" office:value-type="float" office:value="0.01645">
            <text:p>0.01645</text:p>
          </table:table-cell>
          <table:table-cell table:style-name="ce2" table:formula="oooc:=[.B21]-[.C21]" office:value-type="float" office:value="0.0021">
            <text:p>0.00210</text:p>
          </table:table-cell>
          <table:table-cell table:style-name="ce2"/>
          <table:table-cell table:style-name="ce2" table:formula="oooc:=([.B22]-[.B21])/([.A22]-[.A21])" office:value-type="float" office:value="0">
            <text:p>0.00000</text:p>
          </table:table-cell>
          <table:table-cell table:style-name="ce2" table:formula="oooc:=([.C22]-[.C21])/([.A22]-[.A21])" office:value-type="float" office:value="0.168">
            <text:p>0.16800</text:p>
          </table:table-cell>
          <table:table-cell table:style-name="ce2" table:formula="oooc:=-[.G21]+[.F21]" office:value-type="float" office:value="-0.168">
            <text:p>-0.16800</text:p>
          </table:table-cell>
          <table:table-cell table:style-name="ce2" table:number-columns-repeated="2"/>
          <table:table-cell table:style-name="ce2" office:value-type="float" office:value="0.53">
            <text:p>0.53000</text:p>
          </table:table-cell>
          <table:table-cell table:style-name="ce2" office:value-type="float" office:value="0.72">
            <text:p>0.72000</text:p>
          </table:table-cell>
          <table:table-cell table:style-name="ce2" table:formula="oooc:=[.K21]-[.L21]" office:value-type="float" office:value="-0.19">
            <text:p>-0.19000</text:p>
          </table:table-cell>
          <table:table-cell table:style-name="ce2" table:number-columns-repeated="243"/>
        </table:table-row>
        <table:table-row table:style-name="ro1">
          <table:table-cell office:value-type="float" office:value="1">
            <text:p>1.00</text:p>
          </table:table-cell>
          <table:table-cell table:style-name="ce2" table:formula="oooc:=[.K22]*(0.035)" office:value-type="float" office:value="0.01855">
            <text:p>0.01855</text:p>
          </table:table-cell>
          <table:table-cell table:style-name="ce2" table:formula="oooc:=([.L22]-0.25)*0.035" office:value-type="float" office:value="0.02485">
            <text:p>0.02485</text:p>
          </table:table-cell>
          <table:table-cell table:style-name="ce2" table:formula="oooc:=[.B22]-[.C22]" office:value-type="float" office:value="-0.0063">
            <text:p>-0.00630</text:p>
          </table:table-cell>
          <table:table-cell table:style-name="ce2"/>
          <table:table-cell table:style-name="ce2" table:formula="oooc:=([.B23]-[.B22])/([.A23]-[.A22])" office:value-type="float" office:value="-0.182">
            <text:p>-0.18200</text:p>
          </table:table-cell>
          <table:table-cell table:style-name="ce2" table:formula="oooc:=([.C23]-[.C22])/([.A23]-[.A22])" office:value-type="float" office:value="0.042">
            <text:p>0.04200</text:p>
          </table:table-cell>
          <table:table-cell table:style-name="ce2" table:formula="oooc:=-[.G22]+[.F22]" office:value-type="float" office:value="-0.224">
            <text:p>-0.22400</text:p>
          </table:table-cell>
          <table:table-cell table:style-name="ce2" table:number-columns-repeated="2"/>
          <table:table-cell table:style-name="ce2" office:value-type="float" office:value="0.53">
            <text:p>0.53000</text:p>
          </table:table-cell>
          <table:table-cell table:style-name="ce2" office:value-type="float" office:value="0.96">
            <text:p>0.96000</text:p>
          </table:table-cell>
          <table:table-cell table:style-name="ce2" table:formula="oooc:=[.K22]-[.L22]" office:value-type="float" office:value="-0.43">
            <text:p>-0.43000</text:p>
          </table:table-cell>
          <table:table-cell table:style-name="ce2" table:number-columns-repeated="243"/>
        </table:table-row>
        <table:table-row table:style-name="ro1">
          <table:table-cell office:value-type="float" office:value="1.05">
            <text:p>1.05</text:p>
          </table:table-cell>
          <table:table-cell table:style-name="ce2" table:formula="oooc:=[.K23]*(0.035)" office:value-type="float" office:value="0.00945">
            <text:p>0.00945</text:p>
          </table:table-cell>
          <table:table-cell table:style-name="ce2" table:formula="oooc:=([.L23]-0.25)*0.035" office:value-type="float" office:value="0.02695">
            <text:p>0.02695</text:p>
          </table:table-cell>
          <table:table-cell table:style-name="ce2" table:formula="oooc:=[.B23]-[.C23]" office:value-type="float" office:value="-0.0175">
            <text:p>-0.01750</text:p>
          </table:table-cell>
          <table:table-cell table:style-name="ce2"/>
          <table:table-cell table:style-name="ce2" table:formula="oooc:=([.B24]-[.B23])/([.A24]-[.A23])" office:value-type="float" office:value="-0.119">
            <text:p>-0.11900</text:p>
          </table:table-cell>
          <table:table-cell table:style-name="ce2" table:formula="oooc:=([.C24]-[.C23])/([.A24]-[.A23])" office:value-type="float" office:value="-0.07">
            <text:p>-0.07000</text:p>
          </table:table-cell>
          <table:table-cell table:style-name="ce2" table:formula="oooc:=-[.G23]+[.F23]" office:value-type="float" office:value="-0.049">
            <text:p>-0.04900</text:p>
          </table:table-cell>
          <table:table-cell table:style-name="ce2" table:number-columns-repeated="2"/>
          <table:table-cell table:style-name="ce2" office:value-type="float" office:value="0.27">
            <text:p>0.27000</text:p>
          </table:table-cell>
          <table:table-cell table:style-name="ce2" office:value-type="float" office:value="1.02">
            <text:p>1.02000</text:p>
          </table:table-cell>
          <table:table-cell table:style-name="ce2" table:formula="oooc:=[.K23]-[.L23]" office:value-type="float" office:value="-0.75">
            <text:p>-0.75000</text:p>
          </table:table-cell>
          <table:table-cell table:style-name="ce2" table:number-columns-repeated="243"/>
        </table:table-row>
        <table:table-row table:style-name="ro1">
          <table:table-cell office:value-type="float" office:value="1.1">
            <text:p>1.10</text:p>
          </table:table-cell>
          <table:table-cell table:style-name="ce2" table:formula="oooc:=[.K24]*(0.035)" office:value-type="float" office:value="0.0035">
            <text:p>0.00350</text:p>
          </table:table-cell>
          <table:table-cell table:style-name="ce2" table:formula="oooc:=([.L24]-0.25)*0.035" office:value-type="float" office:value="0.02345">
            <text:p>0.02345</text:p>
          </table:table-cell>
          <table:table-cell table:style-name="ce2" table:formula="oooc:=[.B24]-[.C24]" office:value-type="float" office:value="-0.01995">
            <text:p>-0.01995</text:p>
          </table:table-cell>
          <table:table-cell table:style-name="ce2"/>
          <table:table-cell table:style-name="ce2" table:formula="oooc:=([.B25]-[.B24])/([.A25]-[.A24])" office:value-type="float" office:value="-0.105">
            <text:p>-0.10500</text:p>
          </table:table-cell>
          <table:table-cell table:style-name="ce2" table:formula="oooc:=([.C25]-[.C24])/([.A25]-[.A24])" office:value-type="float" office:value="-0.308000000000001">
            <text:p>-0.30800</text:p>
          </table:table-cell>
          <table:table-cell table:style-name="ce2" table:formula="oooc:=-[.G24]+[.F24]" office:value-type="float" office:value="0.203000000000001">
            <text:p>0.20300</text:p>
          </table:table-cell>
          <table:table-cell table:style-name="ce2" table:number-columns-repeated="2"/>
          <table:table-cell table:style-name="ce2" office:value-type="float" office:value="0.1">
            <text:p>0.10000</text:p>
          </table:table-cell>
          <table:table-cell table:style-name="ce2" office:value-type="float" office:value="0.92">
            <text:p>0.92000</text:p>
          </table:table-cell>
          <table:table-cell table:style-name="ce2" table:formula="oooc:=[.K24]-[.L24]" office:value-type="float" office:value="-0.82">
            <text:p>-0.82000</text:p>
          </table:table-cell>
          <table:table-cell table:style-name="ce2" table:number-columns-repeated="243"/>
        </table:table-row>
        <table:table-row table:style-name="ro1">
          <table:table-cell office:value-type="float" office:value="1.15">
            <text:p>1.15</text:p>
          </table:table-cell>
          <table:table-cell table:style-name="ce2" table:formula="oooc:=[.K25]*(0.035)" office:value-type="float" office:value="-0.00175">
            <text:p>-0.00175</text:p>
          </table:table-cell>
          <table:table-cell table:style-name="ce2" table:formula="oooc:=([.L25]-0.25)*0.035" office:value-type="float" office:value="0.00805">
            <text:p>0.00805</text:p>
          </table:table-cell>
          <table:table-cell table:style-name="ce2" table:formula="oooc:=[.B25]-[.C25]" office:value-type="float" office:value="-0.0098">
            <text:p>-0.00980</text:p>
          </table:table-cell>
          <table:table-cell table:style-name="ce2"/>
          <table:table-cell table:style-name="ce2" table:formula="oooc:=([.B26]-[.B25])/([.A26]-[.A25])" office:value-type="float" office:value="-0.189">
            <text:p>-0.18900</text:p>
          </table:table-cell>
          <table:table-cell table:style-name="ce2" table:formula="oooc:=([.C26]-[.C25])/([.A26]-[.A25])" office:value-type="float" office:value="-0.161">
            <text:p>-0.16100</text:p>
          </table:table-cell>
          <table:table-cell table:style-name="ce2" table:formula="oooc:=-[.G25]+[.F25]" office:value-type="float" office:value="-0.028">
            <text:p>-0.02800</text:p>
          </table:table-cell>
          <table:table-cell table:style-name="ce2" table:number-columns-repeated="2"/>
          <table:table-cell table:style-name="ce2" office:value-type="float" office:value="-0.05">
            <text:p>-0.05000</text:p>
          </table:table-cell>
          <table:table-cell table:style-name="ce2" office:value-type="float" office:value="0.48">
            <text:p>0.48000</text:p>
          </table:table-cell>
          <table:table-cell table:style-name="ce2" table:formula="oooc:=[.K25]-[.L25]" office:value-type="float" office:value="-0.53">
            <text:p>-0.53000</text:p>
          </table:table-cell>
          <table:table-cell table:style-name="ce2" table:number-columns-repeated="243"/>
        </table:table-row>
        <table:table-row table:style-name="ro1">
          <table:table-cell office:value-type="float" office:value="1.2">
            <text:p>1.20</text:p>
          </table:table-cell>
          <table:table-cell table:style-name="ce2" table:formula="oooc:=[.K26]*(0.035)" office:value-type="float" office:value="-0.0112">
            <text:p>-0.01120</text:p>
          </table:table-cell>
          <table:table-cell table:style-name="ce2" table:formula="oooc:=([.L26]-0.25)*0.035" office:value-type="float" office:value="0">
            <text:p>0.00000</text:p>
          </table:table-cell>
          <table:table-cell table:style-name="ce2" table:formula="oooc:=[.B26]-[.C26]" office:value-type="float" office:value="-0.0112">
            <text:p>-0.01120</text:p>
          </table:table-cell>
          <table:table-cell table:style-name="ce2"/>
          <table:table-cell table:style-name="ce2" table:formula="oooc:=([.B27]-[.B26])/([.A27]-[.A26])" office:value-type="float" office:value="0.014">
            <text:p>0.01400</text:p>
          </table:table-cell>
          <table:table-cell table:style-name="ce2" table:formula="oooc:=([.C27]-[.C26])/([.A27]-[.A26])" office:value-type="float" office:value="-0.245">
            <text:p>-0.24500</text:p>
          </table:table-cell>
          <table:table-cell table:style-name="ce2" table:formula="oooc:=-[.G26]+[.F26]" office:value-type="float" office:value="0.259">
            <text:p>0.25900</text:p>
          </table:table-cell>
          <table:table-cell table:style-name="ce2" table:number-columns-repeated="2"/>
          <table:table-cell table:style-name="ce2" office:value-type="float" office:value="-0.32">
            <text:p>-0.32000</text:p>
          </table:table-cell>
          <table:table-cell table:style-name="ce2" office:value-type="float" office:value="0.25">
            <text:p>0.25000</text:p>
          </table:table-cell>
          <table:table-cell table:style-name="ce2" table:formula="oooc:=[.K26]-[.L26]" office:value-type="float" office:value="-0.57">
            <text:p>-0.57000</text:p>
          </table:table-cell>
          <table:table-cell table:style-name="ce2" table:number-columns-repeated="243"/>
        </table:table-row>
        <table:table-row table:style-name="ro1">
          <table:table-cell office:value-type="float" office:value="1.25">
            <text:p>1.25</text:p>
          </table:table-cell>
          <table:table-cell table:style-name="ce2" table:formula="oooc:=[.K27]*(0.035)" office:value-type="float" office:value="-0.0105">
            <text:p>-0.01050</text:p>
          </table:table-cell>
          <table:table-cell table:style-name="ce2" table:formula="oooc:=([.L27]-0.25)*0.035" office:value-type="float" office:value="-0.01225">
            <text:p>-0.01225</text:p>
          </table:table-cell>
          <table:table-cell table:style-name="ce2" table:formula="oooc:=[.B27]-[.C27]" office:value-type="float" office:value="0.00175">
            <text:p>0.00175</text:p>
          </table:table-cell>
          <table:table-cell table:style-name="ce2"/>
          <table:table-cell table:style-name="ce2" table:formula="oooc:=([.B28]-[.B27])/([.A28]-[.A27])" office:value-type="float" office:value="0.084">
            <text:p>0.08400</text:p>
          </table:table-cell>
          <table:table-cell table:style-name="ce2" table:formula="oooc:=([.C28]-[.C27])/([.A28]-[.A27])" office:value-type="float" office:value="-0.07">
            <text:p>-0.07000</text:p>
          </table:table-cell>
          <table:table-cell table:style-name="ce2" table:formula="oooc:=-[.G27]+[.F27]" office:value-type="float" office:value="0.154">
            <text:p>0.15400</text:p>
          </table:table-cell>
          <table:table-cell table:style-name="ce2" table:number-columns-repeated="2"/>
          <table:table-cell table:style-name="ce2" office:value-type="float" office:value="-0.3">
            <text:p>-0.30000</text:p>
          </table:table-cell>
          <table:table-cell table:style-name="ce2" office:value-type="float" office:value="-0.1">
            <text:p>-0.10000</text:p>
          </table:table-cell>
          <table:table-cell table:style-name="ce2" table:formula="oooc:=[.K27]-[.L27]" office:value-type="float" office:value="-0.2">
            <text:p>-0.20000</text:p>
          </table:table-cell>
          <table:table-cell table:style-name="ce2" table:number-columns-repeated="243"/>
        </table:table-row>
        <table:table-row table:style-name="ro1">
          <table:table-cell office:value-type="float" office:value="1.3">
            <text:p>1.30</text:p>
          </table:table-cell>
          <table:table-cell table:style-name="ce2" table:formula="oooc:=[.K28]*(0.035)" office:value-type="float" office:value="-0.0063">
            <text:p>-0.00630</text:p>
          </table:table-cell>
          <table:table-cell table:style-name="ce2" table:formula="oooc:=([.L28]-0.25)*0.035" office:value-type="float" office:value="-0.01575">
            <text:p>-0.01575</text:p>
          </table:table-cell>
          <table:table-cell table:style-name="ce2" table:formula="oooc:=[.B28]-[.C28]" office:value-type="float" office:value="0.00945">
            <text:p>0.00945</text:p>
          </table:table-cell>
          <table:table-cell table:style-name="ce2"/>
          <table:table-cell table:style-name="ce2" table:formula="oooc:=([.B29]-[.B28])/([.A29]-[.A28])" office:value-type="float" office:value="0.252">
            <text:p>0.25200</text:p>
          </table:table-cell>
          <table:table-cell table:style-name="ce2" table:formula="oooc:=([.C29]-[.C28])/([.A29]-[.A28])" office:value-type="float" office:value="0.14">
            <text:p>0.14000</text:p>
          </table:table-cell>
          <table:table-cell table:style-name="ce2" table:formula="oooc:=-[.G28]+[.F28]" office:value-type="float" office:value="0.112">
            <text:p>0.11200</text:p>
          </table:table-cell>
          <table:table-cell table:style-name="ce2" table:number-columns-repeated="2"/>
          <table:table-cell table:style-name="ce2" office:value-type="float" office:value="-0.18">
            <text:p>-0.18000</text:p>
          </table:table-cell>
          <table:table-cell table:style-name="ce2" office:value-type="float" office:value="-0.2">
            <text:p>-0.20000</text:p>
          </table:table-cell>
          <table:table-cell table:style-name="ce2" table:formula="oooc:=[.K28]-[.L28]" office:value-type="float" office:value="0.02">
            <text:p>0.02000</text:p>
          </table:table-cell>
          <table:table-cell table:style-name="ce2" table:number-columns-repeated="243"/>
        </table:table-row>
        <table:table-row table:style-name="ro1">
          <table:table-cell office:value-type="float" office:value="1.35">
            <text:p>1.35</text:p>
          </table:table-cell>
          <table:table-cell table:style-name="ce2" table:formula="oooc:=[.K29]*(0.035)" office:value-type="float" office:value="0.0063">
            <text:p>0.00630</text:p>
          </table:table-cell>
          <table:table-cell table:style-name="ce2" table:formula="oooc:=([.L29]-0.25)*0.035" office:value-type="float" office:value="-0.00875">
            <text:p>-0.00875</text:p>
          </table:table-cell>
          <table:table-cell table:style-name="ce2" table:formula="oooc:=[.B29]-[.C29]" office:value-type="float" office:value="0.01505">
            <text:p>0.01505</text:p>
          </table:table-cell>
          <table:table-cell table:style-name="ce2"/>
          <table:table-cell table:style-name="ce2" table:formula="oooc:=([.B30]-[.B29])/([.A30]-[.A29])" office:value-type="float" office:value="0.154000000000001">
            <text:p>0.15400</text:p>
          </table:table-cell>
          <table:table-cell table:style-name="ce2" table:formula="oooc:=([.C30]-[.C29])/([.A30]-[.A29])" office:value-type="float" office:value="0.224000000000001">
            <text:p>0.22400</text:p>
          </table:table-cell>
          <table:table-cell table:style-name="ce2" table:formula="oooc:=-[.G29]+[.F29]" office:value-type="float" office:value="-0.0700000000000003">
            <text:p>-0.07000</text:p>
          </table:table-cell>
          <table:table-cell table:style-name="ce2" table:number-columns-repeated="2"/>
          <table:table-cell table:style-name="ce2" office:value-type="float" office:value="0.18">
            <text:p>0.18000</text:p>
          </table:table-cell>
          <table:table-cell table:style-name="ce2" office:value-type="float" office:value="0">
            <text:p>0.00000</text:p>
          </table:table-cell>
          <table:table-cell table:style-name="ce2" table:formula="oooc:=[.K29]-[.L29]" office:value-type="float" office:value="0.18">
            <text:p>0.18000</text:p>
          </table:table-cell>
          <table:table-cell table:style-name="ce2" table:number-columns-repeated="243"/>
        </table:table-row>
        <table:table-row table:style-name="ro1">
          <table:table-cell office:value-type="float" office:value="1.4">
            <text:p>1.40</text:p>
          </table:table-cell>
          <table:table-cell table:style-name="ce2" table:formula="oooc:=[.K30]*(0.035)" office:value-type="float" office:value="0.014">
            <text:p>0.01400</text:p>
          </table:table-cell>
          <table:table-cell table:style-name="ce2" table:formula="oooc:=([.L30]-0.25)*0.035" office:value-type="float" office:value="0.00245">
            <text:p>0.00245</text:p>
          </table:table-cell>
          <table:table-cell table:style-name="ce2" table:formula="oooc:=[.B30]-[.C30]" office:value-type="float" office:value="0.01155">
            <text:p>0.01155</text:p>
          </table:table-cell>
          <table:table-cell table:style-name="ce2"/>
          <table:table-cell table:style-name="ce2" table:formula="oooc:=([.B31]-[.B30])/([.A31]-[.A30])" office:value-type="float" office:value="0.133">
            <text:p>0.13300</text:p>
          </table:table-cell>
          <table:table-cell table:style-name="ce2" table:formula="oooc:=([.C31]-[.C30])/([.A31]-[.A30])" office:value-type="float" office:value="0.329">
            <text:p>0.32900</text:p>
          </table:table-cell>
          <table:table-cell table:style-name="ce2" table:formula="oooc:=-[.G30]+[.F30]" office:value-type="float" office:value="-0.196">
            <text:p>-0.19600</text:p>
          </table:table-cell>
          <table:table-cell table:style-name="ce2" table:number-columns-repeated="2"/>
          <table:table-cell table:style-name="ce2" office:value-type="float" office:value="0.4">
            <text:p>0.40000</text:p>
          </table:table-cell>
          <table:table-cell table:style-name="ce2" office:value-type="float" office:value="0.32">
            <text:p>0.32000</text:p>
          </table:table-cell>
          <table:table-cell table:style-name="ce2" table:formula="oooc:=[.K30]-[.L30]" office:value-type="float" office:value="0.08">
            <text:p>0.08000</text:p>
          </table:table-cell>
          <table:table-cell table:style-name="ce2" table:number-columns-repeated="243"/>
        </table:table-row>
        <table:table-row table:style-name="ro1">
          <table:table-cell office:value-type="float" office:value="1.45">
            <text:p>1.45</text:p>
          </table:table-cell>
          <table:table-cell table:style-name="ce2" table:formula="oooc:=[.K31]*(0.035)" office:value-type="float" office:value="0.02065">
            <text:p>0.02065</text:p>
          </table:table-cell>
          <table:table-cell table:style-name="ce2" table:formula="oooc:=([.L31]-0.25)*0.035" office:value-type="float" office:value="0.0189">
            <text:p>0.01890</text:p>
          </table:table-cell>
          <table:table-cell table:style-name="ce2" table:formula="oooc:=[.B31]-[.C31]" office:value-type="float" office:value="0.00175">
            <text:p>0.00175</text:p>
          </table:table-cell>
          <table:table-cell table:style-name="ce2"/>
          <table:table-cell table:style-name="ce2" table:formula="oooc:=([.B32]-[.B31])/([.A32]-[.A31])" office:value-type="float" office:value="0.014">
            <text:p>0.01400</text:p>
          </table:table-cell>
          <table:table-cell table:style-name="ce2" table:formula="oooc:=([.C32]-[.C31])/([.A32]-[.A31])" office:value-type="float" office:value="0.098">
            <text:p>0.09800</text:p>
          </table:table-cell>
          <table:table-cell table:style-name="ce2" table:formula="oooc:=-[.G31]+[.F31]" office:value-type="float" office:value="-0.084">
            <text:p>-0.08400</text:p>
          </table:table-cell>
          <table:table-cell table:style-name="ce2" table:number-columns-repeated="2"/>
          <table:table-cell table:style-name="ce2" office:value-type="float" office:value="0.59">
            <text:p>0.59000</text:p>
          </table:table-cell>
          <table:table-cell table:style-name="ce2" office:value-type="float" office:value="0.79">
            <text:p>0.79000</text:p>
          </table:table-cell>
          <table:table-cell table:style-name="ce2" table:formula="oooc:=[.K31]-[.L31]" office:value-type="float" office:value="-0.2">
            <text:p>-0.20000</text:p>
          </table:table-cell>
          <table:table-cell table:style-name="ce2" table:number-columns-repeated="243"/>
        </table:table-row>
        <table:table-row table:style-name="ro1">
          <table:table-cell office:value-type="float" office:value="1.5">
            <text:p>1.50</text:p>
          </table:table-cell>
          <table:table-cell table:style-name="ce2" table:formula="oooc:=[.K32]*(0.035)" office:value-type="float" office:value="0.02135">
            <text:p>0.02135</text:p>
          </table:table-cell>
          <table:table-cell table:style-name="ce2" table:formula="oooc:=([.L32]-0.25)*0.035" office:value-type="float" office:value="0.0238">
            <text:p>0.02380</text:p>
          </table:table-cell>
          <table:table-cell table:style-name="ce2" table:formula="oooc:=[.B32]-[.C32]" office:value-type="float" office:value="-0.00245">
            <text:p>-0.00245</text:p>
          </table:table-cell>
          <table:table-cell table:style-name="ce2"/>
          <table:table-cell table:style-name="ce2" table:formula="oooc:=([.B33]-[.B32])/([.A33]-[.A32])" office:value-type="float" office:value="-0.154">
            <text:p>-0.15400</text:p>
          </table:table-cell>
          <table:table-cell table:style-name="ce2" table:formula="oooc:=([.C33]-[.C32])/([.A33]-[.A32])" office:value-type="float" office:value="0.0209999999999999">
            <text:p>0.02100</text:p>
          </table:table-cell>
          <table:table-cell table:style-name="ce2" table:formula="oooc:=-[.G32]+[.F32]" office:value-type="float" office:value="-0.175">
            <text:p>-0.17500</text:p>
          </table:table-cell>
          <table:table-cell table:style-name="ce2" table:number-columns-repeated="2"/>
          <table:table-cell table:style-name="ce2" office:value-type="float" office:value="0.61">
            <text:p>0.61000</text:p>
          </table:table-cell>
          <table:table-cell table:style-name="ce2" office:value-type="float" office:value="0.93">
            <text:p>0.93000</text:p>
          </table:table-cell>
          <table:table-cell table:style-name="ce2" table:formula="oooc:=[.K32]-[.L32]" office:value-type="float" office:value="-0.32">
            <text:p>-0.32000</text:p>
          </table:table-cell>
          <table:table-cell table:style-name="ce2" table:number-columns-repeated="243"/>
        </table:table-row>
        <table:table-row table:style-name="ro1">
          <table:table-cell office:value-type="float" office:value="1.55">
            <text:p>1.55</text:p>
          </table:table-cell>
          <table:table-cell table:style-name="ce2" table:formula="oooc:=[.K33]*(0.035)" office:value-type="float" office:value="0.01365">
            <text:p>0.01365</text:p>
          </table:table-cell>
          <table:table-cell table:style-name="ce2" table:formula="oooc:=([.L33]-0.25)*0.035" office:value-type="float" office:value="0.02485">
            <text:p>0.02485</text:p>
          </table:table-cell>
          <table:table-cell table:style-name="ce2" table:formula="oooc:=[.B33]-[.C33]" office:value-type="float" office:value="-0.0112">
            <text:p>-0.01120</text:p>
          </table:table-cell>
          <table:table-cell table:style-name="ce2"/>
          <table:table-cell table:style-name="ce2" table:formula="oooc:=([.B34]-[.B33])/([.A34]-[.A33])" office:value-type="float" office:value="-0.105">
            <text:p>-0.10500</text:p>
          </table:table-cell>
          <table:table-cell table:style-name="ce2" table:formula="oooc:=([.C34]-[.C33])/([.A34]-[.A33])" office:value-type="float" office:value="-0.0559999999999999">
            <text:p>-0.05600</text:p>
          </table:table-cell>
          <table:table-cell table:style-name="ce2" table:formula="oooc:=-[.G33]+[.F33]" office:value-type="float" office:value="-0.049">
            <text:p>-0.04900</text:p>
          </table:table-cell>
          <table:table-cell table:style-name="ce2" table:number-columns-repeated="2"/>
          <table:table-cell table:style-name="ce2" office:value-type="float" office:value="0.39">
            <text:p>0.39000</text:p>
          </table:table-cell>
          <table:table-cell table:style-name="ce2" office:value-type="float" office:value="0.96">
            <text:p>0.96000</text:p>
          </table:table-cell>
          <table:table-cell table:style-name="ce2" table:formula="oooc:=[.K33]-[.L33]" office:value-type="float" office:value="-0.57">
            <text:p>-0.57000</text:p>
          </table:table-cell>
          <table:table-cell table:style-name="ce2" table:number-columns-repeated="243"/>
        </table:table-row>
        <table:table-row table:style-name="ro1">
          <table:table-cell office:value-type="float" office:value="1.6">
            <text:p>1.60</text:p>
          </table:table-cell>
          <table:table-cell table:style-name="ce2" table:formula="oooc:=[.K34]*(0.035)" office:value-type="float" office:value="0.0084">
            <text:p>0.00840</text:p>
          </table:table-cell>
          <table:table-cell table:style-name="ce2" table:formula="oooc:=([.L34]-0.25)*0.035" office:value-type="float" office:value="0.02205">
            <text:p>0.02205</text:p>
          </table:table-cell>
          <table:table-cell table:style-name="ce2" table:formula="oooc:=[.B34]-[.C34]" office:value-type="float" office:value="-0.01365">
            <text:p>-0.01365</text:p>
          </table:table-cell>
          <table:table-cell table:style-name="ce2"/>
          <table:table-cell table:style-name="ce2" table:formula="oooc:=([.B35]-[.B34])/([.A35]-[.A34])" office:value-type="float" office:value="-0.273000000000001">
            <text:p>-0.27300</text:p>
          </table:table-cell>
          <table:table-cell table:style-name="ce2" table:formula="oooc:=([.C35]-[.C34])/([.A35]-[.A34])" office:value-type="float" office:value="-0.273000000000001">
            <text:p>-0.27300</text:p>
          </table:table-cell>
          <table:table-cell table:style-name="ce2" table:formula="oooc:=-[.G34]+[.F34]" office:value-type="float" office:value="0">
            <text:p>0.00000</text:p>
          </table:table-cell>
          <table:table-cell table:style-name="ce2" table:number-columns-repeated="2"/>
          <table:table-cell table:style-name="ce2" office:value-type="float" office:value="0.24">
            <text:p>0.24000</text:p>
          </table:table-cell>
          <table:table-cell table:style-name="ce2" office:value-type="float" office:value="0.88">
            <text:p>0.88000</text:p>
          </table:table-cell>
          <table:table-cell table:style-name="ce2" table:formula="oooc:=[.K34]-[.L34]" office:value-type="float" office:value="-0.64">
            <text:p>-0.64000</text:p>
          </table:table-cell>
          <table:table-cell table:style-name="ce2" table:number-columns-repeated="243"/>
        </table:table-row>
        <table:table-row table:style-name="ro1">
          <table:table-cell office:value-type="float" office:value="1.65">
            <text:p>1.65</text:p>
          </table:table-cell>
          <table:table-cell table:style-name="ce2" table:formula="oooc:=[.K35]*(0.035)" office:value-type="float" office:value="-0.00525">
            <text:p>-0.00525</text:p>
          </table:table-cell>
          <table:table-cell table:style-name="ce2" table:formula="oooc:=([.L35]-0.25)*0.035" office:value-type="float" office:value="0.0084">
            <text:p>0.00840</text:p>
          </table:table-cell>
          <table:table-cell table:style-name="ce2" table:formula="oooc:=[.B35]-[.C35]" office:value-type="float" office:value="-0.01365">
            <text:p>-0.01365</text:p>
          </table:table-cell>
          <table:table-cell table:style-name="ce2"/>
          <table:table-cell table:style-name="ce2" table:formula="oooc:=([.B36]-[.B35])/([.A36]-[.A35])" office:value-type="float" office:value="-0.0629999999999997">
            <text:p>-0.06300</text:p>
          </table:table-cell>
          <table:table-cell table:style-name="ce2" table:formula="oooc:=([.C36]-[.C35])/([.A36]-[.A35])" office:value-type="float" office:value="-0.139999999999999">
            <text:p>-0.14000</text:p>
          </table:table-cell>
          <table:table-cell table:style-name="ce2" table:formula="oooc:=-[.G35]+[.F35]" office:value-type="float" office:value="0.0769999999999996">
            <text:p>0.07700</text:p>
          </table:table-cell>
          <table:table-cell table:style-name="ce2" table:number-columns-repeated="2"/>
          <table:table-cell table:style-name="ce2" office:value-type="float" office:value="-0.15">
            <text:p>-0.15000</text:p>
          </table:table-cell>
          <table:table-cell table:style-name="ce2" office:value-type="float" office:value="0.49">
            <text:p>0.49000</text:p>
          </table:table-cell>
          <table:table-cell table:style-name="ce2" table:formula="oooc:=[.K35]-[.L35]" office:value-type="float" office:value="-0.64">
            <text:p>-0.64000</text:p>
          </table:table-cell>
          <table:table-cell table:style-name="ce2" table:number-columns-repeated="243"/>
        </table:table-row>
        <table:table-row table:style-name="ro1">
          <table:table-cell office:value-type="float" office:value="1.7">
            <text:p>1.70</text:p>
          </table:table-cell>
          <table:table-cell table:style-name="ce2" table:formula="oooc:=[.K36]*(0.035)" office:value-type="float" office:value="-0.0084">
            <text:p>-0.00840</text:p>
          </table:table-cell>
          <table:table-cell table:style-name="ce2" table:formula="oooc:=([.L36]-0.25)*0.035" office:value-type="float" office:value="0.0014">
            <text:p>0.00140</text:p>
          </table:table-cell>
          <table:table-cell table:style-name="ce2" table:formula="oooc:=[.B36]-[.C36]" office:value-type="float" office:value="-0.0098">
            <text:p>-0.00980</text:p>
          </table:table-cell>
          <table:table-cell table:style-name="ce2"/>
          <table:table-cell table:style-name="ce2" table:formula="oooc:=([.B37]-[.B36])/([.A37]-[.A36])" office:value-type="float" office:value="-0.0490000000000002">
            <text:p>-0.04900</text:p>
          </table:table-cell>
          <table:table-cell table:style-name="ce2" table:formula="oooc:=([.C37]-[.C36])/([.A37]-[.A36])" office:value-type="float" office:value="-0.308000000000001">
            <text:p>-0.30800</text:p>
          </table:table-cell>
          <table:table-cell table:style-name="ce2" table:formula="oooc:=-[.G36]+[.F36]" office:value-type="float" office:value="0.259000000000001">
            <text:p>0.25900</text:p>
          </table:table-cell>
          <table:table-cell table:style-name="ce2" table:number-columns-repeated="2"/>
          <table:table-cell table:style-name="ce2" office:value-type="float" office:value="-0.24">
            <text:p>-0.24000</text:p>
          </table:table-cell>
          <table:table-cell table:style-name="ce2" office:value-type="float" office:value="0.29">
            <text:p>0.29000</text:p>
          </table:table-cell>
          <table:table-cell table:style-name="ce2" table:formula="oooc:=[.K36]-[.L36]" office:value-type="float" office:value="-0.53">
            <text:p>-0.53000</text:p>
          </table:table-cell>
          <table:table-cell table:style-name="ce2" table:number-columns-repeated="243"/>
        </table:table-row>
        <table:table-row table:style-name="ro1">
          <table:table-cell office:value-type="float" office:value="1.75">
            <text:p>1.75</text:p>
          </table:table-cell>
          <table:table-cell table:style-name="ce2" table:formula="oooc:=[.K37]*(0.035)" office:value-type="float" office:value="-0.01085">
            <text:p>-0.01085</text:p>
          </table:table-cell>
          <table:table-cell table:style-name="ce2" table:formula="oooc:=([.L37]-0.25)*0.035" office:value-type="float" office:value="-0.014">
            <text:p>-0.01400</text:p>
          </table:table-cell>
          <table:table-cell table:style-name="ce2" table:formula="oooc:=[.B37]-[.C37]" office:value-type="float" office:value="0.00315">
            <text:p>0.00315</text:p>
          </table:table-cell>
          <table:table-cell table:style-name="ce2"/>
          <table:table-cell table:style-name="ce2" table:formula="oooc:=([.B38]-[.B37])/([.A38]-[.A37])" office:value-type="float" office:value="0.112">
            <text:p>0.11200</text:p>
          </table:table-cell>
          <table:table-cell table:style-name="ce2" table:formula="oooc:=([.C38]-[.C37])/([.A38]-[.A37])" office:value-type="float" office:value="-0.028">
            <text:p>-0.02800</text:p>
          </table:table-cell>
          <table:table-cell table:style-name="ce2" table:formula="oooc:=-[.G37]+[.F37]" office:value-type="float" office:value="0.14">
            <text:p>0.14000</text:p>
          </table:table-cell>
          <table:table-cell table:style-name="ce2" table:number-columns-repeated="2"/>
          <table:table-cell table:style-name="ce2" office:value-type="float" office:value="-0.31">
            <text:p>-0.31000</text:p>
          </table:table-cell>
          <table:table-cell table:style-name="ce2" office:value-type="float" office:value="-0.15">
            <text:p>-0.15000</text:p>
          </table:table-cell>
          <table:table-cell table:style-name="ce2" table:formula="oooc:=[.K37]-[.L37]" office:value-type="float" office:value="-0.16">
            <text:p>-0.16000</text:p>
          </table:table-cell>
          <table:table-cell table:style-name="ce2" table:number-columns-repeated="243"/>
        </table:table-row>
        <table:table-row table:style-name="ro1">
          <table:table-cell office:value-type="float" office:value="1.8">
            <text:p>1.80</text:p>
          </table:table-cell>
          <table:table-cell table:style-name="ce2" table:formula="oooc:=[.K38]*(0.035)" office:value-type="float" office:value="-0.00525">
            <text:p>-0.00525</text:p>
          </table:table-cell>
          <table:table-cell table:style-name="ce2" table:formula="oooc:=([.L38]-0.25)*0.035" office:value-type="float" office:value="-0.0154">
            <text:p>-0.01540</text:p>
          </table:table-cell>
          <table:table-cell table:style-name="ce2" table:formula="oooc:=[.B38]-[.C38]" office:value-type="float" office:value="0.01015">
            <text:p>0.01015</text:p>
          </table:table-cell>
          <table:table-cell table:style-name="ce2"/>
          <table:table-cell table:style-name="ce2" table:formula="oooc:=([.B39]-[.B38])/([.A39]-[.A38])" office:value-type="float" office:value="0.14">
            <text:p>0.14000</text:p>
          </table:table-cell>
          <table:table-cell table:style-name="ce2" table:formula="oooc:=([.C39]-[.C38])/([.A39]-[.A38])" office:value-type="float" office:value="0.028">
            <text:p>0.02800</text:p>
          </table:table-cell>
          <table:table-cell table:style-name="ce2" table:formula="oooc:=-[.G38]+[.F38]" office:value-type="float" office:value="0.112">
            <text:p>0.11200</text:p>
          </table:table-cell>
          <table:table-cell table:style-name="ce2" table:number-columns-repeated="2"/>
          <table:table-cell table:style-name="ce2" office:value-type="float" office:value="-0.15">
            <text:p>-0.15000</text:p>
          </table:table-cell>
          <table:table-cell table:style-name="ce2" office:value-type="float" office:value="-0.19">
            <text:p>-0.19000</text:p>
          </table:table-cell>
          <table:table-cell table:style-name="ce2" table:formula="oooc:=[.K38]-[.L38]" office:value-type="float" office:value="0.04">
            <text:p>0.04000</text:p>
          </table:table-cell>
          <table:table-cell table:style-name="ce2" table:number-columns-repeated="243"/>
        </table:table-row>
        <table:table-row table:style-name="ro1">
          <table:table-cell office:value-type="float" office:value="1.85">
            <text:p>1.85</text:p>
          </table:table-cell>
          <table:table-cell table:style-name="ce2" table:formula="oooc:=[.K39]*(0.035)" office:value-type="float" office:value="0.00175">
            <text:p>0.00175</text:p>
          </table:table-cell>
          <table:table-cell table:style-name="ce2" table:formula="oooc:=([.L39]-0.25)*0.035" office:value-type="float" office:value="-0.014">
            <text:p>-0.01400</text:p>
          </table:table-cell>
          <table:table-cell table:style-name="ce2" table:formula="oooc:=[.B39]-[.C39]" office:value-type="float" office:value="0.01575">
            <text:p>0.01575</text:p>
          </table:table-cell>
          <table:table-cell table:style-name="ce2"/>
          <table:table-cell table:style-name="ce2" table:formula="oooc:=([.B40]-[.B39])/([.A40]-[.A39])" office:value-type="float" office:value="0.217000000000001">
            <text:p>0.21700</text:p>
          </table:table-cell>
          <table:table-cell table:style-name="ce2" table:formula="oooc:=([.C40]-[.C39])/([.A40]-[.A39])" office:value-type="float" office:value="0.210000000000001">
            <text:p>0.21000</text:p>
          </table:table-cell>
          <table:table-cell table:style-name="ce2" table:formula="oooc:=-[.G39]+[.F39]" office:value-type="float" office:value="0.00699999999999998">
            <text:p>0.00700</text:p>
          </table:table-cell>
          <table:table-cell table:style-name="ce2" table:number-columns-repeated="2"/>
          <table:table-cell table:style-name="ce2" office:value-type="float" office:value="0.05">
            <text:p>0.05000</text:p>
          </table:table-cell>
          <table:table-cell table:style-name="ce2" office:value-type="float" office:value="-0.15">
            <text:p>-0.15000</text:p>
          </table:table-cell>
          <table:table-cell table:style-name="ce2" table:formula="oooc:=[.K39]-[.L39]" office:value-type="float" office:value="0.2">
            <text:p>0.20000</text:p>
          </table:table-cell>
          <table:table-cell table:style-name="ce2" table:number-columns-repeated="243"/>
        </table:table-row>
        <table:table-row table:style-name="ro1">
          <table:table-cell office:value-type="float" office:value="1.9">
            <text:p>1.90</text:p>
          </table:table-cell>
          <table:table-cell table:style-name="ce2" table:formula="oooc:=[.K40]*(0.035)" office:value-type="float" office:value="0.0126">
            <text:p>0.01260</text:p>
          </table:table-cell>
          <table:table-cell table:style-name="ce2" table:formula="oooc:=([.L40]-0.25)*0.035" office:value-type="float" office:value="-0.0035">
            <text:p>-0.00350</text:p>
          </table:table-cell>
          <table:table-cell table:style-name="ce2" table:formula="oooc:=[.B40]-[.C40]" office:value-type="float" office:value="0.0161">
            <text:p>0.01610</text:p>
          </table:table-cell>
          <table:table-cell table:style-name="ce2"/>
          <table:table-cell table:style-name="ce2" table:formula="oooc:=([.B41]-[.B40])/([.A41]-[.A40])" office:value-type="float" office:value="0.223999999999999">
            <text:p>0.22400</text:p>
          </table:table-cell>
          <table:table-cell table:style-name="ce2" table:formula="oooc:=([.C41]-[.C40])/([.A41]-[.A40])" office:value-type="float" office:value="0.363999999999998">
            <text:p>0.36400</text:p>
          </table:table-cell>
          <table:table-cell table:style-name="ce2" table:formula="oooc:=-[.G40]+[.F40]" office:value-type="float" office:value="-0.139999999999999">
            <text:p>-0.14000</text:p>
          </table:table-cell>
          <table:table-cell table:style-name="ce2" table:number-columns-repeated="2"/>
          <table:table-cell table:style-name="ce2" office:value-type="float" office:value="0.36">
            <text:p>0.36000</text:p>
          </table:table-cell>
          <table:table-cell table:style-name="ce2" office:value-type="float" office:value="0.15">
            <text:p>0.15000</text:p>
          </table:table-cell>
          <table:table-cell table:style-name="ce2" table:formula="oooc:=[.K40]-[.L40]" office:value-type="float" office:value="0.21">
            <text:p>0.21000</text:p>
          </table:table-cell>
          <table:table-cell table:style-name="ce2" table:number-columns-repeated="243"/>
        </table:table-row>
        <table:table-row table:style-name="ro1">
          <table:table-cell office:value-type="float" office:value="1.95">
            <text:p>1.95</text:p>
          </table:table-cell>
          <table:table-cell table:style-name="ce2" table:formula="oooc:=[.K41]*(0.035)" office:value-type="float" office:value="0.0238">
            <text:p>0.02380</text:p>
          </table:table-cell>
          <table:table-cell table:style-name="ce2" table:formula="oooc:=([.L41]-0.25)*0.035" office:value-type="float" office:value="0.0147">
            <text:p>0.01470</text:p>
          </table:table-cell>
          <table:table-cell table:style-name="ce2" table:formula="oooc:=[.B41]-[.C41]" office:value-type="float" office:value="0.0091">
            <text:p>0.00910</text:p>
          </table:table-cell>
          <table:table-cell table:style-name="ce2"/>
          <table:table-cell table:style-name="ce2" table:formula="oooc:=([.B42]-[.B41])/([.A42]-[.A41])" office:value-type="float" office:value="0.0840000000000003">
            <text:p>0.08400</text:p>
          </table:table-cell>
          <table:table-cell table:style-name="ce2" table:formula="oooc:=([.C42]-[.C41])/([.A42]-[.A41])" office:value-type="float" office:value="0.182000000000001">
            <text:p>0.18200</text:p>
          </table:table-cell>
          <table:table-cell table:style-name="ce2" table:formula="oooc:=-[.G41]+[.F41]" office:value-type="float" office:value="-0.0980000000000004">
            <text:p>-0.09800</text:p>
          </table:table-cell>
          <table:table-cell table:style-name="ce2" table:number-columns-repeated="2"/>
          <table:table-cell table:style-name="ce2" office:value-type="float" office:value="0.68">
            <text:p>0.68000</text:p>
          </table:table-cell>
          <table:table-cell table:style-name="ce2" office:value-type="float" office:value="0.67">
            <text:p>0.67000</text:p>
          </table:table-cell>
          <table:table-cell table:style-name="ce2" table:formula="oooc:=[.K41]-[.L41]" office:value-type="float" office:value="0.01">
            <text:p>0.01000</text:p>
          </table:table-cell>
          <table:table-cell table:style-name="ce2" table:number-columns-repeated="243"/>
        </table:table-row>
        <table:table-row table:style-name="ro1">
          <table:table-cell office:value-type="float" office:value="2">
            <text:p>2.00</text:p>
          </table:table-cell>
          <table:table-cell table:style-name="ce2" table:formula="oooc:=[.K42]*(0.035)" office:value-type="float" office:value="0.028">
            <text:p>0.02800</text:p>
          </table:table-cell>
          <table:table-cell table:style-name="ce2" table:formula="oooc:=([.L42]-0.25)*0.035" office:value-type="float" office:value="0.0238">
            <text:p>0.02380</text:p>
          </table:table-cell>
          <table:table-cell table:style-name="ce2" table:formula="oooc:=[.B42]-[.C42]" office:value-type="float" office:value="0.0042">
            <text:p>0.00420</text:p>
          </table:table-cell>
          <table:table-cell table:style-name="ce2"/>
          <table:table-cell table:style-name="ce2" table:formula="oooc:=([.B43]-[.B42])/([.A43]-[.A42])" office:value-type="float" office:value="-0.133000000000001">
            <text:p>-0.13300</text:p>
          </table:table-cell>
          <table:table-cell table:style-name="ce2" table:formula="oooc:=([.C43]-[.C42])/([.A43]-[.A42])" office:value-type="float" office:value="0.0910000000000003">
            <text:p>0.09100</text:p>
          </table:table-cell>
          <table:table-cell table:style-name="ce2" table:formula="oooc:=-[.G42]+[.F42]" office:value-type="float" office:value="-0.224000000000001">
            <text:p>-0.22400</text:p>
          </table:table-cell>
          <table:table-cell table:style-name="ce2" table:number-columns-repeated="2"/>
          <table:table-cell table:style-name="ce2" office:value-type="float" office:value="0.8">
            <text:p>0.80000</text:p>
          </table:table-cell>
          <table:table-cell table:style-name="ce2" office:value-type="float" office:value="0.93">
            <text:p>0.93000</text:p>
          </table:table-cell>
          <table:table-cell table:style-name="ce2" table:formula="oooc:=[.K42]-[.L42]" office:value-type="float" office:value="-0.13">
            <text:p>-0.13000</text:p>
          </table:table-cell>
          <table:table-cell table:style-name="ce2" table:number-columns-repeated="243"/>
        </table:table-row>
        <table:table-row table:style-name="ro1">
          <table:table-cell office:value-type="float" office:value="2.05">
            <text:p>2.05</text:p>
          </table:table-cell>
          <table:table-cell table:style-name="ce2" table:formula="oooc:=[.K43]*(0.035)" office:value-type="float" office:value="0.02135">
            <text:p>0.02135</text:p>
          </table:table-cell>
          <table:table-cell table:style-name="ce2" table:formula="oooc:=([.L43]-0.25)*0.035" office:value-type="float" office:value="0.02835">
            <text:p>0.02835</text:p>
          </table:table-cell>
          <table:table-cell table:style-name="ce2" table:formula="oooc:=[.B43]-[.C43]" office:value-type="float" office:value="-0.007">
            <text:p>-0.00700</text:p>
          </table:table-cell>
          <table:table-cell table:style-name="ce2"/>
          <table:table-cell table:style-name="ce2" table:formula="oooc:=([.B44]-[.B43])/([.A44]-[.A43])" office:value-type="float" office:value="-0.0839999999999995">
            <text:p>-0.08400</text:p>
          </table:table-cell>
          <table:table-cell table:style-name="ce2" table:formula="oooc:=([.C44]-[.C43])/([.A44]-[.A43])" office:value-type="float" office:value="-0.0139999999999999">
            <text:p>-0.01400</text:p>
          </table:table-cell>
          <table:table-cell table:style-name="ce2" table:formula="oooc:=-[.G43]+[.F43]" office:value-type="float" office:value="-0.0699999999999996">
            <text:p>-0.07000</text:p>
          </table:table-cell>
          <table:table-cell table:style-name="ce2" table:number-columns-repeated="2"/>
          <table:table-cell table:style-name="ce2" office:value-type="float" office:value="0.61">
            <text:p>0.61000</text:p>
          </table:table-cell>
          <table:table-cell table:style-name="ce2" office:value-type="float" office:value="1.06">
            <text:p>1.06000</text:p>
          </table:table-cell>
          <table:table-cell table:style-name="ce2" table:formula="oooc:=[.K43]-[.L43]" office:value-type="float" office:value="-0.45">
            <text:p>-0.45000</text:p>
          </table:table-cell>
          <table:table-cell table:style-name="ce2" table:number-columns-repeated="243"/>
        </table:table-row>
        <table:table-row table:style-name="ro1">
          <table:table-cell office:value-type="float" office:value="2.1">
            <text:p>2.10</text:p>
          </table:table-cell>
          <table:table-cell table:style-name="ce2" table:formula="oooc:=[.K44]*(0.035)" office:value-type="float" office:value="0.01715">
            <text:p>0.01715</text:p>
          </table:table-cell>
          <table:table-cell table:style-name="ce2" table:formula="oooc:=([.L44]-0.25)*0.035" office:value-type="float" office:value="0.02765">
            <text:p>0.02765</text:p>
          </table:table-cell>
          <table:table-cell table:style-name="ce2" table:formula="oooc:=[.B44]-[.C44]" office:value-type="float" office:value="-0.0105">
            <text:p>-0.01050</text:p>
          </table:table-cell>
          <table:table-cell table:style-name="ce2"/>
          <table:table-cell table:style-name="ce2" table:formula="oooc:=([.B45]-[.B44])/([.A45]-[.A44])" office:value-type="float" office:value="-0.245000000000001">
            <text:p>-0.24500</text:p>
          </table:table-cell>
          <table:table-cell table:style-name="ce2" table:formula="oooc:=([.C45]-[.C44])/([.A45]-[.A44])" office:value-type="float" office:value="-0.252000000000001">
            <text:p>-0.25200</text:p>
          </table:table-cell>
          <table:table-cell table:style-name="ce2" table:formula="oooc:=-[.G44]+[.F44]" office:value-type="float" office:value="0.00700000000000006">
            <text:p>0.00700</text:p>
          </table:table-cell>
          <table:table-cell table:style-name="ce2" table:number-columns-repeated="2"/>
          <table:table-cell table:style-name="ce2" office:value-type="float" office:value="0.49">
            <text:p>0.49000</text:p>
          </table:table-cell>
          <table:table-cell table:style-name="ce2" office:value-type="float" office:value="1.04">
            <text:p>1.04000</text:p>
          </table:table-cell>
          <table:table-cell table:style-name="ce2" table:formula="oooc:=[.K44]-[.L44]" office:value-type="float" office:value="-0.55">
            <text:p>-0.55000</text:p>
          </table:table-cell>
          <table:table-cell table:style-name="ce2" table:number-columns-repeated="243"/>
        </table:table-row>
        <table:table-row table:style-name="ro1">
          <table:table-cell office:value-type="float" office:value="2.15">
            <text:p>2.15</text:p>
          </table:table-cell>
          <table:table-cell table:style-name="ce2" table:formula="oooc:=[.K45]*(0.035)" office:value-type="float" office:value="0.0049">
            <text:p>0.00490</text:p>
          </table:table-cell>
          <table:table-cell table:style-name="ce2" table:formula="oooc:=([.L45]-0.25)*0.035" office:value-type="float" office:value="0.01505">
            <text:p>0.01505</text:p>
          </table:table-cell>
          <table:table-cell table:style-name="ce2" table:formula="oooc:=[.B45]-[.C45]" office:value-type="float" office:value="-0.01015">
            <text:p>-0.01015</text:p>
          </table:table-cell>
          <table:table-cell table:style-name="ce2"/>
          <table:table-cell table:style-name="ce2" table:formula="oooc:=([.B46]-[.B45])/([.A46]-[.A45])" office:value-type="float" office:value="-0.0629999999999997">
            <text:p>-0.06300</text:p>
          </table:table-cell>
          <table:table-cell table:style-name="ce2" table:formula="oooc:=([.C46]-[.C45])/([.A46]-[.A45])" office:value-type="float" office:value="-0.153999999999999">
            <text:p>-0.15400</text:p>
          </table:table-cell>
          <table:table-cell table:style-name="ce2" table:formula="oooc:=-[.G45]+[.F45]" office:value-type="float" office:value="0.0909999999999995">
            <text:p>0.09100</text:p>
          </table:table-cell>
          <table:table-cell table:style-name="ce2" table:number-columns-repeated="2"/>
          <table:table-cell table:style-name="ce2" office:value-type="float" office:value="0.14">
            <text:p>0.14000</text:p>
          </table:table-cell>
          <table:table-cell table:style-name="ce2" office:value-type="float" office:value="0.68">
            <text:p>0.68000</text:p>
          </table:table-cell>
          <table:table-cell table:style-name="ce2" table:formula="oooc:=[.K45]-[.L45]" office:value-type="float" office:value="-0.54">
            <text:p>-0.54000</text:p>
          </table:table-cell>
          <table:table-cell table:style-name="ce2" table:number-columns-repeated="243"/>
        </table:table-row>
        <table:table-row table:style-name="ro1">
          <table:table-cell office:value-type="float" office:value="2.2">
            <text:p>2.20</text:p>
          </table:table-cell>
          <table:table-cell table:style-name="ce2" table:formula="oooc:=[.K46]*(0.035)" office:value-type="float" office:value="0.00175">
            <text:p>0.00175</text:p>
          </table:table-cell>
          <table:table-cell table:style-name="ce2" table:formula="oooc:=([.L46]-0.25)*0.035" office:value-type="float" office:value="0.00735">
            <text:p>0.00735</text:p>
          </table:table-cell>
          <table:table-cell table:style-name="ce2" table:formula="oooc:=[.B46]-[.C46]" office:value-type="float" office:value="-0.0056">
            <text:p>-0.00560</text:p>
          </table:table-cell>
          <table:table-cell table:style-name="ce2"/>
          <table:table-cell table:style-name="ce2" table:formula="oooc:=([.B47]-[.B46])/([.A47]-[.A46])" office:value-type="float" office:value="-0.105">
            <text:p>-0.10500</text:p>
          </table:table-cell>
          <table:table-cell table:style-name="ce2" table:formula="oooc:=([.C47]-[.C46])/([.A47]-[.A46])" office:value-type="float" office:value="-0.322000000000001">
            <text:p>-0.32200</text:p>
          </table:table-cell>
          <table:table-cell table:style-name="ce2" table:formula="oooc:=-[.G46]+[.F46]" office:value-type="float" office:value="0.217000000000001">
            <text:p>0.21700</text:p>
          </table:table-cell>
          <table:table-cell table:style-name="ce2" table:number-columns-repeated="2"/>
          <table:table-cell table:style-name="ce2" office:value-type="float" office:value="0.05">
            <text:p>0.05000</text:p>
          </table:table-cell>
          <table:table-cell table:style-name="ce2" office:value-type="float" office:value="0.46">
            <text:p>0.46000</text:p>
          </table:table-cell>
          <table:table-cell table:style-name="ce2" table:formula="oooc:=[.K46]-[.L46]" office:value-type="float" office:value="-0.41">
            <text:p>-0.41000</text:p>
          </table:table-cell>
          <table:table-cell table:style-name="ce2" table:number-columns-repeated="243"/>
        </table:table-row>
        <table:table-row table:style-name="ro1">
          <table:table-cell office:value-type="float" office:value="2.25">
            <text:p>2.25</text:p>
          </table:table-cell>
          <table:table-cell table:style-name="ce2" table:formula="oooc:=[.K47]*(0.035)" office:value-type="float" office:value="-0.0035">
            <text:p>-0.00350</text:p>
          </table:table-cell>
          <table:table-cell table:style-name="ce2" table:formula="oooc:=([.L47]-0.25)*0.035" office:value-type="float" office:value="-0.00875">
            <text:p>-0.00875</text:p>
          </table:table-cell>
          <table:table-cell table:style-name="ce2" table:formula="oooc:=[.B47]-[.C47]" office:value-type="float" office:value="0.00525">
            <text:p>0.00525</text:p>
          </table:table-cell>
          <table:table-cell table:style-name="ce2"/>
          <table:table-cell table:style-name="ce2" table:formula="oooc:=([.B48]-[.B47])/([.A48]-[.A47])" office:value-type="float" office:value="0.0350000000000001">
            <text:p>0.03500</text:p>
          </table:table-cell>
          <table:table-cell table:style-name="ce2" table:formula="oooc:=([.C48]-[.C47])/([.A48]-[.A47])" office:value-type="float" office:value="-0.0980000000000004">
            <text:p>-0.09800</text:p>
          </table:table-cell>
          <table:table-cell table:style-name="ce2" table:formula="oooc:=-[.G47]+[.F47]" office:value-type="float" office:value="0.133000000000001">
            <text:p>0.13300</text:p>
          </table:table-cell>
          <table:table-cell table:style-name="ce2" table:number-columns-repeated="2"/>
          <table:table-cell table:style-name="ce2" office:value-type="float" office:value="-0.1">
            <text:p>-0.10000</text:p>
          </table:table-cell>
          <table:table-cell table:style-name="ce2" office:value-type="float" office:value="0">
            <text:p>0.00000</text:p>
          </table:table-cell>
          <table:table-cell table:style-name="ce2" table:formula="oooc:=[.K47]-[.L47]" office:value-type="float" office:value="-0.1">
            <text:p>-0.10000</text:p>
          </table:table-cell>
          <table:table-cell table:style-name="ce2" table:number-columns-repeated="243"/>
        </table:table-row>
        <table:table-row table:style-name="ro1">
          <table:table-cell office:value-type="float" office:value="2.3">
            <text:p>2.30</text:p>
          </table:table-cell>
          <table:table-cell table:style-name="ce2" table:formula="oooc:=[.K48]*(0.035)" office:value-type="float" office:value="-0.00175">
            <text:p>-0.00175</text:p>
          </table:table-cell>
          <table:table-cell table:style-name="ce2" table:formula="oooc:=([.L48]-0.25)*0.035" office:value-type="float" office:value="-0.01365">
            <text:p>-0.01365</text:p>
          </table:table-cell>
          <table:table-cell table:style-name="ce2" table:formula="oooc:=[.B48]-[.C48]" office:value-type="float" office:value="0.0119">
            <text:p>0.01190</text:p>
          </table:table-cell>
          <table:table-cell table:style-name="ce2"/>
          <table:table-cell table:style-name="ce2" table:formula="oooc:=([.B49]-[.B48])/([.A49]-[.A48])" office:value-type="float" office:value="0.0699999999999996">
            <text:p>0.07000</text:p>
          </table:table-cell>
          <table:table-cell table:style-name="ce2" table:formula="oooc:=([.C49]-[.C48])/([.A49]-[.A48])" office:value-type="float" office:value="0.0279999999999999">
            <text:p>0.02800</text:p>
          </table:table-cell>
          <table:table-cell table:style-name="ce2" table:formula="oooc:=-[.G48]+[.F48]" office:value-type="float" office:value="0.0419999999999997">
            <text:p>0.04200</text:p>
          </table:table-cell>
          <table:table-cell table:style-name="ce2" table:number-columns-repeated="2"/>
          <table:table-cell table:style-name="ce2" office:value-type="float" office:value="-0.05">
            <text:p>-0.05000</text:p>
          </table:table-cell>
          <table:table-cell table:style-name="ce2" office:value-type="float" office:value="-0.14">
            <text:p>-0.14000</text:p>
          </table:table-cell>
          <table:table-cell table:style-name="ce2" table:formula="oooc:=[.K48]-[.L48]" office:value-type="float" office:value="0.09">
            <text:p>0.09000</text:p>
          </table:table-cell>
          <table:table-cell table:style-name="ce2" table:number-columns-repeated="243"/>
        </table:table-row>
        <table:table-row table:style-name="ro1">
          <table:table-cell office:value-type="float" office:value="2.35">
            <text:p>2.35</text:p>
          </table:table-cell>
          <table:table-cell table:style-name="ce2" table:formula="oooc:=[.K49]*(0.035)" office:value-type="float" office:value="0.00175">
            <text:p>0.00175</text:p>
          </table:table-cell>
          <table:table-cell table:style-name="ce2" table:formula="oooc:=([.L49]-0.25)*0.035" office:value-type="float" office:value="-0.01225">
            <text:p>-0.01225</text:p>
          </table:table-cell>
          <table:table-cell table:style-name="ce2" table:formula="oooc:=[.B49]-[.C49]" office:value-type="float" office:value="0.014">
            <text:p>0.01400</text:p>
          </table:table-cell>
          <table:table-cell table:style-name="ce2"/>
          <table:table-cell table:style-name="ce2" table:formula="oooc:=([.B50]-[.B49])/([.A50]-[.A49])" office:value-type="float" office:value="0.231000000000001">
            <text:p>0.23100</text:p>
          </table:table-cell>
          <table:table-cell table:style-name="ce2" table:formula="oooc:=([.C50]-[.C49])/([.A50]-[.A49])" office:value-type="float" office:value="0.196000000000001">
            <text:p>0.19600</text:p>
          </table:table-cell>
          <table:table-cell table:style-name="ce2" table:formula="oooc:=-[.G49]+[.F49]" office:value-type="float" office:value="0.0350000000000001">
            <text:p>0.03500</text:p>
          </table:table-cell>
          <table:table-cell table:style-name="ce2" table:number-columns-repeated="2"/>
          <table:table-cell table:style-name="ce2" office:value-type="float" office:value="0.05">
            <text:p>0.05000</text:p>
          </table:table-cell>
          <table:table-cell table:style-name="ce2" office:value-type="float" office:value="-0.1">
            <text:p>-0.10000</text:p>
          </table:table-cell>
          <table:table-cell table:style-name="ce2" table:formula="oooc:=[.K49]-[.L49]" office:value-type="float" office:value="0.15">
            <text:p>0.15000</text:p>
          </table:table-cell>
          <table:table-cell table:style-name="ce2" table:number-columns-repeated="243"/>
        </table:table-row>
        <table:table-row table:style-name="ro1">
          <table:table-cell office:value-type="float" office:value="2.4">
            <text:p>2.40</text:p>
          </table:table-cell>
          <table:table-cell table:style-name="ce2" table:formula="oooc:=[.K50]*(0.035)" office:value-type="float" office:value="0.0133">
            <text:p>0.01330</text:p>
          </table:table-cell>
          <table:table-cell table:style-name="ce2" table:formula="oooc:=([.L50]-0.25)*0.035" office:value-type="float" office:value="-0.00245">
            <text:p>-0.00245</text:p>
          </table:table-cell>
          <table:table-cell table:style-name="ce2" table:formula="oooc:=[.B50]-[.C50]" office:value-type="float" office:value="0.01575">
            <text:p>0.01575</text:p>
          </table:table-cell>
          <table:table-cell table:style-name="ce2"/>
          <table:table-cell table:style-name="ce2" table:formula="oooc:=([.B51]-[.B50])/([.A51]-[.A50])" office:value-type="float" office:value="0.244999999999999">
            <text:p>0.24500</text:p>
          </table:table-cell>
          <table:table-cell table:style-name="ce2" table:formula="oooc:=([.C51]-[.C50])/([.A51]-[.A50])" office:value-type="float" office:value="0.293999999999999">
            <text:p>0.29400</text:p>
          </table:table-cell>
          <table:table-cell table:style-name="ce2" table:formula="oooc:=-[.G50]+[.F50]" office:value-type="float" office:value="-0.0489999999999998">
            <text:p>-0.04900</text:p>
          </table:table-cell>
          <table:table-cell table:style-name="ce2" table:number-columns-repeated="2"/>
          <table:table-cell table:style-name="ce2" office:value-type="float" office:value="0.38">
            <text:p>0.38000</text:p>
          </table:table-cell>
          <table:table-cell table:style-name="ce2" office:value-type="float" office:value="0.18">
            <text:p>0.18000</text:p>
          </table:table-cell>
          <table:table-cell table:style-name="ce2" table:formula="oooc:=[.K50]-[.L50]" office:value-type="float" office:value="0.2">
            <text:p>0.20000</text:p>
          </table:table-cell>
          <table:table-cell table:style-name="ce2" table:number-columns-repeated="243"/>
        </table:table-row>
        <table:table-row table:style-name="ro1">
          <table:table-cell office:value-type="float" office:value="2.45">
            <text:p>2.45</text:p>
          </table:table-cell>
          <table:table-cell table:style-name="ce2" table:formula="oooc:=[.K51]*(0.035)" office:value-type="float" office:value="0.02555">
            <text:p>0.02555</text:p>
          </table:table-cell>
          <table:table-cell table:style-name="ce2" table:formula="oooc:=([.L51]-0.25)*0.035" office:value-type="float" office:value="0.01225">
            <text:p>0.01225</text:p>
          </table:table-cell>
          <table:table-cell table:style-name="ce2" table:formula="oooc:=[.B51]-[.C51]" office:value-type="float" office:value="0.0133">
            <text:p>0.01330</text:p>
          </table:table-cell>
          <table:table-cell table:style-name="ce2"/>
          <table:table-cell table:style-name="ce2" table:formula="oooc:=([.B52]-[.B51])/([.A52]-[.A51])" office:value-type="float" office:value="0.014">
            <text:p>0.01400</text:p>
          </table:table-cell>
          <table:table-cell table:style-name="ce2" table:formula="oooc:=([.C52]-[.C51])/([.A52]-[.A51])" office:value-type="float" office:value="0.175000000000001">
            <text:p>0.17500</text:p>
          </table:table-cell>
          <table:table-cell table:style-name="ce2" table:formula="oooc:=-[.G51]+[.F51]" office:value-type="float" office:value="-0.161000000000001">
            <text:p>-0.16100</text:p>
          </table:table-cell>
          <table:table-cell table:style-name="ce2" table:number-columns-repeated="2"/>
          <table:table-cell table:style-name="ce2" office:value-type="float" office:value="0.73">
            <text:p>0.73000</text:p>
          </table:table-cell>
          <table:table-cell table:style-name="ce2" office:value-type="float" office:value="0.6">
            <text:p>0.60000</text:p>
          </table:table-cell>
          <table:table-cell table:style-name="ce2" table:formula="oooc:=[.K51]-[.L51]" office:value-type="float" office:value="0.13">
            <text:p>0.13000</text:p>
          </table:table-cell>
          <table:table-cell table:style-name="ce2" table:number-columns-repeated="243"/>
        </table:table-row>
        <table:table-row table:style-name="ro1">
          <table:table-cell office:value-type="float" office:value="2.5">
            <text:p>2.50</text:p>
          </table:table-cell>
          <table:table-cell table:style-name="ce2" table:formula="oooc:=[.K52]*(0.035)" office:value-type="float" office:value="0.02625">
            <text:p>0.02625</text:p>
          </table:table-cell>
          <table:table-cell table:style-name="ce2" table:formula="oooc:=([.L52]-0.25)*0.035" office:value-type="float" office:value="0.021">
            <text:p>0.02100</text:p>
          </table:table-cell>
          <table:table-cell table:style-name="ce2" table:formula="oooc:=[.B52]-[.C52]" office:value-type="float" office:value="0.00525">
            <text:p>0.00525</text:p>
          </table:table-cell>
          <table:table-cell table:style-name="ce2"/>
          <table:table-cell table:style-name="ce2" table:formula="oooc:=([.B53]-[.B52])/([.A53]-[.A52])" office:value-type="float" office:value="-0.105">
            <text:p>-0.10500</text:p>
          </table:table-cell>
          <table:table-cell table:style-name="ce2" table:formula="oooc:=([.C53]-[.C52])/([.A53]-[.A52])" office:value-type="float" office:value="0.147000000000001">
            <text:p>0.14700</text:p>
          </table:table-cell>
          <table:table-cell table:style-name="ce2" table:formula="oooc:=-[.G52]+[.F52]" office:value-type="float" office:value="-0.252000000000001">
            <text:p>-0.25200</text:p>
          </table:table-cell>
          <table:table-cell table:style-name="ce2" table:number-columns-repeated="2"/>
          <table:table-cell table:style-name="ce2" office:value-type="float" office:value="0.75">
            <text:p>0.75000</text:p>
          </table:table-cell>
          <table:table-cell table:style-name="ce2" office:value-type="float" office:value="0.85">
            <text:p>0.85000</text:p>
          </table:table-cell>
          <table:table-cell table:style-name="ce2" table:formula="oooc:=[.K52]-[.L52]" office:value-type="float" office:value="-0.1">
            <text:p>-0.10000</text:p>
          </table:table-cell>
          <table:table-cell table:style-name="ce2" table:number-columns-repeated="243"/>
        </table:table-row>
        <table:table-row table:style-name="ro1">
          <table:table-cell office:value-type="float" office:value="2.55">
            <text:p>2.55</text:p>
          </table:table-cell>
          <table:table-cell table:style-name="ce2" table:formula="oooc:=[.K53]*(0.035)" office:value-type="float" office:value="0.021">
            <text:p>0.02100</text:p>
          </table:table-cell>
          <table:table-cell table:style-name="ce2" table:formula="oooc:=([.L53]-0.25)*0.035" office:value-type="float" office:value="0.02835">
            <text:p>0.02835</text:p>
          </table:table-cell>
          <table:table-cell table:style-name="ce2" table:formula="oooc:=[.B53]-[.C53]" office:value-type="float" office:value="-0.00735">
            <text:p>-0.00735</text:p>
          </table:table-cell>
          <table:table-cell table:style-name="ce2"/>
          <table:table-cell table:style-name="ce2" table:formula="oooc:=([.B54]-[.B53])/([.A54]-[.A53])" office:value-type="float" office:value="-0.0909999999999996">
            <text:p>-0.09100</text:p>
          </table:table-cell>
          <table:table-cell table:style-name="ce2" table:formula="oooc:=([.C54]-[.C53])/([.A54]-[.A53])" office:value-type="float" office:value="0">
            <text:p>0.00000</text:p>
          </table:table-cell>
          <table:table-cell table:style-name="ce2" table:formula="oooc:=-[.G53]+[.F53]" office:value-type="float" office:value="-0.0909999999999996">
            <text:p>-0.09100</text:p>
          </table:table-cell>
          <table:table-cell table:style-name="ce2" table:number-columns-repeated="2"/>
          <table:table-cell table:style-name="ce2" office:value-type="float" office:value="0.6">
            <text:p>0.60000</text:p>
          </table:table-cell>
          <table:table-cell table:style-name="ce2" office:value-type="float" office:value="1.06">
            <text:p>1.06000</text:p>
          </table:table-cell>
          <table:table-cell table:style-name="ce2" table:formula="oooc:=[.K53]-[.L53]" office:value-type="float" office:value="-0.46">
            <text:p>-0.46000</text:p>
          </table:table-cell>
          <table:table-cell table:style-name="ce2" table:number-columns-repeated="243"/>
        </table:table-row>
        <table:table-row table:style-name="ro1">
          <table:table-cell office:value-type="float" office:value="2.6">
            <text:p>2.60</text:p>
          </table:table-cell>
          <table:table-cell table:style-name="ce2" table:formula="oooc:=[.K54]*(0.035)" office:value-type="float" office:value="0.01645">
            <text:p>0.01645</text:p>
          </table:table-cell>
          <table:table-cell table:style-name="ce2" table:formula="oooc:=([.L54]-0.25)*0.035" office:value-type="float" office:value="0.02835">
            <text:p>0.02835</text:p>
          </table:table-cell>
          <table:table-cell table:style-name="ce2" table:formula="oooc:=[.B54]-[.C54]" office:value-type="float" office:value="-0.0119">
            <text:p>-0.01190</text:p>
          </table:table-cell>
          <table:table-cell table:style-name="ce2"/>
          <table:table-cell table:style-name="ce2" table:formula="oooc:=([.B55]-[.B54])/([.A55]-[.A54])" office:value-type="float" office:value="-0.245000000000001">
            <text:p>-0.24500</text:p>
          </table:table-cell>
          <table:table-cell table:style-name="ce2" table:formula="oooc:=([.C55]-[.C54])/([.A55]-[.A54])" office:value-type="float" office:value="-0.273000000000001">
            <text:p>-0.27300</text:p>
          </table:table-cell>
          <table:table-cell table:style-name="ce2" table:formula="oooc:=-[.G54]+[.F54]" office:value-type="float" office:value="0.028">
            <text:p>0.02800</text:p>
          </table:table-cell>
          <table:table-cell table:style-name="ce2" table:number-columns-repeated="2"/>
          <table:table-cell table:style-name="ce2" office:value-type="float" office:value="0.47">
            <text:p>0.47000</text:p>
          </table:table-cell>
          <table:table-cell table:style-name="ce2" office:value-type="float" office:value="1.06">
            <text:p>1.06000</text:p>
          </table:table-cell>
          <table:table-cell table:style-name="ce2" table:formula="oooc:=[.K54]-[.L54]" office:value-type="float" office:value="-0.59">
            <text:p>-0.59000</text:p>
          </table:table-cell>
          <table:table-cell table:style-name="ce2" table:number-columns-repeated="243"/>
        </table:table-row>
        <table:table-row table:style-name="ro1">
          <table:table-cell office:value-type="float" office:value="2.65">
            <text:p>2.65</text:p>
          </table:table-cell>
          <table:table-cell table:style-name="ce2" table:formula="oooc:=[.K55]*(0.035)" office:value-type="float" office:value="0.0042">
            <text:p>0.00420</text:p>
          </table:table-cell>
          <table:table-cell table:style-name="ce2" table:formula="oooc:=([.L55]-0.25)*0.035" office:value-type="float" office:value="0.0147">
            <text:p>0.01470</text:p>
          </table:table-cell>
          <table:table-cell table:style-name="ce2" table:formula="oooc:=[.B55]-[.C55]" office:value-type="float" office:value="-0.0105">
            <text:p>-0.01050</text:p>
          </table:table-cell>
          <table:table-cell table:style-name="ce2"/>
          <table:table-cell table:style-name="ce2" table:formula="oooc:=([.B56]-[.B55])/([.A56]-[.A55])" office:value-type="float" office:value="-0.0839999999999996">
            <text:p>-0.08400</text:p>
          </table:table-cell>
          <table:table-cell table:style-name="ce2" table:formula="oooc:=([.C56]-[.C55])/([.A56]-[.A55])" office:value-type="float" office:value="-0.167999999999999">
            <text:p>-0.16800</text:p>
          </table:table-cell>
          <table:table-cell table:style-name="ce2" table:formula="oooc:=-[.G55]+[.F55]" office:value-type="float" office:value="0.0839999999999996">
            <text:p>0.08400</text:p>
          </table:table-cell>
          <table:table-cell table:style-name="ce2" table:number-columns-repeated="2"/>
          <table:table-cell table:style-name="ce2" office:value-type="float" office:value="0.12">
            <text:p>0.12000</text:p>
          </table:table-cell>
          <table:table-cell table:style-name="ce2" office:value-type="float" office:value="0.67">
            <text:p>0.67000</text:p>
          </table:table-cell>
          <table:table-cell table:style-name="ce2" table:formula="oooc:=[.K55]-[.L55]" office:value-type="float" office:value="-0.55">
            <text:p>-0.55000</text:p>
          </table:table-cell>
          <table:table-cell table:style-name="ce2" table:number-columns-repeated="243"/>
        </table:table-row>
        <table:table-row table:style-name="ro1">
          <table:table-cell office:value-type="float" office:value="2.7">
            <text:p>2.70</text:p>
          </table:table-cell>
          <table:table-cell table:style-name="ce2" table:formula="oooc:=[.K56]*(0.035)" office:value-type="float" office:value="0">
            <text:p>0.00000</text:p>
          </table:table-cell>
          <table:table-cell table:style-name="ce2" table:formula="oooc:=([.L56]-0.25)*0.035" office:value-type="float" office:value="0.0063">
            <text:p>0.00630</text:p>
          </table:table-cell>
          <table:table-cell table:style-name="ce2" table:formula="oooc:=[.B56]-[.C56]" office:value-type="float" office:value="-0.0063">
            <text:p>-0.00630</text:p>
          </table:table-cell>
          <table:table-cell table:style-name="ce2"/>
          <table:table-cell table:style-name="ce2" table:formula="oooc:=([.B57]-[.B56])/([.A57]-[.A56])" office:value-type="float" office:value="-0.154000000000001">
            <text:p>-0.15400</text:p>
          </table:table-cell>
          <table:table-cell table:style-name="ce2" table:formula="oooc:=([.C57]-[.C56])/([.A57]-[.A56])" office:value-type="float" office:value="-0.301000000000001">
            <text:p>-0.30100</text:p>
          </table:table-cell>
          <table:table-cell table:style-name="ce2" table:formula="oooc:=-[.G56]+[.F56]" office:value-type="float" office:value="0.147000000000001">
            <text:p>0.14700</text:p>
          </table:table-cell>
          <table:table-cell table:style-name="ce2" table:number-columns-repeated="2"/>
          <table:table-cell table:style-name="ce2" office:value-type="float" office:value="0">
            <text:p>0.00000</text:p>
          </table:table-cell>
          <table:table-cell table:style-name="ce2" office:value-type="float" office:value="0.43">
            <text:p>0.43000</text:p>
          </table:table-cell>
          <table:table-cell table:style-name="ce2" table:formula="oooc:=[.K56]-[.L56]" office:value-type="float" office:value="-0.43">
            <text:p>-0.43000</text:p>
          </table:table-cell>
          <table:table-cell table:style-name="ce2" table:number-columns-repeated="243"/>
        </table:table-row>
        <table:table-row table:style-name="ro1">
          <table:table-cell office:value-type="float" office:value="2.75">
            <text:p>2.75</text:p>
          </table:table-cell>
          <table:table-cell table:style-name="ce2" table:formula="oooc:=[.K57]*(0.035)" office:value-type="float" office:value="-0.0077">
            <text:p>-0.00770</text:p>
          </table:table-cell>
          <table:table-cell table:style-name="ce2" table:formula="oooc:=([.L57]-0.25)*0.035" office:value-type="float" office:value="-0.00875">
            <text:p>-0.00875</text:p>
          </table:table-cell>
          <table:table-cell table:style-name="ce2" table:formula="oooc:=[.B57]-[.C57]" office:value-type="float" office:value="0.00105">
            <text:p>0.00105</text:p>
          </table:table-cell>
          <table:table-cell table:style-name="ce2"/>
          <table:table-cell table:style-name="ce2" table:formula="oooc:=([.B58]-[.B57])/([.A58]-[.A57])" office:value-type="float" office:value="0.0350000000000001">
            <text:p>0.03500</text:p>
          </table:table-cell>
          <table:table-cell table:style-name="ce2" table:formula="oooc:=([.C58]-[.C57])/([.A58]-[.A57])" office:value-type="float" office:value="-0.105">
            <text:p>-0.10500</text:p>
          </table:table-cell>
          <table:table-cell table:style-name="ce2" table:formula="oooc:=-[.G57]+[.F57]" office:value-type="float" office:value="0.140000000000001">
            <text:p>0.14000</text:p>
          </table:table-cell>
          <table:table-cell table:style-name="ce2" table:number-columns-repeated="2"/>
          <table:table-cell table:style-name="ce2" office:value-type="float" office:value="-0.22">
            <text:p>-0.22000</text:p>
          </table:table-cell>
          <table:table-cell table:style-name="ce2" office:value-type="float" office:value="0">
            <text:p>0.00000</text:p>
          </table:table-cell>
          <table:table-cell table:style-name="ce2" table:formula="oooc:=[.K57]-[.L57]" office:value-type="float" office:value="-0.22">
            <text:p>-0.22000</text:p>
          </table:table-cell>
          <table:table-cell table:style-name="ce2" table:number-columns-repeated="243"/>
        </table:table-row>
        <table:table-row table:style-name="ro1">
          <table:table-cell office:value-type="float" office:value="2.8">
            <text:p>2.80</text:p>
          </table:table-cell>
          <table:table-cell table:style-name="ce2" table:formula="oooc:=[.K58]*(0.035)" office:value-type="float" office:value="-0.00595">
            <text:p>-0.00595</text:p>
          </table:table-cell>
          <table:table-cell table:style-name="ce2" table:formula="oooc:=([.L58]-0.25)*0.035" office:value-type="float" office:value="-0.014">
            <text:p>-0.01400</text:p>
          </table:table-cell>
          <table:table-cell table:style-name="ce2" table:formula="oooc:=[.B58]-[.C58]" office:value-type="float" office:value="0.00805">
            <text:p>0.00805</text:p>
          </table:table-cell>
          <table:table-cell table:style-name="ce2"/>
          <table:table-cell table:style-name="ce2" table:formula="oooc:=([.B59]-[.B58])/([.A59]-[.A58])" office:value-type="float" office:value="0.118999999999999">
            <text:p>0.11900</text:p>
          </table:table-cell>
          <table:table-cell table:style-name="ce2" table:formula="oooc:=([.C59]-[.C58])/([.A59]-[.A58])" office:value-type="float" office:value="-0.0489999999999997">
            <text:p>-0.04900</text:p>
          </table:table-cell>
          <table:table-cell table:style-name="ce2" table:formula="oooc:=-[.G58]+[.F58]" office:value-type="float" office:value="0.167999999999999">
            <text:p>0.16800</text:p>
          </table:table-cell>
          <table:table-cell table:style-name="ce2" table:number-columns-repeated="2"/>
          <table:table-cell table:style-name="ce2" office:value-type="float" office:value="-0.17">
            <text:p>-0.17000</text:p>
          </table:table-cell>
          <table:table-cell table:style-name="ce2" office:value-type="float" office:value="-0.15">
            <text:p>-0.15000</text:p>
          </table:table-cell>
          <table:table-cell table:style-name="ce2" table:formula="oooc:=[.K58]-[.L58]" office:value-type="float" office:value="-0.02">
            <text:p>-0.02000</text:p>
          </table:table-cell>
          <table:table-cell table:style-name="ce2" table:number-columns-repeated="243"/>
        </table:table-row>
        <table:table-row table:style-name="ro1">
          <table:table-cell office:value-type="float" office:value="2.85">
            <text:p>2.85</text:p>
          </table:table-cell>
          <table:table-cell table:style-name="ce2" table:formula="oooc:=[.K59]*(0.035)" office:value-type="float" office:value="0">
            <text:p>0.00000</text:p>
          </table:table-cell>
          <table:table-cell table:style-name="ce2" table:formula="oooc:=([.L59]-0.25)*0.035" office:value-type="float" office:value="-0.01645">
            <text:p>-0.01645</text:p>
          </table:table-cell>
          <table:table-cell table:style-name="ce2" table:formula="oooc:=[.B59]-[.C59]" office:value-type="float" office:value="0.01645">
            <text:p>0.01645</text:p>
          </table:table-cell>
          <table:table-cell table:style-name="ce2"/>
          <table:table-cell table:style-name="ce2" table:formula="oooc:=([.B60]-[.B59])/([.A60]-[.A59])" office:value-type="float" office:value="0.175000000000001">
            <text:p>0.17500</text:p>
          </table:table-cell>
          <table:table-cell table:style-name="ce2" table:formula="oooc:=([.C60]-[.C59])/([.A60]-[.A59])" office:value-type="float" office:value="0.189000000000001">
            <text:p>0.18900</text:p>
          </table:table-cell>
          <table:table-cell table:style-name="ce2" table:formula="oooc:=-[.G59]+[.F59]" office:value-type="float" office:value="-0.014">
            <text:p>-0.01400</text:p>
          </table:table-cell>
          <table:table-cell table:style-name="ce2" table:number-columns-repeated="2"/>
          <table:table-cell table:style-name="ce2" office:value-type="float" office:value="0">
            <text:p>0.00000</text:p>
          </table:table-cell>
          <table:table-cell table:style-name="ce2" office:value-type="float" office:value="-0.22">
            <text:p>-0.22000</text:p>
          </table:table-cell>
          <table:table-cell table:style-name="ce2" table:formula="oooc:=[.K59]-[.L59]" office:value-type="float" office:value="0.22">
            <text:p>0.22000</text:p>
          </table:table-cell>
          <table:table-cell table:style-name="ce2" table:number-columns-repeated="243"/>
        </table:table-row>
        <table:table-row table:style-name="ro1">
          <table:table-cell office:value-type="float" office:value="2.9">
            <text:p>2.90</text:p>
          </table:table-cell>
          <table:table-cell table:style-name="ce2" table:formula="oooc:=[.K60]*(0.035)" office:value-type="float" office:value="0.00875">
            <text:p>0.00875</text:p>
          </table:table-cell>
          <table:table-cell table:style-name="ce2" table:formula="oooc:=([.L60]-0.25)*0.035" office:value-type="float" office:value="-0.007">
            <text:p>-0.00700</text:p>
          </table:table-cell>
          <table:table-cell table:style-name="ce2" table:formula="oooc:=[.B60]-[.C60]" office:value-type="float" office:value="0.01575">
            <text:p>0.01575</text:p>
          </table:table-cell>
          <table:table-cell table:style-name="ce2"/>
          <table:table-cell table:style-name="ce2" table:formula="oooc:=([.B61]-[.B60])/([.A61]-[.A60])" office:value-type="float" office:value="0.272999999999999">
            <text:p>0.27300</text:p>
          </table:table-cell>
          <table:table-cell table:style-name="ce2" table:formula="oooc:=([.C61]-[.C60])/([.A61]-[.A60])" office:value-type="float" office:value="0.293999999999998">
            <text:p>0.29400</text:p>
          </table:table-cell>
          <table:table-cell table:style-name="ce2" table:formula="oooc:=-[.G60]+[.F60]" office:value-type="float" office:value="-0.0209999999999999">
            <text:p>-0.02100</text:p>
          </table:table-cell>
          <table:table-cell table:style-name="ce2" table:number-columns-repeated="2"/>
          <table:table-cell table:style-name="ce2" office:value-type="float" office:value="0.25">
            <text:p>0.25000</text:p>
          </table:table-cell>
          <table:table-cell table:style-name="ce2" office:value-type="float" office:value="0.05">
            <text:p>0.05000</text:p>
          </table:table-cell>
          <table:table-cell table:style-name="ce2" table:formula="oooc:=[.K60]-[.L60]" office:value-type="float" office:value="0.2">
            <text:p>0.20000</text:p>
          </table:table-cell>
          <table:table-cell table:style-name="ce2" table:number-columns-repeated="243"/>
        </table:table-row>
        <table:table-row table:style-name="ro1">
          <table:table-cell office:value-type="float" office:value="2.95">
            <text:p>2.95</text:p>
          </table:table-cell>
          <table:table-cell table:style-name="ce2" table:formula="oooc:=[.K61]*(0.035)" office:value-type="float" office:value="0.0224">
            <text:p>0.02240</text:p>
          </table:table-cell>
          <table:table-cell table:style-name="ce2" table:formula="oooc:=([.L61]-0.25)*0.035" office:value-type="float" office:value="0.0077">
            <text:p>0.00770</text:p>
          </table:table-cell>
          <table:table-cell table:style-name="ce2" table:formula="oooc:=[.B61]-[.C61]" office:value-type="float" office:value="0.0147">
            <text:p>0.01470</text:p>
          </table:table-cell>
          <table:table-cell table:style-name="ce2"/>
          <table:table-cell table:style-name="ce2" table:formula="oooc:=([.B62]-[.B61])/([.A62]-[.A61])" office:value-type="float" office:value="0.0910000000000003">
            <text:p>0.09100</text:p>
          </table:table-cell>
          <table:table-cell table:style-name="ce2" table:formula="oooc:=([.C62]-[.C61])/([.A62]-[.A61])" office:value-type="float" office:value="0.217000000000001">
            <text:p>0.21700</text:p>
          </table:table-cell>
          <table:table-cell table:style-name="ce2" table:formula="oooc:=-[.G61]+[.F61]" office:value-type="float" office:value="-0.126000000000001">
            <text:p>-0.12600</text:p>
          </table:table-cell>
          <table:table-cell table:style-name="ce2" table:number-columns-repeated="2"/>
          <table:table-cell table:style-name="ce2" office:value-type="float" office:value="0.64">
            <text:p>0.64000</text:p>
          </table:table-cell>
          <table:table-cell table:style-name="ce2" office:value-type="float" office:value="0.47">
            <text:p>0.47000</text:p>
          </table:table-cell>
          <table:table-cell table:style-name="ce2" table:formula="oooc:=[.K61]-[.L61]" office:value-type="float" office:value="0.17">
            <text:p>0.17000</text:p>
          </table:table-cell>
          <table:table-cell table:style-name="ce2" table:number-columns-repeated="243"/>
        </table:table-row>
        <table:table-row table:style-name="ro1">
          <table:table-cell office:value-type="float" office:value="3">
            <text:p>3.00</text:p>
          </table:table-cell>
          <table:table-cell table:style-name="ce2" table:formula="oooc:=[.K62]*(0.035)" office:value-type="float" office:value="0.02695">
            <text:p>0.02695</text:p>
          </table:table-cell>
          <table:table-cell table:style-name="ce2" table:formula="oooc:=([.L62]-0.25)*0.035" office:value-type="float" office:value="0.01855">
            <text:p>0.01855</text:p>
          </table:table-cell>
          <table:table-cell table:style-name="ce2" table:formula="oooc:=[.B62]-[.C62]" office:value-type="float" office:value="0.0084">
            <text:p>0.00840</text:p>
          </table:table-cell>
          <table:table-cell table:style-name="ce2"/>
          <table:table-cell table:style-name="ce2" table:formula="oooc:=([.B63]-[.B62])/([.A63]-[.A62])" office:value-type="float" office:value="-0.0980000000000003">
            <text:p>-0.09800</text:p>
          </table:table-cell>
          <table:table-cell table:style-name="ce2" table:formula="oooc:=([.C63]-[.C62])/([.A63]-[.A62])" office:value-type="float" office:value="0.210000000000001">
            <text:p>0.21000</text:p>
          </table:table-cell>
          <table:table-cell table:style-name="ce2" table:formula="oooc:=-[.G62]+[.F62]" office:value-type="float" office:value="-0.308000000000001">
            <text:p>-0.30800</text:p>
          </table:table-cell>
          <table:table-cell table:style-name="ce2" table:number-columns-repeated="2"/>
          <table:table-cell table:style-name="ce2" office:value-type="float" office:value="0.77">
            <text:p>0.77000</text:p>
          </table:table-cell>
          <table:table-cell table:style-name="ce2" office:value-type="float" office:value="0.78">
            <text:p>0.78000</text:p>
          </table:table-cell>
          <table:table-cell table:style-name="ce2" table:formula="oooc:=[.K62]-[.L62]" office:value-type="float" office:value="-0.01">
            <text:p>-0.01000</text:p>
          </table:table-cell>
          <table:table-cell table:style-name="ce2" table:number-columns-repeated="243"/>
        </table:table-row>
        <table:table-row table:style-name="ro1">
          <table:table-cell office:value-type="float" office:value="3.05">
            <text:p>3.05</text:p>
          </table:table-cell>
          <table:table-cell table:style-name="ce2" table:formula="oooc:=[.K63]*(0.035)" office:value-type="float" office:value="0.02205">
            <text:p>0.02205</text:p>
          </table:table-cell>
          <table:table-cell table:style-name="ce2" table:formula="oooc:=([.L63]-0.25)*0.035" office:value-type="float" office:value="0.02905">
            <text:p>0.02905</text:p>
          </table:table-cell>
          <table:table-cell table:style-name="ce2" table:formula="oooc:=[.B63]-[.C63]" office:value-type="float" office:value="-0.007">
            <text:p>-0.00700</text:p>
          </table:table-cell>
          <table:table-cell table:style-name="ce2"/>
          <table:table-cell table:style-name="ce2" table:formula="oooc:=([.B64]-[.B63])/([.A64]-[.A63])" office:value-type="float" office:value="-0.118999999999999">
            <text:p>-0.11900</text:p>
          </table:table-cell>
          <table:table-cell table:style-name="ce2" table:formula="oooc:=([.C64]-[.C63])/([.A64]-[.A63])" office:value-type="float" office:value="0.0559999999999996">
            <text:p>0.05600</text:p>
          </table:table-cell>
          <table:table-cell table:style-name="ce2" table:formula="oooc:=-[.G63]+[.F63]" office:value-type="float" office:value="-0.174999999999999">
            <text:p>-0.17500</text:p>
          </table:table-cell>
          <table:table-cell table:style-name="ce2" table:number-columns-repeated="2"/>
          <table:table-cell table:style-name="ce2" office:value-type="float" office:value="0.63">
            <text:p>0.63000</text:p>
          </table:table-cell>
          <table:table-cell table:style-name="ce2" office:value-type="float" office:value="1.08">
            <text:p>1.08000</text:p>
          </table:table-cell>
          <table:table-cell table:style-name="ce2" table:formula="oooc:=[.K63]-[.L63]" office:value-type="float" office:value="-0.45">
            <text:p>-0.45000</text:p>
          </table:table-cell>
          <table:table-cell table:style-name="ce2" table:number-columns-repeated="243"/>
        </table:table-row>
        <table:table-row table:style-name="ro1">
          <table:table-cell office:value-type="float" office:value="3.1">
            <text:p>3.10</text:p>
          </table:table-cell>
          <table:table-cell table:style-name="ce2" table:formula="oooc:=[.K64]*(0.035)" office:value-type="float" office:value="0.0161">
            <text:p>0.01610</text:p>
          </table:table-cell>
          <table:table-cell table:style-name="ce2" table:formula="oooc:=([.L64]-0.25)*0.035" office:value-type="float" office:value="0.03185">
            <text:p>0.03185</text:p>
          </table:table-cell>
          <table:table-cell table:style-name="ce2" table:formula="oooc:=[.B64]-[.C64]" office:value-type="float" office:value="-0.01575">
            <text:p>-0.01575</text:p>
          </table:table-cell>
          <table:table-cell table:style-name="ce2"/>
          <table:table-cell table:style-name="ce2" table:formula="oooc:=([.B65]-[.B64])/([.A65]-[.A64])" office:value-type="float" office:value="-0.252000000000001">
            <text:p>-0.25200</text:p>
          </table:table-cell>
          <table:table-cell table:style-name="ce2" table:formula="oooc:=([.C65]-[.C64])/([.A65]-[.A64])" office:value-type="float" office:value="-0.238000000000001">
            <text:p>-0.23800</text:p>
          </table:table-cell>
          <table:table-cell table:style-name="ce2" table:formula="oooc:=-[.G64]+[.F64]" office:value-type="float" office:value="-0.0140000000000001">
            <text:p>-0.01400</text:p>
          </table:table-cell>
          <table:table-cell table:style-name="ce2" table:number-columns-repeated="2"/>
          <table:table-cell table:style-name="ce2" office:value-type="float" office:value="0.46">
            <text:p>0.46000</text:p>
          </table:table-cell>
          <table:table-cell table:style-name="ce2" office:value-type="float" office:value="1.16">
            <text:p>1.16000</text:p>
          </table:table-cell>
          <table:table-cell table:style-name="ce2" table:formula="oooc:=[.K64]-[.L64]" office:value-type="float" office:value="-0.7">
            <text:p>-0.70000</text:p>
          </table:table-cell>
          <table:table-cell table:style-name="ce2" table:number-columns-repeated="243"/>
        </table:table-row>
        <table:table-row table:style-name="ro1">
          <table:table-cell office:value-type="float" office:value="3.15">
            <text:p>3.15</text:p>
          </table:table-cell>
          <table:table-cell table:style-name="ce2" table:formula="oooc:=[.K65]*(0.035)" office:value-type="float" office:value="0.0035">
            <text:p>0.00350</text:p>
          </table:table-cell>
          <table:table-cell table:style-name="ce2" table:formula="oooc:=([.L65]-0.25)*0.035" office:value-type="float" office:value="0.01995">
            <text:p>0.01995</text:p>
          </table:table-cell>
          <table:table-cell table:style-name="ce2" table:formula="oooc:=[.B65]-[.C65]" office:value-type="float" office:value="-0.01645">
            <text:p>-0.01645</text:p>
          </table:table-cell>
          <table:table-cell table:style-name="ce2"/>
          <table:table-cell table:style-name="ce2" table:formula="oooc:=([.B66]-[.B65])/([.A66]-[.A65])" office:value-type="float" office:value="-0.0699999999999996">
            <text:p>-0.07000</text:p>
          </table:table-cell>
          <table:table-cell table:style-name="ce2" table:formula="oooc:=([.C66]-[.C65])/([.A66]-[.A65])" office:value-type="float" office:value="-0.125999999999999">
            <text:p>-0.12600</text:p>
          </table:table-cell>
          <table:table-cell table:style-name="ce2" table:formula="oooc:=-[.G65]+[.F65]" office:value-type="float" office:value="0.0559999999999997">
            <text:p>0.05600</text:p>
          </table:table-cell>
          <table:table-cell table:style-name="ce2" table:number-columns-repeated="2"/>
          <table:table-cell table:style-name="ce2" office:value-type="float" office:value="0.1">
            <text:p>0.10000</text:p>
          </table:table-cell>
          <table:table-cell table:style-name="ce2" office:value-type="float" office:value="0.82">
            <text:p>0.82000</text:p>
          </table:table-cell>
          <table:table-cell table:style-name="ce2" table:formula="oooc:=[.K65]-[.L65]" office:value-type="float" office:value="-0.72">
            <text:p>-0.72000</text:p>
          </table:table-cell>
          <table:table-cell table:style-name="ce2" table:number-columns-repeated="243"/>
        </table:table-row>
        <table:table-row table:style-name="ro1">
          <table:table-cell office:value-type="float" office:value="3.2">
            <text:p>3.20</text:p>
          </table:table-cell>
          <table:table-cell table:style-name="ce2" table:formula="oooc:=[.K66]*(0.035)" office:value-type="float" office:value="0">
            <text:p>0.00000</text:p>
          </table:table-cell>
          <table:table-cell table:style-name="ce2" table:formula="oooc:=([.L66]-0.25)*0.035" office:value-type="float" office:value="0.01365">
            <text:p>0.01365</text:p>
          </table:table-cell>
          <table:table-cell table:style-name="ce2" table:formula="oooc:=[.B66]-[.C66]" office:value-type="float" office:value="-0.01365">
            <text:p>-0.01365</text:p>
          </table:table-cell>
          <table:table-cell table:style-name="ce2"/>
          <table:table-cell table:style-name="ce2" table:formula="oooc:=([.B67]-[.B66])/([.A67]-[.A66])" office:value-type="float" office:value="-0.0980000000000004">
            <text:p>-0.09800</text:p>
          </table:table-cell>
          <table:table-cell table:style-name="ce2" table:formula="oooc:=([.C67]-[.C66])/([.A67]-[.A66])" office:value-type="float" office:value="-0.378000000000001">
            <text:p>-0.37800</text:p>
          </table:table-cell>
          <table:table-cell table:style-name="ce2" table:formula="oooc:=-[.G66]+[.F66]" office:value-type="float" office:value="0.280000000000001">
            <text:p>0.28000</text:p>
          </table:table-cell>
          <table:table-cell table:style-name="ce2" table:number-columns-repeated="2"/>
          <table:table-cell table:style-name="ce2" office:value-type="float" office:value="0">
            <text:p>0.00000</text:p>
          </table:table-cell>
          <table:table-cell table:style-name="ce2" office:value-type="float" office:value="0.64">
            <text:p>0.64000</text:p>
          </table:table-cell>
          <table:table-cell table:style-name="ce2" table:formula="oooc:=[.K66]-[.L66]" office:value-type="float" office:value="-0.64">
            <text:p>-0.64000</text:p>
          </table:table-cell>
          <table:table-cell table:style-name="ce2" table:number-columns-repeated="243"/>
        </table:table-row>
        <table:table-row table:style-name="ro1">
          <table:table-cell office:value-type="float" office:value="3.25">
            <text:p>3.25</text:p>
          </table:table-cell>
          <table:table-cell table:style-name="ce2" table:formula="oooc:=[.K67]*(0.035)" office:value-type="float" office:value="-0.0049">
            <text:p>-0.00490</text:p>
          </table:table-cell>
          <table:table-cell table:style-name="ce2" table:formula="oooc:=([.L67]-0.25)*0.035" office:value-type="float" office:value="-0.00525">
            <text:p>-0.00525</text:p>
          </table:table-cell>
          <table:table-cell table:style-name="ce2" table:formula="oooc:=[.B67]-[.C67]" office:value-type="float" office:value="0.00035">
            <text:p>0.00035</text:p>
          </table:table-cell>
          <table:table-cell table:style-name="ce2"/>
          <table:table-cell table:style-name="ce2" table:formula="oooc:=([.B68]-[.B67])/([.A68]-[.A67])" office:value-type="float" office:value="-0.00700000000000002">
            <text:p>-0.00700</text:p>
          </table:table-cell>
          <table:table-cell table:style-name="ce2" table:formula="oooc:=([.C68]-[.C67])/([.A68]-[.A67])" office:value-type="float" office:value="-0.0700000000000003">
            <text:p>-0.07000</text:p>
          </table:table-cell>
          <table:table-cell table:style-name="ce2" table:formula="oooc:=-[.G67]+[.F67]" office:value-type="float" office:value="0.0630000000000002">
            <text:p>0.06300</text:p>
          </table:table-cell>
          <table:table-cell table:style-name="ce2" table:number-columns-repeated="2"/>
          <table:table-cell table:style-name="ce2" office:value-type="float" office:value="-0.14">
            <text:p>-0.14000</text:p>
          </table:table-cell>
          <table:table-cell table:style-name="ce2" office:value-type="float" office:value="0.1">
            <text:p>0.10000</text:p>
          </table:table-cell>
          <table:table-cell table:style-name="ce2" table:formula="oooc:=[.K67]-[.L67]" office:value-type="float" office:value="-0.24">
            <text:p>-0.24000</text:p>
          </table:table-cell>
          <table:table-cell table:style-name="ce2" table:number-columns-repeated="243"/>
        </table:table-row>
        <table:table-row table:style-name="ro1">
          <table:table-cell office:value-type="float" office:value="3.3">
            <text:p>3.30</text:p>
          </table:table-cell>
          <table:table-cell table:style-name="ce2" table:formula="oooc:=[.K68]*(0.035)" office:value-type="float" office:value="-0.00525">
            <text:p>-0.00525</text:p>
          </table:table-cell>
          <table:table-cell table:style-name="ce2" table:formula="oooc:=([.L68]-0.25)*0.035" office:value-type="float" office:value="-0.00875">
            <text:p>-0.00875</text:p>
          </table:table-cell>
          <table:table-cell table:style-name="ce2" table:formula="oooc:=[.B68]-[.C68]" office:value-type="float" office:value="0.0035">
            <text:p>0.00350</text:p>
          </table:table-cell>
          <table:table-cell table:style-name="ce2"/>
          <table:table-cell table:style-name="ce2" table:formula="oooc:=([.B69]-[.B68])/([.A69]-[.A68])" office:value-type="float" office:value="0.104999999999999">
            <text:p>0.10500</text:p>
          </table:table-cell>
          <table:table-cell table:style-name="ce2" table:formula="oooc:=([.C69]-[.C68])/([.A69]-[.A68])" office:value-type="float" office:value="-0.0349999999999998">
            <text:p>-0.03500</text:p>
          </table:table-cell>
          <table:table-cell table:style-name="ce2" table:formula="oooc:=-[.G68]+[.F68]" office:value-type="float" office:value="0.139999999999999">
            <text:p>0.14000</text:p>
          </table:table-cell>
          <table:table-cell table:style-name="ce2" table:number-columns-repeated="2"/>
          <table:table-cell table:style-name="ce2" office:value-type="float" office:value="-0.15">
            <text:p>-0.15000</text:p>
          </table:table-cell>
          <table:table-cell table:style-name="ce2" office:value-type="float" office:value="0">
            <text:p>0.00000</text:p>
          </table:table-cell>
          <table:table-cell table:style-name="ce2" table:formula="oooc:=[.K68]-[.L68]" office:value-type="float" office:value="-0.15">
            <text:p>-0.15000</text:p>
          </table:table-cell>
          <table:table-cell table:style-name="ce2" table:number-columns-repeated="243"/>
        </table:table-row>
        <table:table-row table:style-name="ro1">
          <table:table-cell office:value-type="float" office:value="3.35">
            <text:p>3.35</text:p>
          </table:table-cell>
          <table:table-cell table:style-name="ce2" table:formula="oooc:=[.K69]*(0.035)" office:value-type="float" office:value="0">
            <text:p>0.00000</text:p>
          </table:table-cell>
          <table:table-cell table:style-name="ce2" table:formula="oooc:=([.L69]-0.25)*0.035" office:value-type="float" office:value="-0.0105">
            <text:p>-0.01050</text:p>
          </table:table-cell>
          <table:table-cell table:style-name="ce2" table:formula="oooc:=[.B69]-[.C69]" office:value-type="float" office:value="0.0105">
            <text:p>0.01050</text:p>
          </table:table-cell>
          <table:table-cell table:style-name="ce2"/>
          <table:table-cell table:style-name="ce2" table:formula="oooc:=([.B70]-[.B69])/([.A70]-[.A69])" office:value-type="float" office:value="0.105">
            <text:p>0.10500</text:p>
          </table:table-cell>
          <table:table-cell table:style-name="ce2" table:formula="oooc:=([.C70]-[.C69])/([.A70]-[.A69])" office:value-type="float" office:value="0.0700000000000002">
            <text:p>0.07000</text:p>
          </table:table-cell>
          <table:table-cell table:style-name="ce2" table:formula="oooc:=-[.G69]+[.F69]" office:value-type="float" office:value="0.0350000000000001">
            <text:p>0.03500</text:p>
          </table:table-cell>
          <table:table-cell table:style-name="ce2" table:number-columns-repeated="2"/>
          <table:table-cell table:style-name="ce2" office:value-type="float" office:value="0">
            <text:p>0.00000</text:p>
          </table:table-cell>
          <table:table-cell table:style-name="ce2" office:value-type="float" office:value="-0.05">
            <text:p>-0.05000</text:p>
          </table:table-cell>
          <table:table-cell table:style-name="ce2" table:formula="oooc:=[.K69]-[.L69]" office:value-type="float" office:value="0.05">
            <text:p>0.05000</text:p>
          </table:table-cell>
          <table:table-cell table:style-name="ce2" table:number-columns-repeated="243"/>
        </table:table-row>
        <table:table-row table:style-name="ro1">
          <table:table-cell office:value-type="float" office:value="3.4">
            <text:p>3.40</text:p>
          </table:table-cell>
          <table:table-cell table:style-name="ce2" table:formula="oooc:=[.K70]*(0.035)" office:value-type="float" office:value="0.00525">
            <text:p>0.00525</text:p>
          </table:table-cell>
          <table:table-cell table:style-name="ce2" table:formula="oooc:=([.L70]-0.25)*0.035" office:value-type="float" office:value="-0.007">
            <text:p>-0.00700</text:p>
          </table:table-cell>
          <table:table-cell table:style-name="ce2" table:formula="oooc:=[.B70]-[.C70]" office:value-type="float" office:value="0.01225">
            <text:p>0.01225</text:p>
          </table:table-cell>
          <table:table-cell table:style-name="ce2"/>
          <table:table-cell table:style-name="ce2" table:formula="oooc:=([.B71]-[.B70])/([.A71]-[.A70])" office:value-type="float" office:value="0.343000000000068">
            <text:p>0.34300</text:p>
          </table:table-cell>
          <table:table-cell table:style-name="ce2" table:formula="oooc:=([.C71]-[.C70])/([.A71]-[.A70])" office:value-type="float" office:value="0.315000000000063">
            <text:p>0.31500</text:p>
          </table:table-cell>
          <table:table-cell table:style-name="ce2" table:formula="oooc:=-[.G70]+[.F70]" office:value-type="float" office:value="0.0280000000000056">
            <text:p>0.02800</text:p>
          </table:table-cell>
          <table:table-cell table:style-name="ce2" table:number-columns-repeated="2"/>
          <table:table-cell table:style-name="ce2" office:value-type="float" office:value="0.15">
            <text:p>0.15000</text:p>
          </table:table-cell>
          <table:table-cell table:style-name="ce2" office:value-type="float" office:value="0.05">
            <text:p>0.05000</text:p>
          </table:table-cell>
          <table:table-cell table:style-name="ce2" table:formula="oooc:=[.K70]-[.L70]" office:value-type="float" office:value="0.1">
            <text:p>0.10000</text:p>
          </table:table-cell>
          <table:table-cell table:style-name="ce2" table:number-columns-repeated="243"/>
        </table:table-row>
        <table:table-row table:style-name="ro1">
          <table:table-cell office:value-type="float" office:value="3.44999999999999">
            <text:p>3.45</text:p>
          </table:table-cell>
          <table:table-cell table:style-name="ce2" table:formula="oooc:=[.K71]*(0.035)" office:value-type="float" office:value="0.0224">
            <text:p>0.02240</text:p>
          </table:table-cell>
          <table:table-cell table:style-name="ce2" table:formula="oooc:=([.L71]-0.25)*0.035" office:value-type="float" office:value="0.00875">
            <text:p>0.00875</text:p>
          </table:table-cell>
          <table:table-cell table:style-name="ce2" table:formula="oooc:=[.B71]-[.C71]" office:value-type="float" office:value="0.01365">
            <text:p>0.01365</text:p>
          </table:table-cell>
          <table:table-cell table:style-name="ce2"/>
          <table:table-cell table:style-name="ce2" table:formula="oooc:=([.B72]-[.B71])/([.A72]-[.A71])" office:value-type="float" office:value="0.0979999999999995">
            <text:p>0.09800</text:p>
          </table:table-cell>
          <table:table-cell table:style-name="ce2" table:formula="oooc:=([.C72]-[.C71])/([.A72]-[.A71])" office:value-type="float" office:value="0.139999999999999">
            <text:p>0.14000</text:p>
          </table:table-cell>
          <table:table-cell table:style-name="ce2" table:formula="oooc:=-[.G71]+[.F71]" office:value-type="float" office:value="-0.0419999999999998">
            <text:p>-0.04200</text:p>
          </table:table-cell>
          <table:table-cell table:style-name="ce2" table:number-columns-repeated="2"/>
          <table:table-cell table:style-name="ce2" office:value-type="float" office:value="0.64">
            <text:p>0.64000</text:p>
          </table:table-cell>
          <table:table-cell table:style-name="ce2" office:value-type="float" office:value="0.5">
            <text:p>0.50000</text:p>
          </table:table-cell>
          <table:table-cell table:style-name="ce2" table:formula="oooc:=[.K71]-[.L71]" office:value-type="float" office:value="0.14">
            <text:p>0.14000</text:p>
          </table:table-cell>
          <table:table-cell table:style-name="ce2" table:number-columns-repeated="243"/>
        </table:table-row>
        <table:table-row table:style-name="ro1">
          <table:table-cell office:value-type="float" office:value="3.49999999999999">
            <text:p>3.50</text:p>
          </table:table-cell>
          <table:table-cell table:style-name="ce2" table:formula="oooc:=[.K72]*(0.035)" office:value-type="float" office:value="0.0273">
            <text:p>0.02730</text:p>
          </table:table-cell>
          <table:table-cell table:style-name="ce2" table:formula="oooc:=([.L72]-0.25)*0.035" office:value-type="float" office:value="0.01575">
            <text:p>0.01575</text:p>
          </table:table-cell>
          <table:table-cell table:style-name="ce2" table:formula="oooc:=[.B72]-[.C72]" office:value-type="float" office:value="0.01155">
            <text:p>0.01155</text:p>
          </table:table-cell>
          <table:table-cell table:style-name="ce2"/>
          <table:table-cell table:style-name="ce2" table:formula="oooc:=([.B73]-[.B72])/([.A73]-[.A72])" office:value-type="float" office:value="-0.0700000000000002">
            <text:p>-0.07000</text:p>
          </table:table-cell>
          <table:table-cell table:style-name="ce2" table:formula="oooc:=([.C73]-[.C72])/([.A73]-[.A72])" office:value-type="float" office:value="0.196000000000001">
            <text:p>0.19600</text:p>
          </table:table-cell>
          <table:table-cell table:style-name="ce2" table:formula="oooc:=-[.G72]+[.F72]" office:value-type="float" office:value="-0.266000000000001">
            <text:p>-0.26600</text:p>
          </table:table-cell>
          <table:table-cell table:style-name="ce2" table:number-columns-repeated="2"/>
          <table:table-cell table:style-name="ce2" office:value-type="float" office:value="0.78">
            <text:p>0.78000</text:p>
          </table:table-cell>
          <table:table-cell table:style-name="ce2" office:value-type="float" office:value="0.7">
            <text:p>0.70000</text:p>
          </table:table-cell>
          <table:table-cell table:style-name="ce2" table:formula="oooc:=[.K72]-[.L72]" office:value-type="float" office:value="0.08">
            <text:p>0.08000</text:p>
          </table:table-cell>
          <table:table-cell table:style-name="ce2" table:number-columns-repeated="243"/>
        </table:table-row>
        <table:table-row table:style-name="ro1">
          <table:table-cell office:value-type="float" office:value="3.54999999999999">
            <text:p>3.55</text:p>
          </table:table-cell>
          <table:table-cell table:style-name="ce2" table:formula="oooc:=[.K73]*(0.035)" office:value-type="float" office:value="0.0238">
            <text:p>0.02380</text:p>
          </table:table-cell>
          <table:table-cell table:style-name="ce2" table:formula="oooc:=([.L73]-0.25)*0.035" office:value-type="float" office:value="0.02555">
            <text:p>0.02555</text:p>
          </table:table-cell>
          <table:table-cell table:style-name="ce2" table:formula="oooc:=[.B73]-[.C73]" office:value-type="float" office:value="-0.00175">
            <text:p>-0.00175</text:p>
          </table:table-cell>
          <table:table-cell table:style-name="ce2"/>
          <table:table-cell table:style-name="ce2" table:formula="oooc:=([.B74]-[.B73])/([.A74]-[.A73])" office:value-type="float" office:value="-0.0350000000000002">
            <text:p>-0.03500</text:p>
          </table:table-cell>
          <table:table-cell table:style-name="ce2" table:formula="oooc:=([.C74]-[.C73])/([.A74]-[.A73])" office:value-type="float" office:value="0.0280000000000001">
            <text:p>0.02800</text:p>
          </table:table-cell>
          <table:table-cell table:style-name="ce2" table:formula="oooc:=-[.G73]+[.F73]" office:value-type="float" office:value="-0.0630000000000002">
            <text:p>-0.06300</text:p>
          </table:table-cell>
          <table:table-cell table:style-name="ce2" table:number-columns-repeated="2"/>
          <table:table-cell table:style-name="ce2" office:value-type="float" office:value="0.68">
            <text:p>0.68000</text:p>
          </table:table-cell>
          <table:table-cell table:style-name="ce2" office:value-type="float" office:value="0.98">
            <text:p>0.98000</text:p>
          </table:table-cell>
          <table:table-cell table:style-name="ce2" table:formula="oooc:=[.K73]-[.L73]" office:value-type="float" office:value="-0.3">
            <text:p>-0.30000</text:p>
          </table:table-cell>
          <table:table-cell table:style-name="ce2" table:number-columns-repeated="243"/>
        </table:table-row>
        <table:table-row table:style-name="ro1">
          <table:table-cell office:value-type="float" office:value="3.59999999999999">
            <text:p>3.60</text:p>
          </table:table-cell>
          <table:table-cell table:style-name="ce2" table:formula="oooc:=[.K74]*(0.035)" office:value-type="float" office:value="0.02205">
            <text:p>0.02205</text:p>
          </table:table-cell>
          <table:table-cell table:style-name="ce2" table:formula="oooc:=([.L74]-0.25)*0.035" office:value-type="float" office:value="0.02695">
            <text:p>0.02695</text:p>
          </table:table-cell>
          <table:table-cell table:style-name="ce2" table:formula="oooc:=[.B74]-[.C74]" office:value-type="float" office:value="-0.0049">
            <text:p>-0.00490</text:p>
          </table:table-cell>
          <table:table-cell table:style-name="ce2"/>
          <table:table-cell table:style-name="ce2" table:formula="oooc:=([.B75]-[.B74])/([.A75]-[.A74])" office:value-type="float" office:value="-0.272999999999999">
            <text:p>-0.27300</text:p>
          </table:table-cell>
          <table:table-cell table:style-name="ce2" table:formula="oooc:=([.C75]-[.C74])/([.A75]-[.A74])" office:value-type="float" office:value="-0.181999999999999">
            <text:p>-0.18200</text:p>
          </table:table-cell>
          <table:table-cell table:style-name="ce2" table:formula="oooc:=-[.G74]+[.F74]" office:value-type="float" office:value="-0.0909999999999995">
            <text:p>-0.09100</text:p>
          </table:table-cell>
          <table:table-cell table:style-name="ce2" table:number-columns-repeated="2"/>
          <table:table-cell table:style-name="ce2" office:value-type="float" office:value="0.63">
            <text:p>0.63000</text:p>
          </table:table-cell>
          <table:table-cell table:style-name="ce2" office:value-type="float" office:value="1.02">
            <text:p>1.02000</text:p>
          </table:table-cell>
          <table:table-cell table:style-name="ce2" table:formula="oooc:=[.K74]-[.L74]" office:value-type="float" office:value="-0.39">
            <text:p>-0.39000</text:p>
          </table:table-cell>
          <table:table-cell table:style-name="ce2" table:number-columns-repeated="243"/>
        </table:table-row>
        <table:table-row table:style-name="ro1">
          <table:table-cell office:value-type="float" office:value="3.64999999999999">
            <text:p>3.65</text:p>
          </table:table-cell>
          <table:table-cell table:style-name="ce2" table:formula="oooc:=[.K75]*(0.035)" office:value-type="float" office:value="0.0084">
            <text:p>0.00840</text:p>
          </table:table-cell>
          <table:table-cell table:style-name="ce2" table:formula="oooc:=([.L75]-0.25)*0.035" office:value-type="float" office:value="0.01785">
            <text:p>0.01785</text:p>
          </table:table-cell>
          <table:table-cell table:style-name="ce2" table:formula="oooc:=[.B75]-[.C75]" office:value-type="float" office:value="-0.00945">
            <text:p>-0.00945</text:p>
          </table:table-cell>
          <table:table-cell table:style-name="ce2"/>
          <table:table-cell table:style-name="ce2" table:formula="oooc:=([.B76]-[.B75])/([.A76]-[.A75])" office:value-type="float" office:value="-0.112">
            <text:p>-0.11200</text:p>
          </table:table-cell>
          <table:table-cell table:style-name="ce2" table:formula="oooc:=([.C76]-[.C75])/([.A76]-[.A75])" office:value-type="float" office:value="-0.105">
            <text:p>-0.10500</text:p>
          </table:table-cell>
          <table:table-cell table:style-name="ce2" table:formula="oooc:=-[.G75]+[.F75]" office:value-type="float" office:value="-0.00700000000000002">
            <text:p>-0.00700</text:p>
          </table:table-cell>
          <table:table-cell table:style-name="ce2" table:number-columns-repeated="2"/>
          <table:table-cell table:style-name="ce2" office:value-type="float" office:value="0.24">
            <text:p>0.24000</text:p>
          </table:table-cell>
          <table:table-cell table:style-name="ce2" office:value-type="float" office:value="0.76">
            <text:p>0.76000</text:p>
          </table:table-cell>
          <table:table-cell table:style-name="ce2" table:formula="oooc:=[.K75]-[.L75]" office:value-type="float" office:value="-0.52">
            <text:p>-0.52000</text:p>
          </table:table-cell>
          <table:table-cell table:style-name="ce2" table:number-columns-repeated="243"/>
        </table:table-row>
        <table:table-row table:style-name="ro1">
          <table:table-cell office:value-type="float" office:value="3.69999999999999">
            <text:p>3.70</text:p>
          </table:table-cell>
          <table:table-cell table:style-name="ce2" table:formula="oooc:=[.K76]*(0.035)" office:value-type="float" office:value="0.0028">
            <text:p>0.00280</text:p>
          </table:table-cell>
          <table:table-cell table:style-name="ce2" table:formula="oooc:=([.L76]-0.25)*0.035" office:value-type="float" office:value="0.0126">
            <text:p>0.01260</text:p>
          </table:table-cell>
          <table:table-cell table:style-name="ce2" table:formula="oooc:=[.B76]-[.C76]" office:value-type="float" office:value="-0.0098">
            <text:p>-0.00980</text:p>
          </table:table-cell>
          <table:table-cell table:style-name="ce2"/>
          <table:table-cell table:style-name="ce2" table:formula="oooc:=([.B77]-[.B76])/([.A77]-[.A76])" office:value-type="float" office:value="-0.139999999999999">
            <text:p>-0.14000</text:p>
          </table:table-cell>
          <table:table-cell table:style-name="ce2" table:formula="oooc:=([.C77]-[.C76])/([.A77]-[.A76])" office:value-type="float" office:value="-0.349999999999998">
            <text:p>-0.35000</text:p>
          </table:table-cell>
          <table:table-cell table:style-name="ce2" table:formula="oooc:=-[.G76]+[.F76]" office:value-type="float" office:value="0.209999999999999">
            <text:p>0.21000</text:p>
          </table:table-cell>
          <table:table-cell table:style-name="ce2" table:number-columns-repeated="2"/>
          <table:table-cell table:style-name="ce2" office:value-type="float" office:value="0.08">
            <text:p>0.08000</text:p>
          </table:table-cell>
          <table:table-cell table:style-name="ce2" office:value-type="float" office:value="0.61">
            <text:p>0.61000</text:p>
          </table:table-cell>
          <table:table-cell table:style-name="ce2" table:formula="oooc:=[.K76]-[.L76]" office:value-type="float" office:value="-0.53">
            <text:p>-0.53000</text:p>
          </table:table-cell>
          <table:table-cell table:style-name="ce2" table:number-columns-repeated="243"/>
        </table:table-row>
        <table:table-row table:style-name="ro1">
          <table:table-cell office:value-type="float" office:value="3.74999999999999">
            <text:p>3.75</text:p>
          </table:table-cell>
          <table:table-cell table:style-name="ce2" table:formula="oooc:=[.K77]*(0.035)" office:value-type="float" office:value="-0.0042">
            <text:p>-0.00420</text:p>
          </table:table-cell>
          <table:table-cell table:style-name="ce2" table:formula="oooc:=([.L77]-0.25)*0.035" office:value-type="float" office:value="-0.0049">
            <text:p>-0.00490</text:p>
          </table:table-cell>
          <table:table-cell table:style-name="ce2" table:formula="oooc:=[.B77]-[.C77]" office:value-type="float" office:value="0.0007">
            <text:p>0.00070</text:p>
          </table:table-cell>
          <table:table-cell table:style-name="ce2"/>
          <table:table-cell table:style-name="ce2" table:formula="oooc:=([.B78]-[.B77])/([.A78]-[.A77])" office:value-type="float" office:value="-0.0140000000000001">
            <text:p>-0.01400</text:p>
          </table:table-cell>
          <table:table-cell table:style-name="ce2" table:formula="oooc:=([.C78]-[.C77])/([.A78]-[.A77])" office:value-type="float" office:value="-0.119">
            <text:p>-0.11900</text:p>
          </table:table-cell>
          <table:table-cell table:style-name="ce2" table:formula="oooc:=-[.G77]+[.F77]" office:value-type="float" office:value="0.105">
            <text:p>0.10500</text:p>
          </table:table-cell>
          <table:table-cell table:style-name="ce2" table:number-columns-repeated="2"/>
          <table:table-cell table:style-name="ce2" office:value-type="float" office:value="-0.12">
            <text:p>-0.12000</text:p>
          </table:table-cell>
          <table:table-cell table:style-name="ce2" office:value-type="float" office:value="0.11">
            <text:p>0.11000</text:p>
          </table:table-cell>
          <table:table-cell table:style-name="ce2" table:formula="oooc:=[.K77]-[.L77]" office:value-type="float" office:value="-0.23">
            <text:p>-0.23000</text:p>
          </table:table-cell>
          <table:table-cell table:style-name="ce2" table:number-columns-repeated="243"/>
        </table:table-row>
        <table:table-row table:style-name="ro1">
          <table:table-cell office:value-type="float" office:value="3.79999999999999">
            <text:p>3.80</text:p>
          </table:table-cell>
          <table:table-cell table:style-name="ce2" table:formula="oooc:=[.K78]*(0.035)" office:value-type="float" office:value="-0.0049">
            <text:p>-0.00490</text:p>
          </table:table-cell>
          <table:table-cell table:style-name="ce2" table:formula="oooc:=([.L78]-0.25)*0.035" office:value-type="float" office:value="-0.01085">
            <text:p>-0.01085</text:p>
          </table:table-cell>
          <table:table-cell table:style-name="ce2" table:formula="oooc:=[.B78]-[.C78]" office:value-type="float" office:value="0.00595">
            <text:p>0.00595</text:p>
          </table:table-cell>
          <table:table-cell table:style-name="ce2"/>
          <table:table-cell table:style-name="ce2" table:formula="oooc:=([.B79]-[.B78])/([.A79]-[.A78])" office:value-type="float" office:value="0.0980000000000004">
            <text:p>0.09800</text:p>
          </table:table-cell>
          <table:table-cell table:style-name="ce2" table:formula="oooc:=([.C79]-[.C78])/([.A79]-[.A78])" office:value-type="float" office:value="-0.0980000000000004">
            <text:p>-0.09800</text:p>
          </table:table-cell>
          <table:table-cell table:style-name="ce2" table:formula="oooc:=-[.G78]+[.F78]" office:value-type="float" office:value="0.196000000000001">
            <text:p>0.19600</text:p>
          </table:table-cell>
          <table:table-cell table:style-name="ce2" table:number-columns-repeated="2"/>
          <table:table-cell table:style-name="ce2" office:value-type="float" office:value="-0.14">
            <text:p>-0.14000</text:p>
          </table:table-cell>
          <table:table-cell table:style-name="ce2" office:value-type="float" office:value="-0.06">
            <text:p>-0.06000</text:p>
          </table:table-cell>
          <table:table-cell table:style-name="ce2" table:formula="oooc:=[.K78]-[.L78]" office:value-type="float" office:value="-0.08">
            <text:p>-0.08000</text:p>
          </table:table-cell>
          <table:table-cell table:style-name="ce2" table:number-columns-repeated="243"/>
        </table:table-row>
        <table:table-row table:style-name="ro1">
          <table:table-cell office:value-type="float" office:value="3.84999999999999">
            <text:p>3.85</text:p>
          </table:table-cell>
          <table:table-cell table:style-name="ce2" table:formula="oooc:=[.K79]*(0.035)" office:value-type="float" office:value="0">
            <text:p>0.00000</text:p>
          </table:table-cell>
          <table:table-cell table:style-name="ce2" table:formula="oooc:=([.L79]-0.25)*0.035" office:value-type="float" office:value="-0.01575">
            <text:p>-0.01575</text:p>
          </table:table-cell>
          <table:table-cell table:style-name="ce2" table:formula="oooc:=[.B79]-[.C79]" office:value-type="float" office:value="0.01575">
            <text:p>0.01575</text:p>
          </table:table-cell>
          <table:table-cell table:style-name="ce2"/>
          <table:table-cell table:style-name="ce2" table:formula="oooc:=([.B80]-[.B79])/([.A80]-[.A79])" office:value-type="float" office:value="0.195999999999999">
            <text:p>0.19600</text:p>
          </table:table-cell>
          <table:table-cell table:style-name="ce2" table:formula="oooc:=([.C80]-[.C79])/([.A80]-[.A79])" office:value-type="float" office:value="0.230999999999999">
            <text:p>0.23100</text:p>
          </table:table-cell>
          <table:table-cell table:style-name="ce2" table:formula="oooc:=-[.G79]+[.F79]" office:value-type="float" office:value="-0.0349999999999998">
            <text:p>-0.03500</text:p>
          </table:table-cell>
          <table:table-cell table:style-name="ce2" table:number-columns-repeated="2"/>
          <table:table-cell table:style-name="ce2" office:value-type="float" office:value="0">
            <text:p>0.00000</text:p>
          </table:table-cell>
          <table:table-cell table:style-name="ce2" office:value-type="float" office:value="-0.2">
            <text:p>-0.20000</text:p>
          </table:table-cell>
          <table:table-cell table:style-name="ce2" table:formula="oooc:=[.K79]-[.L79]" office:value-type="float" office:value="0.2">
            <text:p>0.20000</text:p>
          </table:table-cell>
          <table:table-cell table:style-name="ce2" table:number-columns-repeated="243"/>
        </table:table-row>
        <table:table-row table:style-name="ro1">
          <table:table-cell office:value-type="float" office:value="3.89999999999999">
            <text:p>3.90</text:p>
          </table:table-cell>
          <table:table-cell table:style-name="ce2" table:formula="oooc:=[.K80]*(0.035)" office:value-type="float" office:value="0.0098">
            <text:p>0.00980</text:p>
          </table:table-cell>
          <table:table-cell table:style-name="ce2" table:formula="oooc:=([.L80]-0.25)*0.035" office:value-type="float" office:value="-0.0042">
            <text:p>-0.00420</text:p>
          </table:table-cell>
          <table:table-cell table:style-name="ce2" table:formula="oooc:=[.B80]-[.C80]" office:value-type="float" office:value="0.014">
            <text:p>0.01400</text:p>
          </table:table-cell>
          <table:table-cell table:style-name="ce2"/>
          <table:table-cell table:style-name="ce2" table:formula="oooc:=([.B81]-[.B80])/([.A81]-[.A80])" office:value-type="float" office:value="0.245000000000001">
            <text:p>0.24500</text:p>
          </table:table-cell>
          <table:table-cell table:style-name="ce2" table:formula="oooc:=([.C81]-[.C80])/([.A81]-[.A80])" office:value-type="float" office:value="0.280000000000001">
            <text:p>0.28000</text:p>
          </table:table-cell>
          <table:table-cell table:style-name="ce2" table:formula="oooc:=-[.G80]+[.F80]" office:value-type="float" office:value="-0.0350000000000001">
            <text:p>-0.03500</text:p>
          </table:table-cell>
          <table:table-cell table:style-name="ce2" table:number-columns-repeated="2"/>
          <table:table-cell table:style-name="ce2" office:value-type="float" office:value="0.28">
            <text:p>0.28000</text:p>
          </table:table-cell>
          <table:table-cell table:style-name="ce2" office:value-type="float" office:value="0.13">
            <text:p>0.13000</text:p>
          </table:table-cell>
          <table:table-cell table:style-name="ce2" table:formula="oooc:=[.K80]-[.L80]" office:value-type="float" office:value="0.15">
            <text:p>0.15000</text:p>
          </table:table-cell>
          <table:table-cell table:style-name="ce2" table:number-columns-repeated="243"/>
        </table:table-row>
        <table:table-row table:style-name="ro1">
          <table:table-cell office:value-type="float" office:value="3.94999999999999">
            <text:p>3.95</text:p>
          </table:table-cell>
          <table:table-cell table:style-name="ce2" table:formula="oooc:=[.K81]*(0.035)" office:value-type="float" office:value="0.02205">
            <text:p>0.02205</text:p>
          </table:table-cell>
          <table:table-cell table:style-name="ce2" table:formula="oooc:=([.L81]-0.25)*0.035" office:value-type="float" office:value="0.0098">
            <text:p>0.00980</text:p>
          </table:table-cell>
          <table:table-cell table:style-name="ce2" table:formula="oooc:=[.B81]-[.C81]" office:value-type="float" office:value="0.01225">
            <text:p>0.01225</text:p>
          </table:table-cell>
          <table:table-cell table:style-name="ce2"/>
          <table:table-cell table:style-name="ce2" table:formula="oooc:=([.B82]-[.B81])/([.A82]-[.A81])" office:value-type="float" office:value="0.146999999999999">
            <text:p>0.14700</text:p>
          </table:table-cell>
          <table:table-cell table:style-name="ce2" table:formula="oooc:=([.C82]-[.C81])/([.A82]-[.A81])" office:value-type="float" office:value="0.244999999999999">
            <text:p>0.24500</text:p>
          </table:table-cell>
          <table:table-cell table:style-name="ce2" table:formula="oooc:=-[.G81]+[.F81]" office:value-type="float" office:value="-0.0979999999999996">
            <text:p>-0.09800</text:p>
          </table:table-cell>
          <table:table-cell table:style-name="ce2" table:number-columns-repeated="2"/>
          <table:table-cell table:style-name="ce2" office:value-type="float" office:value="0.63">
            <text:p>0.63000</text:p>
          </table:table-cell>
          <table:table-cell table:style-name="ce2" office:value-type="float" office:value="0.53">
            <text:p>0.53000</text:p>
          </table:table-cell>
          <table:table-cell table:style-name="ce2" table:formula="oooc:=[.K81]-[.L81]" office:value-type="float" office:value="0.1">
            <text:p>0.10000</text:p>
          </table:table-cell>
          <table:table-cell table:style-name="ce2" table:number-columns-repeated="243"/>
        </table:table-row>
        <table:table-row table:style-name="ro1">
          <table:table-cell office:value-type="float" office:value="3.99999999999999">
            <text:p>4.00</text:p>
          </table:table-cell>
          <table:table-cell table:style-name="ce2" table:formula="oooc:=[.K82]*(0.035)" office:value-type="float" office:value="0.0294">
            <text:p>0.02940</text:p>
          </table:table-cell>
          <table:table-cell table:style-name="ce2" table:formula="oooc:=([.L82]-0.25)*0.035" office:value-type="float" office:value="0.02205">
            <text:p>0.02205</text:p>
          </table:table-cell>
          <table:table-cell table:style-name="ce2" table:formula="oooc:=[.B82]-[.C82]" office:value-type="float" office:value="0.00735">
            <text:p>0.00735</text:p>
          </table:table-cell>
          <table:table-cell table:style-name="ce2"/>
          <table:table-cell table:style-name="ce2" table:formula="oooc:=([.B83]-[.B82])/([.A83]-[.A82])" office:value-type="float" office:value="0.00735000000000002">
            <text:p>0.00735</text:p>
          </table:table-cell>
          <table:table-cell table:style-name="ce2" table:formula="oooc:=([.C83]-[.C82])/([.A83]-[.A82])" office:value-type="float" office:value="0.00551250000000001">
            <text:p>0.00551</text:p>
          </table:table-cell>
          <table:table-cell table:style-name="ce2" table:formula="oooc:=-[.G82]+[.F82]" office:value-type="float" office:value="0.0018375">
            <text:p>0.00184</text:p>
          </table:table-cell>
          <table:table-cell table:style-name="ce2" table:number-columns-repeated="2"/>
          <table:table-cell table:style-name="ce2" office:value-type="float" office:value="0.84">
            <text:p>0.84000</text:p>
          </table:table-cell>
          <table:table-cell table:style-name="ce2" office:value-type="float" office:value="0.88">
            <text:p>0.88000</text:p>
          </table:table-cell>
          <table:table-cell table:style-name="ce2" table:formula="oooc:=[.K82]-[.L82]" office:value-type="float" office:value="-0.04">
            <text:p>-0.04000</text:p>
          </table:table-cell>
          <table:table-cell table:style-name="ce2" table:number-columns-repeated="243"/>
        </table:table-row>
        <table:table-row table:style-name="ro1">
          <table:table-cell/>
          <table:table-cell table:number-columns-repeated="2" table:style-name="ce2"/>
          <table:table-cell table:style-name="ce2" table:number-columns-repeated="253"/>
        </table:table-row>
        <table:table-row table:style-name="ro1" table:number-rows-repeated="38">
          <table:table-cell/>
          <table:table-cell table:style-name="ce2" table:number-columns-repeated="255"/>
        </table:table-row>
        <table:table-row table:style-name="ro1" table:number-rows-repeated="11">
          <table:table-cell/>
          <table:table-cell table:style-name="ce3" table:number-columns-repeated="255"/>
        </table:table-row>
        <table:table-row table:style-name="ro1" table:number-rows-repeated="654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aphes" table:style-name="ta1" table:print="false">
        <office:forms form:automatic-focus="false" form:apply-design-mode="false"/>
        <table:table-column table:style-name="co4" table:default-cell-style-name="Default"/>
        <table:table-row table:style-name="ro1">
          <table:table-cell>
            <draw:frame table:end-cell-address="Graphes.Q23" table:end-x="2.231cm" table:end-y="0.427cm" draw:z-index="0" svg:width="38.36cm" svg:height="10.361cm" svg:x="0cm" svg:y="0cm">
              <draw:object draw:notify-on-update-of-ranges="Données.A1:Données.D8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1">
          <table:table-cell/>
        </table:table-row>
        <table:table-row table:style-name="ro1">
          <table:table-cell>
            <draw:frame table:end-cell-address="Graphes.Q65" table:end-x="2.231cm" table:end-y="0.373cm" draw:z-index="1" svg:width="38.36cm" svg:height="18.968cm" svg:x="0cm" svg:y="0.373cm">
              <draw:object draw:notify-on-update-of-ranges="Données.A42:Données.D82 Données.A1:Données.D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number:number-style style:name="N5106" number:language="en" number:country="US" number:title="Mathematica">
      <number:number number:decimal-places="10" number:min-integer-digits="1"/>
    </number:number-style>
    <number:number-style style:name="N5107" number:language="en" number:country="US">
      <number:number number:decimal-places="5" number:min-integer-digits="1"/>
    </number:number-style>
    <number:number-style style:name="N5108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07">07/06/2006</text:date>, <text:time>15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Vincent</meta:initial-creator>
    <meta:creation-date>2006-05-27T11:34:44</meta:creation-date>
    <dc:creator>Vincent</dc:creator>
    <dc:date>2006-06-07T15:17:08</dc:date>
    <dc:language>fr-FR</dc:language>
    <meta:editing-cycles>14</meta:editing-cycles>
    <meta:editing-duration>PT15H9M52S</meta:editing-duration>
    <meta:user-defined meta:name="Info 1"/>
    <meta:user-defined meta:name="Info 2"/>
    <meta:user-defined meta:name="Info 3"/>
    <meta:user-defined meta:name="Info 4"/>
    <meta:document-statistic meta:table-count="3" meta:cell-count="8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000001907349pt" style:font-family-asian="'Arial Unicode MS'" style:font-pitch-asian="variable" style:font-size-asian="10.3000001907349pt" style:font-family-complex="Tahoma" style:font-pitch-complex="variable" style:font-size-complex="10.3000001907349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3000001907349pt" style:font-family-asian="'Arial Unicode MS'" style:font-pitch-asian="variable" style:font-size-asian="13.3000001907349pt" style:font-family-complex="Tahoma" style:font-pitch-complex="variable" style:font-size-complex="13.3000001907349pt"/>
    </style:style>
    <style:style style:name="ch6" style:family="chart">
      <style:graphic-properties draw:stroke="none"/>
    </style:style>
    <style:style style:name="ch7" style:family="chart" style:data-style-name="N0">
      <style:chart-properties chart:display-label="true" chart:tick-marks-major-inner="false" chart:tick-marks-major-outer="fals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tru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000001907349pt" style:font-family-asian="'Arial Unicode MS'" style:font-pitch-asian="variable" style:font-size-asian="10.3000001907349pt" style:font-family-complex="Tahoma" style:font-pitch-complex="variable" style:font-size-complex="10.300000190734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00ff" draw:fill-color="#993366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0000" draw:fill-color="#ffffcc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Fine_20_Dashed_20__28_var_29_" svg:stroke-width="0cm" svg:stroke-color="#008000" draw:fill-color="#ccffff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11" style:family="chart">
      <style:chart-properties chart:symbol-type="none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38.361cm" svg:height="10.362cm" chart:class="chart:scatter" chart:style-name="ch1">
        <chart:legend chart:legend-position="end" svg:x="34.621cm" svg:y="4.442cm" chart:style-name="ch2"/>
        <chart:plot-area chart:style-name="ch3" table:cell-range-address="Données.$A$1:.$D$82" chart:data-source-has-labels="row" chart:table-number-list="0" svg:x="0.765cm" svg:y="0.388cm" svg:width="32.325cm" svg:height="9.767cm">
          <chart:axis chart:dimension="x" chart:name="primary-x" chart:style-name="ch4">
            <chart:title svg:x="18.001cm" svg:y="9.614cm" chart:style-name="ch5">
              <text:p>t</text:p>
            </chart:title>
            <chart:categories table:cell-range-address="local-table.A2:.A82"/>
            <chart:grid chart:style-name="ch6" chart:class="major"/>
          </chart:axis>
          <chart:axis chart:dimension="y" chart:name="primary-y" chart:style-name="ch7">
            <chart:title svg:x="0.765cm" svg:y="4.932cm" chart:style-name="ch5">
              <text:p>Z(t)</text:p>
            </chart:title>
            <chart:grid chart:style-name="ch6" chart:class="major"/>
          </chart:axis>
          <chart:series chart:style-name="ch8">
            <chart:domain/>
            <chart:data-point chart:repeated="81"/>
          </chart:series>
          <chart:series chart:style-name="ch9">
            <chart:data-point chart:repeated="81"/>
          </chart:series>
          <chart:series chart:style-name="ch10">
            <chart:data-point chart:repeated="61"/>
            <chart:data-point chart:style-name="ch11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</table:table-cell>
              <table:table-cell office:value-type="string">
                <text:p>ZdosEchelle</text:p>
              </table:table-cell>
              <table:table-cell office:value-type="string">
                <text:p>ZsacEchelle</text:p>
              </table:table-cell>
              <table:table-cell office:value-type="string">
                <text:p>ZepsEchelle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</table:table-cell>
              <table:table-cell office:value-type="float" office:value="0">
                <text:p>0</text:p>
              </table:table-cell>
              <table:table-cell office:value-type="float" office:value="0.0175">
                <text:p>0.0175</text:p>
              </table:table-cell>
              <table:table-cell office:value-type="float" office:value="0.03465">
                <text:p>0.03465</text:p>
              </table:table-cell>
              <table:table-cell office:value-type="float" office:value="-0.01715">
                <text:p>-0.01715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0.05">
                <text:p>0.05</text:p>
              </table:table-cell>
              <table:table-cell office:value-type="float" office:value="0.0035">
                <text:p>0.0035</text:p>
              </table:table-cell>
              <table:table-cell office:value-type="float" office:value="0.03045">
                <text:p>0.03045</text:p>
              </table:table-cell>
              <table:table-cell office:value-type="float" office:value="-0.02695">
                <text:p>-0.02695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2485">
                <text:p>0.02485</text:p>
              </table:table-cell>
              <table:table-cell office:value-type="float" office:value="-0.02485">
                <text:p>-0.02485</text:p>
              </table:table-cell>
            </table:table-row>
            <table:table-row>
              <table:table-cell office:value-type="string">
                <text:p>Ligne 5</text:p>
              </table:table-cell>
              <table:table-cell office:value-type="float" office:value="0.15">
                <text:p>0.15</text:p>
              </table:table-cell>
              <table:table-cell office:value-type="float" office:value="-0.01015">
                <text:p>-0.01015</text:p>
              </table:table-cell>
              <table:table-cell office:value-type="float" office:value="0.00735">
                <text:p>0.00735</text:p>
              </table:table-cell>
              <table:table-cell office:value-type="float" office:value="-0.0175">
                <text:p>-0.0175</text:p>
              </table:table-cell>
            </table:table-row>
            <table:table-row>
              <table:table-cell office:value-type="string">
                <text:p>Ligne 6</text:p>
              </table:table-cell>
              <table:table-cell office:value-type="float" office:value="0.2">
                <text:p>0.2</text:p>
              </table:table-cell>
              <table:table-cell office:value-type="float" office:value="-0.0133">
                <text:p>-0.0133</text:p>
              </table:table-cell>
              <table:table-cell office:value-type="float" office:value="-0.0014">
                <text:p>-0.0014</text:p>
              </table:table-cell>
              <table:table-cell office:value-type="float" office:value="-0.0119">
                <text:p>-0.0119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0.25">
                <text:p>0.25</text:p>
              </table:table-cell>
              <table:table-cell office:value-type="float" office:value="-0.01855">
                <text:p>-0.01855</text:p>
              </table:table-cell>
              <table:table-cell office:value-type="float" office:value="-0.0161">
                <text:p>-0.0161</text:p>
              </table:table-cell>
              <table:table-cell office:value-type="float" office:value="-0.00245">
                <text:p>-0.00245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0.3">
                <text:p>0.3</text:p>
              </table:table-cell>
              <table:table-cell office:value-type="float" office:value="-0.014">
                <text:p>-0.014</text:p>
              </table:table-cell>
              <table:table-cell office:value-type="float" office:value="-0.0147">
                <text:p>-0.0147</text:p>
              </table:table-cell>
              <table:table-cell office:value-type="float" office:value="0.000700000000000001">
                <text:p>0.000700000000000001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-0.00875">
                <text:p>-0.00875</text:p>
              </table:table-cell>
              <table:table-cell office:value-type="float" office:value="0.00875">
                <text:p>0.00875</text:p>
              </table:table-cell>
            </table:table-row>
            <table:table-row>
              <table:table-cell office:value-type="string">
                <text:p>Ligne 10</text:p>
              </table:table-cell>
              <table:table-cell office:value-type="float" office:value="0.4">
                <text:p>0.4</text:p>
              </table:table-cell>
              <table:table-cell office:value-type="float" office:value="0.01155">
                <text:p>0.01155</text:p>
              </table:table-cell>
              <table:table-cell office:value-type="float" office:value="0.00385">
                <text:p>0.00385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Ligne 11</text:p>
              </table:table-cell>
              <table:table-cell office:value-type="float" office:value="0.45">
                <text:p>0.45</text:p>
              </table:table-cell>
              <table:table-cell office:value-type="float" office:value="0.01925">
                <text:p>0.01925</text:p>
              </table:table-cell>
              <table:table-cell office:value-type="float" office:value="0.01785">
                <text:p>0.0178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Ligne 12</text:p>
              </table:table-cell>
              <table:table-cell office:value-type="float" office:value="0.5">
                <text:p>0.5</text:p>
              </table:table-cell>
              <table:table-cell office:value-type="float" office:value="0.01925">
                <text:p>0.01925</text:p>
              </table:table-cell>
              <table:table-cell office:value-type="float" office:value="0.02345">
                <text:p>0.02345</text:p>
              </table:table-cell>
              <table:table-cell office:value-type="float" office:value="-0.0042">
                <text:p>-0.0042</text:p>
              </table:table-cell>
            </table:table-row>
            <table:table-row>
              <table:table-cell office:value-type="string">
                <text:p>Ligne 13</text:p>
              </table:table-cell>
              <table:table-cell office:value-type="float" office:value="0.55">
                <text:p>0.55</text:p>
              </table:table-cell>
              <table:table-cell office:value-type="float" office:value="0.0098">
                <text:p>0.0098</text:p>
              </table:table-cell>
              <table:table-cell office:value-type="float" office:value="0.02345">
                <text:p>0.02345</text:p>
              </table:table-cell>
              <table:table-cell office:value-type="float" office:value="-0.01365">
                <text:p>-0.01365</text:p>
              </table:table-cell>
            </table:table-row>
            <table:table-row>
              <table:table-cell office:value-type="string">
                <text:p>Ligne 14</text:p>
              </table:table-cell>
              <table:table-cell office:value-type="float" office:value="0.6">
                <text:p>0.6</text:p>
              </table:table-cell>
              <table:table-cell office:value-type="float" office:value="0.00455">
                <text:p>0.00455</text:p>
              </table:table-cell>
              <table:table-cell office:value-type="float" office:value="0.01855">
                <text:p>0.01855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Ligne 15</text:p>
              </table:table-cell>
              <table:table-cell office:value-type="float" office:value="0.65">
                <text:p>0.65</text:p>
              </table:table-cell>
              <table:table-cell office:value-type="float" office:value="-0.00735">
                <text:p>-0.00735</text:p>
              </table:table-cell>
              <table:table-cell office:value-type="float" office:value="0.00175">
                <text:p>0.00175</text:p>
              </table:table-cell>
              <table:table-cell office:value-type="float" office:value="-0.0091">
                <text:p>-0.0091</text:p>
              </table:table-cell>
            </table:table-row>
            <table:table-row>
              <table:table-cell office:value-type="string">
                <text:p>Ligne 16</text:p>
              </table:table-cell>
              <table:table-cell office:value-type="float" office:value="0.7">
                <text:p>0.7</text:p>
              </table:table-cell>
              <table:table-cell office:value-type="float" office:value="-0.0119">
                <text:p>-0.0119</text:p>
              </table:table-cell>
              <table:table-cell office:value-type="float" office:value="-0.00525">
                <text:p>-0.00525</text:p>
              </table:table-cell>
              <table:table-cell office:value-type="float" office:value="-0.00665">
                <text:p>-0.00665</text:p>
              </table:table-cell>
            </table:table-row>
            <table:table-row>
              <table:table-cell office:value-type="string">
                <text:p>Ligne 17</text:p>
              </table:table-cell>
              <table:table-cell office:value-type="float" office:value="0.75">
                <text:p>0.75</text:p>
              </table:table-cell>
              <table:table-cell office:value-type="float" office:value="-0.01575">
                <text:p>-0.01575</text:p>
              </table:table-cell>
              <table:table-cell office:value-type="float" office:value="-0.01925">
                <text:p>-0.0192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Ligne 18</text:p>
              </table:table-cell>
              <table:table-cell office:value-type="float" office:value="0.8">
                <text:p>0.8</text:p>
              </table:table-cell>
              <table:table-cell office:value-type="float" office:value="-0.0112">
                <text:p>-0.0112</text:p>
              </table:table-cell>
              <table:table-cell office:value-type="float" office:value="-0.02135">
                <text:p>-0.02135</text:p>
              </table:table-cell>
              <table:table-cell office:value-type="float" office:value="0.01015">
                <text:p>0.01015</text:p>
              </table:table-cell>
            </table:table-row>
            <table:table-row>
              <table:table-cell office:value-type="string">
                <text:p>Ligne 19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-0.0105">
                <text:p>-0.0105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Ligne 20</text:p>
              </table:table-cell>
              <table:table-cell office:value-type="float" office:value="0.9">
                <text:p>0.9</text:p>
              </table:table-cell>
              <table:table-cell office:value-type="float" office:value="0.00875">
                <text:p>0.00875</text:p>
              </table:table-cell>
              <table:table-cell office:value-type="float" office:value="0">
                <text:p>0</text:p>
              </table:table-cell>
              <table:table-cell office:value-type="float" office:value="0.00875">
                <text:p>0.00875</text:p>
              </table:table-cell>
            </table:table-row>
            <table:table-row>
              <table:table-cell office:value-type="string">
                <text:p>Ligne 21</text:p>
              </table:table-cell>
              <table:table-cell office:value-type="float" office:value="0.95">
                <text:p>0.95</text:p>
              </table:table-cell>
              <table:table-cell office:value-type="float" office:value="0.01855">
                <text:p>0.01855</text:p>
              </table:table-cell>
              <table:table-cell office:value-type="float" office:value="0.01645">
                <text:p>0.01645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Ligne 22</text:p>
              </table:table-cell>
              <table:table-cell office:value-type="float" office:value="1">
                <text:p>1</text:p>
              </table:table-cell>
              <table:table-cell office:value-type="float" office:value="0.01855">
                <text:p>0.01855</text:p>
              </table:table-cell>
              <table:table-cell office:value-type="float" office:value="0.02485">
                <text:p>0.02485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Ligne 23</text:p>
              </table:table-cell>
              <table:table-cell office:value-type="float" office:value="1.05">
                <text:p>1.05</text:p>
              </table:table-cell>
              <table:table-cell office:value-type="float" office:value="0.00945">
                <text:p>0.00945</text:p>
              </table:table-cell>
              <table:table-cell office:value-type="float" office:value="0.02695">
                <text:p>0.02695</text:p>
              </table:table-cell>
              <table:table-cell office:value-type="float" office:value="-0.0175">
                <text:p>-0.0175</text:p>
              </table:table-cell>
            </table:table-row>
            <table:table-row>
              <table:table-cell office:value-type="string">
                <text:p>Ligne 24</text:p>
              </table:table-cell>
              <table:table-cell office:value-type="float" office:value="1.1">
                <text:p>1.1</text:p>
              </table:table-cell>
              <table:table-cell office:value-type="float" office:value="0.0035">
                <text:p>0.0035</text:p>
              </table:table-cell>
              <table:table-cell office:value-type="float" office:value="0.02345">
                <text:p>0.02345</text:p>
              </table:table-cell>
              <table:table-cell office:value-type="float" office:value="-0.01995">
                <text:p>-0.01995</text:p>
              </table:table-cell>
            </table:table-row>
            <table:table-row>
              <table:table-cell office:value-type="string">
                <text:p>Ligne 25</text:p>
              </table:table-cell>
              <table:table-cell office:value-type="float" office:value="1.15">
                <text:p>1.15</text:p>
              </table:table-cell>
              <table:table-cell office:value-type="float" office:value="-0.00175">
                <text:p>-0.00175</text:p>
              </table:table-cell>
              <table:table-cell office:value-type="float" office:value="0.00805">
                <text:p>0.00805</text:p>
              </table:table-cell>
              <table:table-cell office:value-type="float" office:value="-0.0098">
                <text:p>-0.0098</text:p>
              </table:table-cell>
            </table:table-row>
            <table:table-row>
              <table:table-cell office:value-type="string">
                <text:p>Ligne 26</text:p>
              </table:table-cell>
              <table:table-cell office:value-type="float" office:value="1.2">
                <text:p>1.2</text:p>
              </table:table-cell>
              <table:table-cell office:value-type="float" office:value="-0.0112">
                <text:p>-0.0112</text:p>
              </table:table-cell>
              <table:table-cell office:value-type="float" office:value="0">
                <text:p>0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Ligne 27</text:p>
              </table:table-cell>
              <table:table-cell office:value-type="float" office:value="1.25">
                <text:p>1.25</text:p>
              </table:table-cell>
              <table:table-cell office:value-type="float" office:value="-0.0105">
                <text:p>-0.0105</text:p>
              </table:table-cell>
              <table:table-cell office:value-type="float" office:value="-0.01225">
                <text:p>-0.01225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Ligne 28</text:p>
              </table:table-cell>
              <table:table-cell office:value-type="float" office:value="1.3">
                <text:p>1.3</text:p>
              </table:table-cell>
              <table:table-cell office:value-type="float" office:value="-0.0063">
                <text:p>-0.0063</text:p>
              </table:table-cell>
              <table:table-cell office:value-type="float" office:value="-0.01575">
                <text:p>-0.01575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Ligne 29</text:p>
              </table:table-cell>
              <table:table-cell office:value-type="float" office:value="1.35">
                <text:p>1.35</text:p>
              </table:table-cell>
              <table:table-cell office:value-type="float" office:value="0.0063">
                <text:p>0.0063</text:p>
              </table:table-cell>
              <table:table-cell office:value-type="float" office:value="-0.00875">
                <text:p>-0.00875</text:p>
              </table:table-cell>
              <table:table-cell office:value-type="float" office:value="0.01505">
                <text:p>0.01505</text:p>
              </table:table-cell>
            </table:table-row>
            <table:table-row>
              <table:table-cell office:value-type="string">
                <text:p>Ligne 30</text:p>
              </table:table-cell>
              <table:table-cell office:value-type="float" office:value="1.4">
                <text:p>1.4</text:p>
              </table:table-cell>
              <table:table-cell office:value-type="float" office:value="0.014">
                <text:p>0.014</text:p>
              </table:table-cell>
              <table:table-cell office:value-type="float" office:value="0.00245">
                <text:p>0.00245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Ligne 31</text:p>
              </table:table-cell>
              <table:table-cell office:value-type="float" office:value="1.45">
                <text:p>1.45</text:p>
              </table:table-cell>
              <table:table-cell office:value-type="float" office:value="0.02065">
                <text:p>0.02065</text:p>
              </table:table-cell>
              <table:table-cell office:value-type="float" office:value="0.0189">
                <text:p>0.0189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Ligne 32</text:p>
              </table:table-cell>
              <table:table-cell office:value-type="float" office:value="1.5">
                <text:p>1.5</text:p>
              </table:table-cell>
              <table:table-cell office:value-type="float" office:value="0.02135">
                <text:p>0.02135</text:p>
              </table:table-cell>
              <table:table-cell office:value-type="float" office:value="0.0238">
                <text:p>0.0238</text:p>
              </table:table-cell>
              <table:table-cell office:value-type="float" office:value="-0.00245">
                <text:p>-0.00245</text:p>
              </table:table-cell>
            </table:table-row>
            <table:table-row>
              <table:table-cell office:value-type="string">
                <text:p>Ligne 33</text:p>
              </table:table-cell>
              <table:table-cell office:value-type="float" office:value="1.55">
                <text:p>1.55</text:p>
              </table:table-cell>
              <table:table-cell office:value-type="float" office:value="0.01365">
                <text:p>0.01365</text:p>
              </table:table-cell>
              <table:table-cell office:value-type="float" office:value="0.02485">
                <text:p>0.02485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Ligne 34</text:p>
              </table:table-cell>
              <table:table-cell office:value-type="float" office:value="1.6">
                <text:p>1.6</text:p>
              </table:table-cell>
              <table:table-cell office:value-type="float" office:value="0.0084">
                <text:p>0.0084</text:p>
              </table:table-cell>
              <table:table-cell office:value-type="float" office:value="0.02205">
                <text:p>0.02205</text:p>
              </table:table-cell>
              <table:table-cell office:value-type="float" office:value="-0.01365">
                <text:p>-0.01365</text:p>
              </table:table-cell>
            </table:table-row>
            <table:table-row>
              <table:table-cell office:value-type="string">
                <text:p>Ligne 35</text:p>
              </table:table-cell>
              <table:table-cell office:value-type="float" office:value="1.65">
                <text:p>1.65</text:p>
              </table:table-cell>
              <table:table-cell office:value-type="float" office:value="-0.00525">
                <text:p>-0.00525</text:p>
              </table:table-cell>
              <table:table-cell office:value-type="float" office:value="0.0084">
                <text:p>0.0084</text:p>
              </table:table-cell>
              <table:table-cell office:value-type="float" office:value="-0.01365">
                <text:p>-0.01365</text:p>
              </table:table-cell>
            </table:table-row>
            <table:table-row>
              <table:table-cell office:value-type="string">
                <text:p>Ligne 36</text:p>
              </table:table-cell>
              <table:table-cell office:value-type="float" office:value="1.7">
                <text:p>1.7</text:p>
              </table:table-cell>
              <table:table-cell office:value-type="float" office:value="-0.0084">
                <text:p>-0.0084</text:p>
              </table:table-cell>
              <table:table-cell office:value-type="float" office:value="0.0014">
                <text:p>0.0014</text:p>
              </table:table-cell>
              <table:table-cell office:value-type="float" office:value="-0.0098">
                <text:p>-0.0098</text:p>
              </table:table-cell>
            </table:table-row>
            <table:table-row>
              <table:table-cell office:value-type="string">
                <text:p>Ligne 37</text:p>
              </table:table-cell>
              <table:table-cell office:value-type="float" office:value="1.75">
                <text:p>1.75</text:p>
              </table:table-cell>
              <table:table-cell office:value-type="float" office:value="-0.01085">
                <text:p>-0.01085</text:p>
              </table:table-cell>
              <table:table-cell office:value-type="float" office:value="-0.014">
                <text:p>-0.014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Ligne 38</text:p>
              </table:table-cell>
              <table:table-cell office:value-type="float" office:value="1.8">
                <text:p>1.8</text:p>
              </table:table-cell>
              <table:table-cell office:value-type="float" office:value="-0.00525">
                <text:p>-0.00525</text:p>
              </table:table-cell>
              <table:table-cell office:value-type="float" office:value="-0.0154">
                <text:p>-0.0154</text:p>
              </table:table-cell>
              <table:table-cell office:value-type="float" office:value="0.01015">
                <text:p>0.01015</text:p>
              </table:table-cell>
            </table:table-row>
            <table:table-row>
              <table:table-cell office:value-type="string">
                <text:p>Ligne 39</text:p>
              </table:table-cell>
              <table:table-cell office:value-type="float" office:value="1.85">
                <text:p>1.85</text:p>
              </table:table-cell>
              <table:table-cell office:value-type="float" office:value="0.00175">
                <text:p>0.00175</text:p>
              </table:table-cell>
              <table:table-cell office:value-type="float" office:value="-0.014">
                <text:p>-0.014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Ligne 40</text:p>
              </table:table-cell>
              <table:table-cell office:value-type="float" office:value="1.9">
                <text:p>1.9</text:p>
              </table:table-cell>
              <table:table-cell office:value-type="float" office:value="0.0126">
                <text:p>0.0126</text:p>
              </table:table-cell>
              <table:table-cell office:value-type="float" office:value="-0.0035">
                <text:p>-0.0035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Ligne 41</text:p>
              </table:table-cell>
              <table:table-cell office:value-type="float" office:value="1.95">
                <text:p>1.95</text:p>
              </table:table-cell>
              <table:table-cell office:value-type="float" office:value="0.0238">
                <text:p>0.0238</text:p>
              </table:table-cell>
              <table:table-cell office:value-type="float" office:value="0.0147">
                <text:p>0.0147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Ligne 42</text:p>
              </table:table-cell>
              <table:table-cell office:value-type="float" office:value="2">
                <text:p>2</text:p>
              </table:table-cell>
              <table:table-cell office:value-type="float" office:value="0.028">
                <text:p>0.028</text:p>
              </table:table-cell>
              <table:table-cell office:value-type="float" office:value="0.0238">
                <text:p>0.0238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Ligne 43</text:p>
              </table:table-cell>
              <table:table-cell office:value-type="float" office:value="2.05">
                <text:p>2.05</text:p>
              </table:table-cell>
              <table:table-cell office:value-type="float" office:value="0.02135">
                <text:p>0.02135</text:p>
              </table:table-cell>
              <table:table-cell office:value-type="float" office:value="0.02835">
                <text:p>0.0283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Ligne 44</text:p>
              </table:table-cell>
              <table:table-cell office:value-type="float" office:value="2.1">
                <text:p>2.1</text:p>
              </table:table-cell>
              <table:table-cell office:value-type="float" office:value="0.01715">
                <text:p>0.01715</text:p>
              </table:table-cell>
              <table:table-cell office:value-type="float" office:value="0.02765">
                <text:p>0.02765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Ligne 45</text:p>
              </table:table-cell>
              <table:table-cell office:value-type="float" office:value="2.15">
                <text:p>2.15</text:p>
              </table:table-cell>
              <table:table-cell office:value-type="float" office:value="0.0049">
                <text:p>0.0049</text:p>
              </table:table-cell>
              <table:table-cell office:value-type="float" office:value="0.01505">
                <text:p>0.01505</text:p>
              </table:table-cell>
              <table:table-cell office:value-type="float" office:value="-0.01015">
                <text:p>-0.01015</text:p>
              </table:table-cell>
            </table:table-row>
            <table:table-row>
              <table:table-cell office:value-type="string">
                <text:p>Ligne 46</text:p>
              </table:table-cell>
              <table:table-cell office:value-type="float" office:value="2.2">
                <text:p>2.2</text:p>
              </table:table-cell>
              <table:table-cell office:value-type="float" office:value="0.00175">
                <text:p>0.00175</text:p>
              </table:table-cell>
              <table:table-cell office:value-type="float" office:value="0.00735">
                <text:p>0.00735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Ligne 47</text:p>
              </table:table-cell>
              <table:table-cell office:value-type="float" office:value="2.25">
                <text:p>2.25</text:p>
              </table:table-cell>
              <table:table-cell office:value-type="float" office:value="-0.0035">
                <text:p>-0.0035</text:p>
              </table:table-cell>
              <table:table-cell office:value-type="float" office:value="-0.00875">
                <text:p>-0.00875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Ligne 48</text:p>
              </table:table-cell>
              <table:table-cell office:value-type="float" office:value="2.3">
                <text:p>2.3</text:p>
              </table:table-cell>
              <table:table-cell office:value-type="float" office:value="-0.00175">
                <text:p>-0.00175</text:p>
              </table:table-cell>
              <table:table-cell office:value-type="float" office:value="-0.01365">
                <text:p>-0.01365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Ligne 49</text:p>
              </table:table-cell>
              <table:table-cell office:value-type="float" office:value="2.35">
                <text:p>2.35</text:p>
              </table:table-cell>
              <table:table-cell office:value-type="float" office:value="0.00175">
                <text:p>0.00175</text:p>
              </table:table-cell>
              <table:table-cell office:value-type="float" office:value="-0.01225">
                <text:p>-0.0122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Ligne 50</text:p>
              </table:table-cell>
              <table:table-cell office:value-type="float" office:value="2.4">
                <text:p>2.4</text:p>
              </table:table-cell>
              <table:table-cell office:value-type="float" office:value="0.0133">
                <text:p>0.0133</text:p>
              </table:table-cell>
              <table:table-cell office:value-type="float" office:value="-0.00245">
                <text:p>-0.00245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Ligne 51</text:p>
              </table:table-cell>
              <table:table-cell office:value-type="float" office:value="2.45">
                <text:p>2.45</text:p>
              </table:table-cell>
              <table:table-cell office:value-type="float" office:value="0.02555">
                <text:p>0.02555</text:p>
              </table:table-cell>
              <table:table-cell office:value-type="float" office:value="0.01225">
                <text:p>0.01225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Ligne 52</text:p>
              </table:table-cell>
              <table:table-cell office:value-type="float" office:value="2.5">
                <text:p>2.5</text:p>
              </table:table-cell>
              <table:table-cell office:value-type="float" office:value="0.02625">
                <text:p>0.02625</text:p>
              </table:table-cell>
              <table:table-cell office:value-type="float" office:value="0.021">
                <text:p>0.021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Ligne 53</text:p>
              </table:table-cell>
              <table:table-cell office:value-type="float" office:value="2.55">
                <text:p>2.55</text:p>
              </table:table-cell>
              <table:table-cell office:value-type="float" office:value="0.021">
                <text:p>0.021</text:p>
              </table:table-cell>
              <table:table-cell office:value-type="float" office:value="0.02835">
                <text:p>0.02835</text:p>
              </table:table-cell>
              <table:table-cell office:value-type="float" office:value="-0.00735">
                <text:p>-0.00735</text:p>
              </table:table-cell>
            </table:table-row>
            <table:table-row>
              <table:table-cell office:value-type="string">
                <text:p>Ligne 54</text:p>
              </table:table-cell>
              <table:table-cell office:value-type="float" office:value="2.6">
                <text:p>2.6</text:p>
              </table:table-cell>
              <table:table-cell office:value-type="float" office:value="0.01645">
                <text:p>0.01645</text:p>
              </table:table-cell>
              <table:table-cell office:value-type="float" office:value="0.02835">
                <text:p>0.02835</text:p>
              </table:table-cell>
              <table:table-cell office:value-type="float" office:value="-0.0119">
                <text:p>-0.0119</text:p>
              </table:table-cell>
            </table:table-row>
            <table:table-row>
              <table:table-cell office:value-type="string">
                <text:p>Ligne 55</text:p>
              </table:table-cell>
              <table:table-cell office:value-type="float" office:value="2.65">
                <text:p>2.65</text:p>
              </table:table-cell>
              <table:table-cell office:value-type="float" office:value="0.0042">
                <text:p>0.0042</text:p>
              </table:table-cell>
              <table:table-cell office:value-type="float" office:value="0.0147">
                <text:p>0.0147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Ligne 5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.0063">
                <text:p>0.0063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Ligne 57</text:p>
              </table:table-cell>
              <table:table-cell office:value-type="float" office:value="2.75">
                <text:p>2.75</text:p>
              </table:table-cell>
              <table:table-cell office:value-type="float" office:value="-0.0077">
                <text:p>-0.0077</text:p>
              </table:table-cell>
              <table:table-cell office:value-type="float" office:value="-0.00875">
                <text:p>-0.00875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Ligne 58</text:p>
              </table:table-cell>
              <table:table-cell office:value-type="float" office:value="2.8">
                <text:p>2.8</text:p>
              </table:table-cell>
              <table:table-cell office:value-type="float" office:value="-0.00595">
                <text:p>-0.00595</text:p>
              </table:table-cell>
              <table:table-cell office:value-type="float" office:value="-0.014">
                <text:p>-0.014</text:p>
              </table:table-cell>
              <table:table-cell office:value-type="float" office:value="0.00805">
                <text:p>0.00805</text:p>
              </table:table-cell>
            </table:table-row>
            <table:table-row>
              <table:table-cell office:value-type="string">
                <text:p>Ligne 59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-0.01645">
                <text:p>-0.01645</text:p>
              </table:table-cell>
              <table:table-cell office:value-type="float" office:value="0.01645">
                <text:p>0.01645</text:p>
              </table:table-cell>
            </table:table-row>
            <table:table-row>
              <table:table-cell office:value-type="string">
                <text:p>Ligne 60</text:p>
              </table:table-cell>
              <table:table-cell office:value-type="float" office:value="2.9">
                <text:p>2.9</text:p>
              </table:table-cell>
              <table:table-cell office:value-type="float" office:value="0.00875">
                <text:p>0.00875</text:p>
              </table:table-cell>
              <table:table-cell office:value-type="float" office:value="-0.007">
                <text:p>-0.007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Ligne 61</text:p>
              </table:table-cell>
              <table:table-cell office:value-type="float" office:value="2.95">
                <text:p>2.95</text:p>
              </table:table-cell>
              <table:table-cell office:value-type="float" office:value="0.0224">
                <text:p>0.0224</text:p>
              </table:table-cell>
              <table:table-cell office:value-type="float" office:value="0.0077">
                <text:p>0.0077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Ligne 62</text:p>
              </table:table-cell>
              <table:table-cell office:value-type="float" office:value="3">
                <text:p>3</text:p>
              </table:table-cell>
              <table:table-cell office:value-type="float" office:value="0.02695">
                <text:p>0.02695</text:p>
              </table:table-cell>
              <table:table-cell office:value-type="float" office:value="0.01855">
                <text:p>0.01855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Ligne 63</text:p>
              </table:table-cell>
              <table:table-cell office:value-type="float" office:value="3.05">
                <text:p>3.05</text:p>
              </table:table-cell>
              <table:table-cell office:value-type="float" office:value="0.02205">
                <text:p>0.02205</text:p>
              </table:table-cell>
              <table:table-cell office:value-type="float" office:value="0.02905">
                <text:p>0.0290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Ligne 64</text:p>
              </table:table-cell>
              <table:table-cell office:value-type="float" office:value="3.1">
                <text:p>3.1</text:p>
              </table:table-cell>
              <table:table-cell office:value-type="float" office:value="0.0161">
                <text:p>0.0161</text:p>
              </table:table-cell>
              <table:table-cell office:value-type="float" office:value="0.03185">
                <text:p>0.03185</text:p>
              </table:table-cell>
              <table:table-cell office:value-type="float" office:value="-0.01575">
                <text:p>-0.01575</text:p>
              </table:table-cell>
            </table:table-row>
            <table:table-row>
              <table:table-cell office:value-type="string">
                <text:p>Ligne 65</text:p>
              </table:table-cell>
              <table:table-cell office:value-type="float" office:value="3.15">
                <text:p>3.15</text:p>
              </table:table-cell>
              <table:table-cell office:value-type="float" office:value="0.0035">
                <text:p>0.0035</text:p>
              </table:table-cell>
              <table:table-cell office:value-type="float" office:value="0.01995">
                <text:p>0.01995</text:p>
              </table:table-cell>
              <table:table-cell office:value-type="float" office:value="-0.01645">
                <text:p>-0.01645</text:p>
              </table:table-cell>
            </table:table-row>
            <table:table-row>
              <table:table-cell office:value-type="string">
                <text:p>Ligne 66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.01365">
                <text:p>0.01365</text:p>
              </table:table-cell>
              <table:table-cell office:value-type="float" office:value="-0.01365">
                <text:p>-0.01365</text:p>
              </table:table-cell>
            </table:table-row>
            <table:table-row>
              <table:table-cell office:value-type="string">
                <text:p>Ligne 67</text:p>
              </table:table-cell>
              <table:table-cell office:value-type="float" office:value="3.25">
                <text:p>3.25</text:p>
              </table:table-cell>
              <table:table-cell office:value-type="float" office:value="-0.0049">
                <text:p>-0.0049</text:p>
              </table:table-cell>
              <table:table-cell office:value-type="float" office:value="-0.00525">
                <text:p>-0.00525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Ligne 68</text:p>
              </table:table-cell>
              <table:table-cell office:value-type="float" office:value="3.3">
                <text:p>3.3</text:p>
              </table:table-cell>
              <table:table-cell office:value-type="float" office:value="-0.00525">
                <text:p>-0.00525</text:p>
              </table:table-cell>
              <table:table-cell office:value-type="float" office:value="-0.00875">
                <text:p>-0.0087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Ligne 69</text:p>
              </table:table-cell>
              <table:table-cell office:value-type="float" office:value="3.35">
                <text:p>3.35</text:p>
              </table:table-cell>
              <table:table-cell office:value-type="float" office:value="0">
                <text:p>0</text:p>
              </table:table-cell>
              <table:table-cell office:value-type="float" office:value="-0.0105">
                <text:p>-0.0105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Ligne 70</text:p>
              </table:table-cell>
              <table:table-cell office:value-type="float" office:value="3.4">
                <text:p>3.4</text:p>
              </table:table-cell>
              <table:table-cell office:value-type="float" office:value="0.00525">
                <text:p>0.00525</text:p>
              </table:table-cell>
              <table:table-cell office:value-type="float" office:value="-0.007">
                <text:p>-0.007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>
                <text:p>Ligne 71</text:p>
              </table:table-cell>
              <table:table-cell office:value-type="float" office:value="3.44999999999999">
                <text:p>3.44999999999999</text:p>
              </table:table-cell>
              <table:table-cell office:value-type="float" office:value="0.0224">
                <text:p>0.0224</text:p>
              </table:table-cell>
              <table:table-cell office:value-type="float" office:value="0.00875">
                <text:p>0.00875</text:p>
              </table:table-cell>
              <table:table-cell office:value-type="float" office:value="0.01365">
                <text:p>0.01365</text:p>
              </table:table-cell>
            </table:table-row>
            <table:table-row>
              <table:table-cell office:value-type="string">
                <text:p>Ligne 72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273">
                <text:p>0.0273</text:p>
              </table:table-cell>
              <table:table-cell office:value-type="float" office:value="0.01575">
                <text:p>0.01575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Ligne 73</text:p>
              </table:table-cell>
              <table:table-cell office:value-type="float" office:value="3.54999999999999">
                <text:p>3.54999999999999</text:p>
              </table:table-cell>
              <table:table-cell office:value-type="float" office:value="0.0238">
                <text:p>0.0238</text:p>
              </table:table-cell>
              <table:table-cell office:value-type="float" office:value="0.02555">
                <text:p>0.02555</text:p>
              </table:table-cell>
              <table:table-cell office:value-type="float" office:value="-0.00175">
                <text:p>-0.00175</text:p>
              </table:table-cell>
            </table:table-row>
            <table:table-row>
              <table:table-cell office:value-type="string">
                <text:p>Ligne 74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2205">
                <text:p>0.02205</text:p>
              </table:table-cell>
              <table:table-cell office:value-type="float" office:value="0.02695">
                <text:p>0.02695</text:p>
              </table:table-cell>
              <table:table-cell office:value-type="float" office:value="-0.0049">
                <text:p>-0.0049</text:p>
              </table:table-cell>
            </table:table-row>
            <table:table-row>
              <table:table-cell office:value-type="string">
                <text:p>Ligne 75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084">
                <text:p>0.0084</text:p>
              </table:table-cell>
              <table:table-cell office:value-type="float" office:value="0.01785">
                <text:p>0.01785</text:p>
              </table:table-cell>
              <table:table-cell office:value-type="float" office:value="-0.00945">
                <text:p>-0.00945</text:p>
              </table:table-cell>
            </table:table-row>
            <table:table-row>
              <table:table-cell office:value-type="string">
                <text:p>Ligne 76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028">
                <text:p>0.0028</text:p>
              </table:table-cell>
              <table:table-cell office:value-type="float" office:value="0.0126">
                <text:p>0.0126</text:p>
              </table:table-cell>
              <table:table-cell office:value-type="float" office:value="-0.0098">
                <text:p>-0.0098</text:p>
              </table:table-cell>
            </table:table-row>
            <table:table-row>
              <table:table-cell office:value-type="string">
                <text:p>Ligne 77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-0.0042">
                <text:p>-0.0042</text:p>
              </table:table-cell>
              <table:table-cell office:value-type="float" office:value="-0.0049">
                <text:p>-0.0049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Ligne 78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-0.0049">
                <text:p>-0.0049</text:p>
              </table:table-cell>
              <table:table-cell office:value-type="float" office:value="-0.01085">
                <text:p>-0.01085</text:p>
              </table:table-cell>
              <table:table-cell office:value-type="float" office:value="0.00595">
                <text:p>0.00595</text:p>
              </table:table-cell>
            </table:table-row>
            <table:table-row>
              <table:table-cell office:value-type="string">
                <text:p>Ligne 79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">
                <text:p>0</text:p>
              </table:table-cell>
              <table:table-cell office:value-type="float" office:value="-0.01575">
                <text:p>-0.01575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Ligne 8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098">
                <text:p>0.0098</text:p>
              </table:table-cell>
              <table:table-cell office:value-type="float" office:value="-0.0042">
                <text:p>-0.004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Ligne 81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2205">
                <text:p>0.02205</text:p>
              </table:table-cell>
              <table:table-cell office:value-type="float" office:value="0.0098">
                <text:p>0.0098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>
                <text:p>Ligne 82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294">
                <text:p>0.0294</text:p>
              </table:table-cell>
              <table:table-cell office:value-type="float" office:value="0.02205">
                <text:p>0.02205</text:p>
              </table:table-cell>
              <table:table-cell office:value-type="float" office:value="0.00735">
                <text:p>0.0073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" chart:maximum="4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8.7999992370605pt" style:font-family-asian="'Arial Unicode MS'" style:font-pitch-asian="variable" style:font-size-asian="18.7999992370605pt" style:font-family-complex="Tahoma" style:font-pitch-complex="variable" style:font-size-complex="18.7999992370605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4.2000007629395pt" style:font-family-asian="'Arial Unicode MS'" style:font-pitch-asian="variable" style:font-size-asian="24.2000007629395pt" style:font-family-complex="Tahoma" style:font-pitch-complex="variable" style:font-size-complex="24.2000007629395pt"/>
    </style:style>
    <style:style style:name="ch5" style:family="chart">
      <style:graphic-properties draw:stroke="none"/>
    </style:style>
    <style:style style:name="ch6" style:family="chart" style:data-style-name="N0">
      <style:chart-properties chart:display-label="true" chart:tick-marks-major-inner="false" chart:tick-marks-major-outer="fals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tru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8.7999992370605pt" style:font-family-asian="'Arial Unicode MS'" style:font-pitch-asian="variable" style:font-size-asian="18.7999992370605pt" style:font-family-complex="Tahoma" style:font-pitch-complex="variable" style:font-size-complex="18.799999237060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00ff" draw:fill-color="#993366"/>
      <style:text-properties fo:font-family="Arial" style:font-family-generic="swiss" style:font-pitch="variable" fo:font-size="16.2000007629395pt" style:font-family-asian="'Arial Unicode MS'" style:font-pitch-asian="variable" style:font-size-asian="16.2000007629395pt" style:font-family-complex="Tahoma" style:font-pitch-complex="variable" style:font-size-complex="16.200000762939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0000" draw:fill-color="#ffffcc"/>
      <style:text-properties fo:font-family="Arial" style:font-family-generic="swiss" style:font-pitch="variable" fo:font-size="16.2000007629395pt" style:font-family-asian="'Arial Unicode MS'" style:font-pitch-asian="variable" style:font-size-asian="16.2000007629395pt" style:font-family-complex="Tahoma" style:font-pitch-complex="variable" style:font-size-complex="16.2000007629395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Fine_20_Dashed_20__28_var_29_" svg:stroke-width="0cm" svg:stroke-color="#008000" draw:fill-color="#ccffff"/>
      <style:text-properties fo:font-family="Arial" style:font-family-generic="swiss" style:font-pitch="variable" fo:font-size="16.2000007629395pt" style:font-family-asian="'Arial Unicode MS'" style:font-pitch-asian="variable" style:font-size-asian="16.2000007629395pt" style:font-family-complex="Tahoma" style:font-pitch-complex="variable" style:font-size-complex="16.2000007629395pt"/>
    </style:style>
    <style:style style:name="ch10" style:family="chart">
      <style:graphic-properties draw:stroke="none" draw:fill="none" draw:fill-color="#d9d9d9" draw:fill-image-width="0cm" draw:fill-image-height="0cm"/>
    </style:style>
    <style:style style:name="ch11" style:family="chart">
      <style:graphic-properties draw:stroke="none" draw:fill-color="#999999"/>
    </style:style>
  </office:automatic-styles>
  <office:body>
    <office:chart>
      <chart:chart svg:width="38.361cm" svg:height="18.969cm" chart:class="chart:scatter" chart:style-name="ch1">
        <chart:plot-area chart:style-name="ch2" table:cell-range-address="Données.$A$42:.$D$82 Données.$A$1:.$D$1" chart:data-source-has-labels="row" chart:table-number-list="0 0" svg:x="0.878cm" svg:y="0.382cm" svg:width="36.428cm" svg:height="17.879cm">
          <chart:axis chart:dimension="x" chart:name="primary-x" chart:style-name="ch3">
            <chart:title svg:x="17.903cm" svg:y="17.56cm" chart:style-name="ch4">
              <text:p>t</text:p>
            </chart:title>
            <chart:categories table:cell-range-address="local-table.A2:.A42"/>
            <chart:grid chart:style-name="ch5" chart:class="major"/>
          </chart:axis>
          <chart:axis chart:dimension="y" chart:name="primary-y" chart:style-name="ch6">
            <chart:title svg:x="0.765cm" svg:y="8.993cm" chart:style-name="ch4">
              <text:p>Z(t)</text:p>
            </chart:title>
            <chart:grid chart:style-name="ch5" chart:class="major"/>
          </chart:axis>
          <chart:series chart:style-name="ch7">
            <chart:domain/>
            <chart:data-point chart:repeated="41"/>
          </chart:series>
          <chart:series chart:style-name="ch8">
            <chart:data-point chart:repeated="41"/>
          </chart:series>
          <chart:series chart:style-name="ch9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</table:table-cell>
              <table:table-cell office:value-type="string">
                <text:p>ZdosEchelle</text:p>
              </table:table-cell>
              <table:table-cell office:value-type="string">
                <text:p>ZsacEchelle</text:p>
              </table:table-cell>
              <table:table-cell office:value-type="string">
                <text:p>ZepsEchelle</text:p>
              </table:table-cell>
            </table:table-row>
          </table:table-header-rows>
          <table:table-rows>
            <table:table-row>
              <table:table-cell office:value-type="string">
                <text:p>Ligne 42</text:p>
              </table:table-cell>
              <table:table-cell office:value-type="float" office:value="2">
                <text:p>2</text:p>
              </table:table-cell>
              <table:table-cell office:value-type="float" office:value="0.028">
                <text:p>0.028</text:p>
              </table:table-cell>
              <table:table-cell office:value-type="float" office:value="0.0238">
                <text:p>0.0238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Ligne 43</text:p>
              </table:table-cell>
              <table:table-cell office:value-type="float" office:value="2.05">
                <text:p>2.05</text:p>
              </table:table-cell>
              <table:table-cell office:value-type="float" office:value="0.02135">
                <text:p>0.02135</text:p>
              </table:table-cell>
              <table:table-cell office:value-type="float" office:value="0.02835">
                <text:p>0.0283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Ligne 44</text:p>
              </table:table-cell>
              <table:table-cell office:value-type="float" office:value="2.1">
                <text:p>2.1</text:p>
              </table:table-cell>
              <table:table-cell office:value-type="float" office:value="0.01715">
                <text:p>0.01715</text:p>
              </table:table-cell>
              <table:table-cell office:value-type="float" office:value="0.02765">
                <text:p>0.02765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Ligne 45</text:p>
              </table:table-cell>
              <table:table-cell office:value-type="float" office:value="2.15">
                <text:p>2.15</text:p>
              </table:table-cell>
              <table:table-cell office:value-type="float" office:value="0.0049">
                <text:p>0.0049</text:p>
              </table:table-cell>
              <table:table-cell office:value-type="float" office:value="0.01505">
                <text:p>0.01505</text:p>
              </table:table-cell>
              <table:table-cell office:value-type="float" office:value="-0.01015">
                <text:p>-0.01015</text:p>
              </table:table-cell>
            </table:table-row>
            <table:table-row>
              <table:table-cell office:value-type="string">
                <text:p>Ligne 46</text:p>
              </table:table-cell>
              <table:table-cell office:value-type="float" office:value="2.2">
                <text:p>2.2</text:p>
              </table:table-cell>
              <table:table-cell office:value-type="float" office:value="0.00175">
                <text:p>0.00175</text:p>
              </table:table-cell>
              <table:table-cell office:value-type="float" office:value="0.00735">
                <text:p>0.00735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Ligne 47</text:p>
              </table:table-cell>
              <table:table-cell office:value-type="float" office:value="2.25">
                <text:p>2.25</text:p>
              </table:table-cell>
              <table:table-cell office:value-type="float" office:value="-0.0035">
                <text:p>-0.0035</text:p>
              </table:table-cell>
              <table:table-cell office:value-type="float" office:value="-0.00875">
                <text:p>-0.00875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Ligne 48</text:p>
              </table:table-cell>
              <table:table-cell office:value-type="float" office:value="2.3">
                <text:p>2.3</text:p>
              </table:table-cell>
              <table:table-cell office:value-type="float" office:value="-0.00175">
                <text:p>-0.00175</text:p>
              </table:table-cell>
              <table:table-cell office:value-type="float" office:value="-0.01365">
                <text:p>-0.01365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Ligne 49</text:p>
              </table:table-cell>
              <table:table-cell office:value-type="float" office:value="2.35">
                <text:p>2.35</text:p>
              </table:table-cell>
              <table:table-cell office:value-type="float" office:value="0.00175">
                <text:p>0.00175</text:p>
              </table:table-cell>
              <table:table-cell office:value-type="float" office:value="-0.01225">
                <text:p>-0.0122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Ligne 50</text:p>
              </table:table-cell>
              <table:table-cell office:value-type="float" office:value="2.4">
                <text:p>2.4</text:p>
              </table:table-cell>
              <table:table-cell office:value-type="float" office:value="0.0133">
                <text:p>0.0133</text:p>
              </table:table-cell>
              <table:table-cell office:value-type="float" office:value="-0.00245">
                <text:p>-0.00245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Ligne 51</text:p>
              </table:table-cell>
              <table:table-cell office:value-type="float" office:value="2.45">
                <text:p>2.45</text:p>
              </table:table-cell>
              <table:table-cell office:value-type="float" office:value="0.02555">
                <text:p>0.02555</text:p>
              </table:table-cell>
              <table:table-cell office:value-type="float" office:value="0.01225">
                <text:p>0.01225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Ligne 52</text:p>
              </table:table-cell>
              <table:table-cell office:value-type="float" office:value="2.5">
                <text:p>2.5</text:p>
              </table:table-cell>
              <table:table-cell office:value-type="float" office:value="0.02625">
                <text:p>0.02625</text:p>
              </table:table-cell>
              <table:table-cell office:value-type="float" office:value="0.021">
                <text:p>0.021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Ligne 53</text:p>
              </table:table-cell>
              <table:table-cell office:value-type="float" office:value="2.55">
                <text:p>2.55</text:p>
              </table:table-cell>
              <table:table-cell office:value-type="float" office:value="0.021">
                <text:p>0.021</text:p>
              </table:table-cell>
              <table:table-cell office:value-type="float" office:value="0.02835">
                <text:p>0.02835</text:p>
              </table:table-cell>
              <table:table-cell office:value-type="float" office:value="-0.00735">
                <text:p>-0.00735</text:p>
              </table:table-cell>
            </table:table-row>
            <table:table-row>
              <table:table-cell office:value-type="string">
                <text:p>Ligne 54</text:p>
              </table:table-cell>
              <table:table-cell office:value-type="float" office:value="2.6">
                <text:p>2.6</text:p>
              </table:table-cell>
              <table:table-cell office:value-type="float" office:value="0.01645">
                <text:p>0.01645</text:p>
              </table:table-cell>
              <table:table-cell office:value-type="float" office:value="0.02835">
                <text:p>0.02835</text:p>
              </table:table-cell>
              <table:table-cell office:value-type="float" office:value="-0.0119">
                <text:p>-0.0119</text:p>
              </table:table-cell>
            </table:table-row>
            <table:table-row>
              <table:table-cell office:value-type="string">
                <text:p>Ligne 55</text:p>
              </table:table-cell>
              <table:table-cell office:value-type="float" office:value="2.65">
                <text:p>2.65</text:p>
              </table:table-cell>
              <table:table-cell office:value-type="float" office:value="0.0042">
                <text:p>0.0042</text:p>
              </table:table-cell>
              <table:table-cell office:value-type="float" office:value="0.0147">
                <text:p>0.0147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Ligne 5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.0063">
                <text:p>0.0063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Ligne 57</text:p>
              </table:table-cell>
              <table:table-cell office:value-type="float" office:value="2.75">
                <text:p>2.75</text:p>
              </table:table-cell>
              <table:table-cell office:value-type="float" office:value="-0.0077">
                <text:p>-0.0077</text:p>
              </table:table-cell>
              <table:table-cell office:value-type="float" office:value="-0.00875">
                <text:p>-0.00875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Ligne 58</text:p>
              </table:table-cell>
              <table:table-cell office:value-type="float" office:value="2.8">
                <text:p>2.8</text:p>
              </table:table-cell>
              <table:table-cell office:value-type="float" office:value="-0.00595">
                <text:p>-0.00595</text:p>
              </table:table-cell>
              <table:table-cell office:value-type="float" office:value="-0.014">
                <text:p>-0.014</text:p>
              </table:table-cell>
              <table:table-cell office:value-type="float" office:value="0.00805">
                <text:p>0.00805</text:p>
              </table:table-cell>
            </table:table-row>
            <table:table-row>
              <table:table-cell office:value-type="string">
                <text:p>Ligne 59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-0.01645">
                <text:p>-0.01645</text:p>
              </table:table-cell>
              <table:table-cell office:value-type="float" office:value="0.01645">
                <text:p>0.01645</text:p>
              </table:table-cell>
            </table:table-row>
            <table:table-row>
              <table:table-cell office:value-type="string">
                <text:p>Ligne 60</text:p>
              </table:table-cell>
              <table:table-cell office:value-type="float" office:value="2.9">
                <text:p>2.9</text:p>
              </table:table-cell>
              <table:table-cell office:value-type="float" office:value="0.00875">
                <text:p>0.00875</text:p>
              </table:table-cell>
              <table:table-cell office:value-type="float" office:value="-0.007">
                <text:p>-0.007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Ligne 61</text:p>
              </table:table-cell>
              <table:table-cell office:value-type="float" office:value="2.95">
                <text:p>2.95</text:p>
              </table:table-cell>
              <table:table-cell office:value-type="float" office:value="0.0224">
                <text:p>0.0224</text:p>
              </table:table-cell>
              <table:table-cell office:value-type="float" office:value="0.0077">
                <text:p>0.0077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Ligne 62</text:p>
              </table:table-cell>
              <table:table-cell office:value-type="float" office:value="3">
                <text:p>3</text:p>
              </table:table-cell>
              <table:table-cell office:value-type="float" office:value="0.02695">
                <text:p>0.02695</text:p>
              </table:table-cell>
              <table:table-cell office:value-type="float" office:value="0.01855">
                <text:p>0.01855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Ligne 63</text:p>
              </table:table-cell>
              <table:table-cell office:value-type="float" office:value="3.05">
                <text:p>3.05</text:p>
              </table:table-cell>
              <table:table-cell office:value-type="float" office:value="0.02205">
                <text:p>0.02205</text:p>
              </table:table-cell>
              <table:table-cell office:value-type="float" office:value="0.02905">
                <text:p>0.0290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Ligne 64</text:p>
              </table:table-cell>
              <table:table-cell office:value-type="float" office:value="3.1">
                <text:p>3.1</text:p>
              </table:table-cell>
              <table:table-cell office:value-type="float" office:value="0.0161">
                <text:p>0.0161</text:p>
              </table:table-cell>
              <table:table-cell office:value-type="float" office:value="0.03185">
                <text:p>0.03185</text:p>
              </table:table-cell>
              <table:table-cell office:value-type="float" office:value="-0.01575">
                <text:p>-0.01575</text:p>
              </table:table-cell>
            </table:table-row>
            <table:table-row>
              <table:table-cell office:value-type="string">
                <text:p>Ligne 65</text:p>
              </table:table-cell>
              <table:table-cell office:value-type="float" office:value="3.15">
                <text:p>3.15</text:p>
              </table:table-cell>
              <table:table-cell office:value-type="float" office:value="0.0035">
                <text:p>0.0035</text:p>
              </table:table-cell>
              <table:table-cell office:value-type="float" office:value="0.01995">
                <text:p>0.01995</text:p>
              </table:table-cell>
              <table:table-cell office:value-type="float" office:value="-0.01645">
                <text:p>-0.01645</text:p>
              </table:table-cell>
            </table:table-row>
            <table:table-row>
              <table:table-cell office:value-type="string">
                <text:p>Ligne 66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.01365">
                <text:p>0.01365</text:p>
              </table:table-cell>
              <table:table-cell office:value-type="float" office:value="-0.01365">
                <text:p>-0.01365</text:p>
              </table:table-cell>
            </table:table-row>
            <table:table-row>
              <table:table-cell office:value-type="string">
                <text:p>Ligne 67</text:p>
              </table:table-cell>
              <table:table-cell office:value-type="float" office:value="3.25">
                <text:p>3.25</text:p>
              </table:table-cell>
              <table:table-cell office:value-type="float" office:value="-0.0049">
                <text:p>-0.0049</text:p>
              </table:table-cell>
              <table:table-cell office:value-type="float" office:value="-0.00525">
                <text:p>-0.00525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Ligne 68</text:p>
              </table:table-cell>
              <table:table-cell office:value-type="float" office:value="3.3">
                <text:p>3.3</text:p>
              </table:table-cell>
              <table:table-cell office:value-type="float" office:value="-0.00525">
                <text:p>-0.00525</text:p>
              </table:table-cell>
              <table:table-cell office:value-type="float" office:value="-0.00875">
                <text:p>-0.0087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Ligne 69</text:p>
              </table:table-cell>
              <table:table-cell office:value-type="float" office:value="3.35">
                <text:p>3.35</text:p>
              </table:table-cell>
              <table:table-cell office:value-type="float" office:value="0">
                <text:p>0</text:p>
              </table:table-cell>
              <table:table-cell office:value-type="float" office:value="-0.0105">
                <text:p>-0.0105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Ligne 70</text:p>
              </table:table-cell>
              <table:table-cell office:value-type="float" office:value="3.4">
                <text:p>3.4</text:p>
              </table:table-cell>
              <table:table-cell office:value-type="float" office:value="0.00525">
                <text:p>0.00525</text:p>
              </table:table-cell>
              <table:table-cell office:value-type="float" office:value="-0.007">
                <text:p>-0.007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>
                <text:p>Ligne 71</text:p>
              </table:table-cell>
              <table:table-cell office:value-type="float" office:value="3.44999999999999">
                <text:p>3.44999999999999</text:p>
              </table:table-cell>
              <table:table-cell office:value-type="float" office:value="0.0224">
                <text:p>0.0224</text:p>
              </table:table-cell>
              <table:table-cell office:value-type="float" office:value="0.00875">
                <text:p>0.00875</text:p>
              </table:table-cell>
              <table:table-cell office:value-type="float" office:value="0.01365">
                <text:p>0.01365</text:p>
              </table:table-cell>
            </table:table-row>
            <table:table-row>
              <table:table-cell office:value-type="string">
                <text:p>Ligne 72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273">
                <text:p>0.0273</text:p>
              </table:table-cell>
              <table:table-cell office:value-type="float" office:value="0.01575">
                <text:p>0.01575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Ligne 73</text:p>
              </table:table-cell>
              <table:table-cell office:value-type="float" office:value="3.54999999999999">
                <text:p>3.54999999999999</text:p>
              </table:table-cell>
              <table:table-cell office:value-type="float" office:value="0.0238">
                <text:p>0.0238</text:p>
              </table:table-cell>
              <table:table-cell office:value-type="float" office:value="0.02555">
                <text:p>0.02555</text:p>
              </table:table-cell>
              <table:table-cell office:value-type="float" office:value="-0.00175">
                <text:p>-0.00175</text:p>
              </table:table-cell>
            </table:table-row>
            <table:table-row>
              <table:table-cell office:value-type="string">
                <text:p>Ligne 74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2205">
                <text:p>0.02205</text:p>
              </table:table-cell>
              <table:table-cell office:value-type="float" office:value="0.02695">
                <text:p>0.02695</text:p>
              </table:table-cell>
              <table:table-cell office:value-type="float" office:value="-0.0049">
                <text:p>-0.0049</text:p>
              </table:table-cell>
            </table:table-row>
            <table:table-row>
              <table:table-cell office:value-type="string">
                <text:p>Ligne 75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084">
                <text:p>0.0084</text:p>
              </table:table-cell>
              <table:table-cell office:value-type="float" office:value="0.01785">
                <text:p>0.01785</text:p>
              </table:table-cell>
              <table:table-cell office:value-type="float" office:value="-0.00945">
                <text:p>-0.00945</text:p>
              </table:table-cell>
            </table:table-row>
            <table:table-row>
              <table:table-cell office:value-type="string">
                <text:p>Ligne 76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028">
                <text:p>0.0028</text:p>
              </table:table-cell>
              <table:table-cell office:value-type="float" office:value="0.0126">
                <text:p>0.0126</text:p>
              </table:table-cell>
              <table:table-cell office:value-type="float" office:value="-0.0098">
                <text:p>-0.0098</text:p>
              </table:table-cell>
            </table:table-row>
            <table:table-row>
              <table:table-cell office:value-type="string">
                <text:p>Ligne 77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-0.0042">
                <text:p>-0.0042</text:p>
              </table:table-cell>
              <table:table-cell office:value-type="float" office:value="-0.0049">
                <text:p>-0.0049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Ligne 78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-0.0049">
                <text:p>-0.0049</text:p>
              </table:table-cell>
              <table:table-cell office:value-type="float" office:value="-0.01085">
                <text:p>-0.01085</text:p>
              </table:table-cell>
              <table:table-cell office:value-type="float" office:value="0.00595">
                <text:p>0.00595</text:p>
              </table:table-cell>
            </table:table-row>
            <table:table-row>
              <table:table-cell office:value-type="string">
                <text:p>Ligne 79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">
                <text:p>0</text:p>
              </table:table-cell>
              <table:table-cell office:value-type="float" office:value="-0.01575">
                <text:p>-0.01575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Ligne 8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098">
                <text:p>0.0098</text:p>
              </table:table-cell>
              <table:table-cell office:value-type="float" office:value="-0.0042">
                <text:p>-0.004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Ligne 81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2205">
                <text:p>0.02205</text:p>
              </table:table-cell>
              <table:table-cell office:value-type="float" office:value="0.0098">
                <text:p>0.0098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>
                <text:p>Ligne 82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294">
                <text:p>0.0294</text:p>
              </table:table-cell>
              <table:table-cell office:value-type="float" office:value="0.02205">
                <text:p>0.02205</text:p>
              </table:table-cell>
              <table:table-cell office:value-type="float" office:value="0.00735">
                <text:p>0.00735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_20__28_var_29_" draw:display-name="Fine Dashed (var)" draw:style="rect" draw:dots1="1" draw:dots1-length="197%" draw:distance="197%"/>
  </office:styles>
</office:document-styles>
</file>